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105.75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95.6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9.45mm" fo:break-before="auto" style:use-optimal-row-height="false"/>
    </style:style>
    <style:style style:name="ro3" style:family="table-row">
      <style:table-row-properties style:row-height="13.42mm" fo:break-before="auto" style:use-optimal-row-height="false"/>
    </style:style>
    <style:style style:name="ro4" style:family="table-row">
      <style:table-row-properties style:row-height="17.39mm" fo:break-before="auto" style:use-optimal-row-height="false"/>
    </style:style>
    <style:style style:name="ro5" style:family="table-row">
      <style:table-row-properties style:row-height="21.3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nt. J. Neural Syst.</text:p>
          </table:table-cell>
          <table:table-cell office:value-type="string" calcext:value-type="string">
            <text:p>Detection of Driving fatigue by using Noncontact EMG and ECG signals Measurement System.</text:p>
          </table:table-cell>
          <table:table-cell office:value-type="string" calcext:value-type="string">
            <text:p>http://dblp.org/rec/journals/ijns/FuW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nt. J. Neural Syst.</text:p>
          </table:table-cell>
          <table:table-cell office:value-type="string" calcext:value-type="string">
            <text:p>Application of Higher Order cumulant Features for Cardiac Health Diagnosis using ECG signals.</text:p>
          </table:table-cell>
          <table:table-cell office:value-type="string" calcext:value-type="string">
            <text:p>http://dblp.org/rec/journals/ijns/MartisALMR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roceedings of the IEEE</text:p>
          </table:table-cell>
          <table:table-cell office:value-type="string" calcext:value-type="string">
            <text:p>Techniques for Ventricular Repolarization Instability Assessment From the ECG.</text:p>
          </table:table-cell>
          <table:table-cell office:value-type="string" calcext:value-type="string">
            <text:p>http://dblp.org/rec/journals/pieee/LagunaCP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934" calcext:value-type="float">
            <text:p>4.934</text:p>
          </table:table-cell>
          <table:table-cell office:value-type="string" calcext:value-type="string">
            <text:p>Proceedings of the IEE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LoS Computational Biology</text:p>
          </table:table-cell>
          <table:table-cell office:value-type="string" calcext:value-type="string">
            <text:p>A New Algorithm to Diagnose Atrial Ectopic Origin from Multi Lead ECG Systems - Insights from 3D Virtual Human Atria and Torso.</text:p>
          </table:table-cell>
          <table:table-cell office:value-type="string" calcext:value-type="string">
            <text:p>http://dblp.org/rec/journals/ploscb/AldayCLBHWHZ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62" calcext:value-type="float">
            <text:p>4.62</text:p>
          </table:table-cell>
          <table:table-cell office:value-type="string" calcext:value-type="string">
            <text:p>PLoS Computational Biology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actions on Neural Networks</text:p>
          </table:table-cell>
          <table:table-cell office:value-type="string" calcext:value-type="string">
            <text:p>Block-Based Neural Networks for Personalized ECG Signal Classification.</text:p>
          </table:table-cell>
          <table:table-cell office:value-type="string" calcext:value-type="string">
            <text:p>http://dblp.org/rec/journals/tnn/JiangK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37" calcext:value-type="float">
            <text:p>4.37</text:p>
          </table:table-cell>
          <table:table-cell office:value-type="string" calcext:value-type="string">
            <text:p>IEEE Transactions on Neural Networks and Learning System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MIA</text:p>
          </table:table-cell>
          <table:table-cell office:value-type="string" calcext:value-type="string">
            <text:p>Application of Information Technology: A Method for Automatic Identification of Reliable Heart Rates Calculated from ECG and PPG Waveforms.</text:p>
          </table:table-cell>
          <table:table-cell office:value-type="string" calcext:value-type="string">
            <text:p>http://dblp.org/rec/journals/jamia/YuLMRR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504" calcext:value-type="float">
            <text:p>3.504</text:p>
          </table:table-cell>
          <table:table-cell office:value-type="string" calcext:value-type="string">
            <text:p>Journal of the American Medical Informatics Association (JAMIA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Improved Hilbert-Huang transform based weak signal detection methodology and its application on incipient fault diagnosis and ECG signal analysis.</text:p>
          </table:table-cell>
          <table:table-cell office:value-type="string" calcext:value-type="string">
            <text:p>http://dblp.org/rec/journals/sigpro/YanL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Sequential beat-to-beat P and T wave delineation and waveform estimation in ECG signals: Block Gibbs sampler and marginalized particle filter.</text:p>
          </table:table-cell>
          <table:table-cell office:value-type="string" calcext:value-type="string">
            <text:p>http://dblp.org/rec/journals/sigpro/LinKGMTH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Efficient sign based normalized adaptive filtering techniques for cancelation of artifacts in ECG signals: Application to wireless biotelemetry.</text:p>
          </table:table-cell>
          <table:table-cell office:value-type="string" calcext:value-type="string">
            <text:p>http://dblp.org/rec/journals/sigpro/RahmanSR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Embedded filter bank-based algorithm for ECG compression.</text:p>
          </table:table-cell>
          <table:table-cell office:value-type="string" calcext:value-type="string">
            <text:p>http://dblp.org/rec/journals/sigpro/Blanco-VelascoCMGB0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Development of entropy based algorithm for cardiac beat detection in 12-lead electrocardiogram.</text:p>
          </table:table-cell>
          <table:table-cell office:value-type="string" calcext:value-type="string">
            <text:p>http://dblp.org/rec/journals/sigpro/MehtaL0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A Signal Decomposition Model-Based Bayesian Framework for ECG Components Separation.</text:p>
          </table:table-cell>
          <table:table-cell office:value-type="string" calcext:value-type="string">
            <text:p>http://dblp.org/rec/journals/tsp/RooniziS1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Electrocardiogram Signal Modeling With Adaptive Parameter Estimation Using Sequential Bayesian Methods.</text:p>
          </table:table-cell>
          <table:table-cell office:value-type="string" calcext:value-type="string">
            <text:p>http://dblp.org/rec/journals/tsp/EdlaKP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Two-Dimensional Warping for One-Dimensional Signals - Conceptual Framework and Application to ECG Processing.</text:p>
          </table:table-cell>
          <table:table-cell office:value-type="string" calcext:value-type="string">
            <text:p>http://dblp.org/rec/journals/tsp/SchmidtBPMZ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uture Generation Comp. Syst.</text:p>
          </table:table-cell>
          <table:table-cell office:value-type="string" calcext:value-type="string">
            <text:p>Cloud enabled fractal based ECG compression in wireless body sensor networks.</text:p>
          </table:table-cell>
          <table:table-cell office:value-type="string" calcext:value-type="string">
            <text:p>http://dblp.org/rec/journals/fgcs/IbaidaAK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uture Generation Comp. Syst.</text:p>
          </table:table-cell>
          <table:table-cell office:value-type="string" calcext:value-type="string">
            <text:p>An autonomic cloud environment for hosting ECG data analysis services.</text:p>
          </table:table-cell>
          <table:table-cell office:value-type="string" calcext:value-type="string">
            <text:p>http://dblp.org/rec/journals/fgcs/PandeyVNKB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ngineering Letters</text:p>
          </table:table-cell>
          <table:table-cell office:value-type="string" calcext:value-type="string">
            <text:p>Comparative Study of QRS Detection in Single Lead and 12-Lead Electrocardiogram using Support Vector Machine.</text:p>
          </table:table-cell>
          <table:table-cell office:value-type="string" calcext:value-type="string">
            <text:p>http://dblp.org/rec/journals/engl/MehtaL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754" calcext:value-type="float">
            <text:p>2.754</text:p>
          </table:table-cell>
          <table:table-cell office:value-type="string" calcext:value-type="string">
            <text:p>Engineering Letter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Wireless Commun.</text:p>
          </table:table-cell>
          <table:table-cell office:value-type="string" calcext:value-type="string">
            <text:p>Resource-aware secure ECG healthcare monitoring through body sensor networks.</text:p>
          </table:table-cell>
          <table:table-cell office:value-type="string" calcext:value-type="string">
            <text:p>http://dblp.org/rec/journals/wc/WangPWSC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96" calcext:value-type="float">
            <text:p>2.496</text:p>
          </table:table-cell>
          <table:table-cell office:value-type="string" calcext:value-type="string">
            <text:p>IEEE Wireless Communication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Compressive Sensing of Electrocardiogram Signals by Promoting Sparsity on the Second-Order Difference and by Using Dictionary Learning.</text:p>
          </table:table-cell>
          <table:table-cell office:value-type="string" calcext:value-type="string">
            <text:p>http://dblp.org/rec/journals/tbcas/PantK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n ECG Recording Front-End With Continuous-Time Level-Crossing Sampling.</text:p>
          </table:table-cell>
          <table:table-cell office:value-type="string" calcext:value-type="string">
            <text:p>http://dblp.org/rec/journals/tbcas/LiMYZS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Compressed Sensing System Considerations for ECG and EMG Wireless Biosensors.</text:p>
          </table:table-cell>
          <table:table-cell office:value-type="string" calcext:value-type="string">
            <text:p>http://dblp.org/rec/journals/tbcas/DixonAGA1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Input-Feature Correlated Asynchronous Analog to Information Converter for ECG Monitoring.</text:p>
          </table:table-cell>
          <table:table-cell office:value-type="string" calcext:value-type="string">
            <text:p>http://dblp.org/rec/journals/tbcas/AgarwalS1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Power-Efficient Cross-Correlation Beat Detection in Electrocardiogram Analysis Using Bitstreams.</text:p>
          </table:table-cell>
          <table:table-cell office:value-type="string" calcext:value-type="string">
            <text:p>http://dblp.org/rec/journals/tbcas/LisethMHLW1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Systematic Design and Modeling of a OTA-C Filter for Portable ECG Detection.</text:p>
          </table:table-cell>
          <table:table-cell office:value-type="string" calcext:value-type="string">
            <text:p>http://dblp.org/rec/journals/tbcas/LeeC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Sleep and Wake Classification With ECG and Respiratory Effort Signals.</text:p>
          </table:table-cell>
          <table:table-cell office:value-type="string" calcext:value-type="string">
            <text:p>http://dblp.org/rec/journals/tbcas/KarlenMF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QRS Detection Based on Multiscale Mathematical Morphology for Wearable ECG Devices in Body Area Networks.</text:p>
          </table:table-cell>
          <table:table-cell office:value-type="string" calcext:value-type="string">
            <text:p>http://dblp.org/rec/journals/tbcas/ZhangL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EEE T. Automation Science and Engineering</text:p>
          </table:table-cell>
          <table:table-cell office:value-type="string" calcext:value-type="string">
            <text:p>An Automatic Screening Approach for Obstructive Sleep Apnea Diagnosis Based on Single-Lead Electrocardiogram.</text:p>
          </table:table-cell>
          <table:table-cell office:value-type="string" calcext:value-type="string">
            <text:p>http://dblp.org/rec/journals/tase/ChenZS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28" calcext:value-type="float">
            <text:p>2.428</text:p>
          </table:table-cell>
          <table:table-cell office:value-type="string" calcext:value-type="string">
            <text:p>IEEE Transactions on Automation Science and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Privacy-Preserving ECG Classification With Branching Programs and Neural Networks.</text:p>
          </table:table-cell>
          <table:table-cell office:value-type="string" calcext:value-type="string">
            <text:p>http://dblp.org/rec/journals/tifs/BarniFLS0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on Circuits and Systems</text:p>
          </table:table-cell>
          <table:table-cell office:value-type="string" calcext:value-type="string">
            <text:p>An Energy-Efficient Design for ECG Recording and R-Peak Detection Based on Wavelet Transform.</text:p>
          </table:table-cell>
          <table:table-cell office:value-type="string" calcext:value-type="string">
            <text:p>http://dblp.org/rec/journals/tcas/ZouHXHWFZ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03" calcext:value-type="float">
            <text:p>2.403</text:p>
          </table:table-cell>
          <table:table-cell office:value-type="string" calcext:value-type="string">
            <text:p>IEEE Transactions on Circuits and Systems I: Regular Paper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mperceptibility - Robustness tradeoff studies for ECG steganography using Continuous Ant Colony Optimization.</text:p>
          </table:table-cell>
          <table:table-cell office:value-type="string" calcext:value-type="string">
            <text:p>http://dblp.org/rec/journals/eswa/JeroRS1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eizure detection using EEG and ECG signals for computer-based monitoring, analysis and management of epileptic patients.</text:p>
          </table:table-cell>
          <table:table-cell office:value-type="string" calcext:value-type="string">
            <text:p>http://dblp.org/rec/journals/eswa/MporasTZKRM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Classification of electrocardiogram and auscultatory blood pressure signals using machine learning models.</text:p>
          </table:table-cell>
          <table:table-cell office:value-type="string" calcext:value-type="string">
            <text:p>http://dblp.org/rec/journals/eswa/SeeraLLLL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Cardiovascular diseases identification using electrocardiogram health identifier based on multiple criteria decision making.</text:p>
          </table:table-cell>
          <table:table-cell office:value-type="string" calcext:value-type="string">
            <text:p>http://dblp.org/rec/journals/eswa/ChuiTWHCCMK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novel technique for cardiac arrhythmia classification using spectral correlation and support vector machines.</text:p>
          </table:table-cell>
          <table:table-cell office:value-type="string" calcext:value-type="string">
            <text:p>http://dblp.org/rec/journals/eswa/KhalafOY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arrhythmia classification based on optimum-path forest.</text:p>
          </table:table-cell>
          <table:table-cell office:value-type="string" calcext:value-type="string">
            <text:p>http://dblp.org/rec/journals/eswa/LuzNAPM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pplication of statistics and machine learning for risk stratification of heritable cardiac arrhythmias.</text:p>
          </table:table-cell>
          <table:table-cell office:value-type="string" calcext:value-type="string">
            <text:p>http://dblp.org/rec/journals/eswa/WasanUMYY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nalyzing ECG for cardiac arrhythmia using cluster analysis.</text:p>
          </table:table-cell>
          <table:table-cell office:value-type="string" calcext:value-type="string">
            <text:p>http://dblp.org/rec/journals/eswa/YehC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arrhythmia recognition via a neuro-SVM-KNN hybrid classifier with virtual QRS image-based geometrical features.</text:p>
          </table:table-cell>
          <table:table-cell office:value-type="string" calcext:value-type="string">
            <text:p>http://dblp.org/rec/journals/eswa/HomaeinezhadATTGE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tection of cardiac arrhythmia in electrocardiograms using adaptive feature extraction and modified support vector machines.</text:p>
          </table:table-cell>
          <table:table-cell office:value-type="string" calcext:value-type="string">
            <text:p>http://dblp.org/rec/journals/eswa/ShenKYHW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leep-wake stages classification and sleep efficiency estimation using single-lead electrocardiogram.</text:p>
          </table:table-cell>
          <table:table-cell office:value-type="string" calcext:value-type="string">
            <text:p>http://dblp.org/rec/journals/eswa/AdnaneJY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Hybrid intelligent system for cardiac arrhythmia classification with Fuzzy K-Nearest Neighbors and neural networks combined with a fuzzy system.</text:p>
          </table:table-cell>
          <table:table-cell office:value-type="string" calcext:value-type="string">
            <text:p>http://dblp.org/rec/journals/eswa/CastilloMRS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pplication of principal component analysis to ECG signals for automated diagnosis of cardiac health.</text:p>
          </table:table-cell>
          <table:table-cell office:value-type="string" calcext:value-type="string">
            <text:p>http://dblp.org/rec/journals/eswa/MartisAMRC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ntegration of type-2 fuzzy clustering and wavelet transform in a neural network based ECG classifier.</text:p>
          </table:table-cell>
          <table:table-cell office:value-type="string" calcext:value-type="string">
            <text:p>http://dblp.org/rec/journals/eswa/OzbayC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Personalized long-term ECG classification: A systematic approach.</text:p>
          </table:table-cell>
          <table:table-cell office:value-type="string" calcext:value-type="string">
            <text:p>http://dblp.org/rec/journals/eswa/KiranyazTPG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clustering based system for instant detection of cardiac abnormalities from compressed ECG.</text:p>
          </table:table-cell>
          <table:table-cell office:value-type="string" calcext:value-type="string">
            <text:p>http://dblp.org/rec/journals/eswa/SufiKM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High resolution ambulatory holter ECG events detection-delineation via modified multi-lead wavelet-based features analysis: Detection and quantification of heart rate turbulence.</text:p>
          </table:table-cell>
          <table:table-cell office:value-type="string" calcext:value-type="string">
            <text:p>http://dblp.org/rec/journals/eswa/GhaffariHD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Robust multiple cardiac arrhythmia detection through bispectrum analysis.</text:p>
          </table:table-cell>
          <table:table-cell office:value-type="string" calcext:value-type="string">
            <text:p>http://dblp.org/rec/journals/eswa/LanataVMS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Preprocessing and analysis of ECG signals - A self-organizing maps approach.</text:p>
          </table:table-cell>
          <table:table-cell office:value-type="string" calcext:value-type="string">
            <text:p>http://dblp.org/rec/journals/eswa/Gace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n expert system for automated recognition of patients with obstructive sleep apnea using electrocardiogram recordings.</text:p>
          </table:table-cell>
          <table:table-cell office:value-type="string" calcext:value-type="string">
            <text:p>http://dblp.org/rec/journals/eswa/YildizAP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qualitative comparison of Artificial Neural Networks and Support Vector Machines in ECG arrhythmias classification.</text:p>
          </table:table-cell>
          <table:table-cell office:value-type="string" calcext:value-type="string">
            <text:p>http://dblp.org/rec/journals/eswa/MoavenianK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comparative study of DWT, CWT and DCT transformations in ECG arrhythmias classification.</text:p>
          </table:table-cell>
          <table:table-cell office:value-type="string" calcext:value-type="string">
            <text:p>http://dblp.org/rec/journals/eswa/KhorramiM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Recurrent neural networks employing Lyapunov exponents for analysis of ECG signals.</text:p>
          </table:table-cell>
          <table:table-cell office:value-type="string" calcext:value-type="string">
            <text:p>http://dblp.org/rec/journals/eswa/Ubeyli10b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Feature selection algorithm for ECG signals using Range-Overlaps Method.</text:p>
          </table:table-cell>
          <table:table-cell office:value-type="string" calcext:value-type="string">
            <text:p>http://dblp.org/rec/journals/eswa/YehWC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velopment of ECG beat segmentation method by combining lowpass filter and irregular R-R interval checkup strategy.</text:p>
          </table:table-cell>
          <table:table-cell office:value-type="string" calcext:value-type="string">
            <text:p>http://dblp.org/rec/journals/eswa/ChoiALJJP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iagnostic study on arrhythmia cordis based on particle swarm optimization-based support vector machine.</text:p>
          </table:table-cell>
          <table:table-cell office:value-type="string" calcext:value-type="string">
            <text:p>http://dblp.org/rec/journals/eswa/Fei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beat classification using particle swarm optimization and radial basis function neural network.</text:p>
          </table:table-cell>
          <table:table-cell office:value-type="string" calcext:value-type="string">
            <text:p>http://dblp.org/rec/journals/eswa/KorurekD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novel approach for classification of ECG arrhythmias: Type-2 fuzzy clustering neural network.</text:p>
          </table:table-cell>
          <table:table-cell office:value-type="string" calcext:value-type="string">
            <text:p>http://dblp.org/rec/journals/eswa/CeylanOK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dentification of QRS complexes in 12-lead electrocardiogram.</text:p>
          </table:table-cell>
          <table:table-cell office:value-type="string" calcext:value-type="string">
            <text:p>http://dblp.org/rec/journals/eswa/MehtaL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election of significant independent components for ECG beat classification.</text:p>
          </table:table-cell>
          <table:table-cell office:value-type="string" calcext:value-type="string">
            <text:p>http://dblp.org/rec/journals/eswa/YuC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tatistics over features of ECG signals.</text:p>
          </table:table-cell>
          <table:table-cell office:value-type="string" calcext:value-type="string">
            <text:p>http://dblp.org/rec/journals/eswa/Ubeyli09a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nhancement of time-frequency properties of ECG for detecting micropotentials by wavelet transform based method.</text:p>
          </table:table-cell>
          <table:table-cell office:value-type="string" calcext:value-type="string">
            <text:p>http://dblp.org/rec/journals/eswa/TirtomEE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daptive wavelet network for multiple cardiac arrhythmias recognition.</text:p>
          </table:table-cell>
          <table:table-cell office:value-type="string" calcext:value-type="string">
            <text:p>http://dblp.org/rec/journals/eswa/LinDC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ntegration of independent component analysis and neural networks for ECG beat classification.</text:p>
          </table:table-cell>
          <table:table-cell office:value-type="string" calcext:value-type="string">
            <text:p>http://dblp.org/rec/journals/eswa/YuC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Ontological fuzzy agent for electrocardiogram application.</text:p>
          </table:table-cell>
          <table:table-cell office:value-type="string" calcext:value-type="string">
            <text:p>http://dblp.org/rec/journals/eswa/LeeW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Comparison of FCM, PCA and WT techniques for classification ECG arrhythmias using artificial neural network.</text:p>
          </table:table-cell>
          <table:table-cell office:value-type="string" calcext:value-type="string">
            <text:p>http://dblp.org/rec/journals/eswa/CeylanO0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switchable scheme for ECG beat classification based on independent component analysis.</text:p>
          </table:table-cell>
          <table:table-cell office:value-type="string" calcext:value-type="string">
            <text:p>http://dblp.org/rec/journals/eswa/YuC0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new method to medical diagnosis: Artificial immune recognition system (AIRS) with fuzzy weighted pre-processing and application to ECG arrhythmia.</text:p>
          </table:table-cell>
          <table:table-cell office:value-type="string" calcext:value-type="string">
            <text:p>http://dblp.org/rec/journals/eswa/PolatSG0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support vector machine classifier algorithm based on a perturbation method and its application to ECG beat recognition systems.</text:p>
          </table:table-cell>
          <table:table-cell office:value-type="string" calcext:value-type="string">
            <text:p>http://dblp.org/rec/journals/eswa/Acir0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An improved procedure for detection of heart arrhythmias with novel pre-processing techniques.</text:p>
          </table:table-cell>
          <table:table-cell office:value-type="string" calcext:value-type="string">
            <text:p>http://dblp.org/rec/journals/es/GhorbanianJGN1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A fast expert system for electrocardiogram arrhythmia detection.</text:p>
          </table:table-cell>
          <table:table-cell office:value-type="string" calcext:value-type="string">
            <text:p>http://dblp.org/rec/journals/es/MahmoodabadiAABA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Feasibility of probabilistic neural networks, Kohonen self-organizing maps and fuzzy clustering for source localization of ventricular focal arrhythmias from intravenous catheter measurements.</text:p>
          </table:table-cell>
          <table:table-cell office:value-type="string" calcext:value-type="string">
            <text:p>http://dblp.org/rec/journals/es/SunayCY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Detection and delineation of P and T waves in 12-lead electrocardiograms.</text:p>
          </table:table-cell>
          <table:table-cell office:value-type="string" calcext:value-type="string">
            <text:p>http://dblp.org/rec/journals/es/MehtaLS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Implementing wavelet transform/mixture of experts network for analysis of electrocardiogram beats.</text:p>
          </table:table-cell>
          <table:table-cell office:value-type="string" calcext:value-type="string">
            <text:p>http://dblp.org/rec/journals/es/Ubeyli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Detection of electrocardiogram beats using a fuzzy similarity index.</text:p>
          </table:table-cell>
          <table:table-cell office:value-type="string" calcext:value-type="string">
            <text:p>http://dblp.org/rec/journals/es/Ubeyli07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EE Systems Journal</text:p>
          </table:table-cell>
          <table:table-cell office:value-type="string" calcext:value-type="string">
            <text:p>Development of a Wearable Mobile Electrocardiogram Monitoring System by Using Novel Dry Foam Electrodes.</text:p>
          </table:table-cell>
          <table:table-cell office:value-type="string" calcext:value-type="string">
            <text:p>http://dblp.org/rec/journals/sj/TsengLLWW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Systems Journal</text:p>
          </table:table-cell>
          <table:table-cell office:value-type="string" calcext:value-type="string">
            <text:p>Secure Stochastic ECG Signals Based on Gaussian Mixture Model for e -Healthcare Systems.</text:p>
          </table:table-cell>
          <table:table-cell office:value-type="string" calcext:value-type="string">
            <text:p>http://dblp.org/rec/journals/sj/WangWHPSC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tecting the Elusive P-Wave: A New ECG Lead to Improve the Recording of Atrial Activity.</text:p>
          </table:table-cell>
          <table:table-cell office:value-type="string" calcext:value-type="string">
            <text:p>http://dblp.org/rec/journals/tbe/KennedyFGBM1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otion Artifacts in Capacitive ECG Measurements: Reducing the Combined Effect of DC Voltages and Capacitance Changes Using an Injection Signal.</text:p>
          </table:table-cell>
          <table:table-cell office:value-type="string" calcext:value-type="string">
            <text:p>http://dblp.org/rec/journals/tbe/SerteynVM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aturation of the Right-Leg Drive Amplifier in Low-Voltage ECG Monitors.</text:p>
          </table:table-cell>
          <table:table-cell office:value-type="string" calcext:value-type="string">
            <text:p>http://dblp.org/rec/journals/tbe/FreemanGMC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emisupervised ECG Ventricular Beat Classification With Novelty Detection Based on Switching Kalman Filters.</text:p>
          </table:table-cell>
          <table:table-cell office:value-type="string" calcext:value-type="string">
            <text:p>http://dblp.org/rec/journals/tbe/OsterBSNJC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Algorithm for the Automatic Detection of Sleep Apnea From Single-Lead ECG.</text:p>
          </table:table-cell>
          <table:table-cell office:value-type="string" calcext:value-type="string">
            <text:p>http://dblp.org/rec/journals/tbe/VaronCTBH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ufferless Compression of Asynchronously Sampled ECG Signals in Cubic Hermitian Vector Space.</text:p>
          </table:table-cell>
          <table:table-cell office:value-type="string" calcext:value-type="string">
            <text:p>http://dblp.org/rec/journals/tbe/MarisaNHWVJG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tection of Life-Threatening Arrhythmias Using Feature Selection and Support Vector Machines.</text:p>
          </table:table-cell>
          <table:table-cell office:value-type="string" calcext:value-type="string">
            <text:p>http://dblp.org/rec/journals/tbe/AtienzaMFGR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trial Electrical Activity Detection Using Linear Combination of 12-Lead ECG Signals.</text:p>
          </table:table-cell>
          <table:table-cell office:value-type="string" calcext:value-type="string">
            <text:p>http://dblp.org/rec/journals/tbe/PerlmanKWAZ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Quality During Arrhythmia and Its Application to False Alarm Reduction.</text:p>
          </table:table-cell>
          <table:table-cell office:value-type="string" calcext:value-type="string">
            <text:p>http://dblp.org/rec/journals/tbe/BeharOLC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patial Variability of the 12-Lead Surface ECG as a Tool for Noninvasive Prediction of Catheter Ablation Outcome in Persistent Atrial Fibrillation.</text:p>
          </table:table-cell>
          <table:table-cell office:value-type="string" calcext:value-type="string">
            <text:p>http://dblp.org/rec/journals/tbe/MeoZMLS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urface Electrocardiogram Reconstruction From Intracardiac Electrograms Using a Dynamic Time Delay Artificial Neural Network.</text:p>
          </table:table-cell>
          <table:table-cell office:value-type="string" calcext:value-type="string">
            <text:p>http://dblp.org/rec/journals/tbe/PoreeKCMMH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daptive Wavelet Wiener Filtering of ECG Signals.</text:p>
          </table:table-cell>
          <table:table-cell office:value-type="string" calcext:value-type="string">
            <text:p>http://dblp.org/rec/journals/tbe/SmitalVKP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Fully Adaptive Multiresolution Algorithm for Atrial Arrhythmia Simulation on Anatomically Realistic Unstructured Meshes.</text:p>
          </table:table-cell>
          <table:table-cell office:value-type="string" calcext:value-type="string">
            <text:p>http://dblp.org/rec/journals/tbe/CristoforettiMR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lectrocardiogram-Assisted Blood Pressure Estimation.</text:p>
          </table:table-cell>
          <table:table-cell office:value-type="string" calcext:value-type="string">
            <text:p>http://dblp.org/rec/journals/tbe/AhmadCSBBDG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pplication of Kernel Principal Component Analysis for Single-Lead-ECG-Derived Respiration.</text:p>
          </table:table-cell>
          <table:table-cell office:value-type="string" calcext:value-type="string">
            <text:p>http://dblp.org/rec/journals/tbe/WidjajaVDSH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Motion and Noise Artifact Detection in Holter ECG Data Using Empirical Mode Decomposition and Statistical Approaches.</text:p>
          </table:table-cell>
          <table:table-cell office:value-type="string" calcext:value-type="string">
            <text:p>http://dblp.org/rec/journals/tbe/LeeMM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stationary Harmonic Modeling for ECG Removal in Surface EMG Signals.</text:p>
          </table:table-cell>
          <table:table-cell office:value-type="string" calcext:value-type="string">
            <text:p>http://dblp.org/rec/journals/tbe/ZivanovicG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spiration Effect on Wavelet-Based ECG T-Wave End Delineation Strategies.</text:p>
          </table:table-cell>
          <table:table-cell office:value-type="string" calcext:value-type="string">
            <text:p>http://dblp.org/rec/journals/tbe/NoriegaMLBA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Methodology for Assessing the Bounded-Input Bounded-Output Instability in QT Interval Dynamics: Application to Clinical ECG With Ventricular Tachycardia.</text:p>
          </table:table-cell>
          <table:table-cell office:value-type="string" calcext:value-type="string">
            <text:p>http://dblp.org/rec/journals/tbe/ChenT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utomatic Patient-Adapted ECG Heartbeat Classifier Allowing Expert Assistance.</text:p>
          </table:table-cell>
          <table:table-cell office:value-type="string" calcext:value-type="string">
            <text:p>http://dblp.org/rec/journals/tbe/Llamedo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local Means Denoising of ECG Signals.</text:p>
          </table:table-cell>
          <table:table-cell office:value-type="string" calcext:value-type="string">
            <text:p>http://dblp.org/rec/journals/tbe/Tracey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eartbeat Classification Using Morphological and Dynamic Features of ECG Signals.</text:p>
          </table:table-cell>
          <table:table-cell office:value-type="string" calcext:value-type="string">
            <text:p>http://dblp.org/rec/journals/tbe/YeK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Analysis Using Multiple Instance Learning for Myocardial Infarction Detection.</text:p>
          </table:table-cell>
          <table:table-cell office:value-type="string" calcext:value-type="string">
            <text:p>http://dblp.org/rec/journals/tbe/SunLYL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Classification Tree Approach for Cardiac Ischemia Detection Using Spatiotemporal Information From Three Standard ECG Leads.</text:p>
          </table:table-cell>
          <table:table-cell office:value-type="string" calcext:value-type="string">
            <text:p>http://dblp.org/rec/journals/tbe/Fayn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table:style-name="ce2" office:value-type="string" calcext:value-type="string">
            <text:p>Multiple Functional ECG Signal is Processing for Wearable Applications of Long-Term Cardiac Monitoring.</text:p>
          </table:table-cell>
          <table:table-cell office:value-type="string" calcext:value-type="string">
            <text:p>http://dblp.org/rec/journals/tbe/LiuZPZJY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daptive Kalman Filter for ECG Signal Enhancement.</text:p>
          </table:table-cell>
          <table:table-cell office:value-type="string" calcext:value-type="string">
            <text:p>http://dblp.org/rec/journals/tbe/VullingsVB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xtraction and Analysis of T Waves in Electrocardiograms During Atrial Flutter.</text:p>
          </table:table-cell>
          <table:table-cell office:value-type="string" calcext:value-type="string">
            <text:p>http://dblp.org/rec/journals/tbe/JacquemetDNLSBK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Quantification of Restitution Dispersion From the Dynamic Changes of the T -Wave Peak to End, Measured at the Surface ECG.</text:p>
          </table:table-cell>
          <table:table-cell office:value-type="string" calcext:value-type="string">
            <text:p>http://dblp.org/rec/journals/tbe/MincholePRZD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lassification of Paroxysmal and Persistent Atrial Fibrillation in Ambulatory ECG Recordings.</text:p>
          </table:table-cell>
          <table:table-cell office:value-type="string" calcext:value-type="string">
            <text:p>http://dblp.org/rec/journals/tbe/AlcarazSSR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rrhythmia Discrimination in Implantable Cardioverter Defibrillators Using Support Vector Machines Applied to a New Representation of Electrograms.</text:p>
          </table:table-cell>
          <table:table-cell office:value-type="string" calcext:value-type="string">
            <text:p>http://dblp.org/rec/journals/tbe/MilpiedDRHD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ptimization of ECG Classification by Means of Feature Selection.</text:p>
          </table:table-cell>
          <table:table-cell office:value-type="string" calcext:value-type="string">
            <text:p>http://dblp.org/rec/journals/tbe/MarZMLP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idomain ECG Simulations Using an Augmented Monodomain Model for the Cardiac Source.</text:p>
          </table:table-cell>
          <table:table-cell office:value-type="string" calcext:value-type="string">
            <text:p>http://dblp.org/rec/journals/tbe/BishopP11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Real-Time ECG Data Compression and Transmission Algorithm for an e-Health Device.</text:p>
          </table:table-cell>
          <table:table-cell office:value-type="string" calcext:value-type="string">
            <text:p>http://dblp.org/rec/journals/tbe/LeeKL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ressed Sensing for Real-Time Energy-Efficient ECG Compression on Wireless Body Sensor Nodes.</text:p>
          </table:table-cell>
          <table:table-cell office:value-type="string" calcext:value-type="string">
            <text:p>http://dblp.org/rec/journals/tbe/MamaghanianKA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Life-Threatening Arrhythmia Verification in ICU Patients Using the Joint Cardiovascular Dynamical Model and a Bayesian Filter.</text:p>
          </table:table-cell>
          <table:table-cell office:value-type="string" calcext:value-type="string">
            <text:p>http://dblp.org/rec/journals/tbe/SayadiS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on the Road: Robust and Unobtrusive Estimation of Heart Rate.</text:p>
          </table:table-cell>
          <table:table-cell office:value-type="string" calcext:value-type="string">
            <text:p>http://dblp.org/rec/journals/tbe/WartzekELLLW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stimate of the Dispersion of Repolarization Times Based on a Biophysical Model of the ECG.</text:p>
          </table:table-cell>
          <table:table-cell office:value-type="string" calcext:value-type="string">
            <text:p>http://dblp.org/rec/journals/tbe/SassiM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rincipal Component Analysis as a Tool for Analyzing Beat-to-Beat Changes in ECG Features: Application to ECG-Derived Respiration.</text:p>
          </table:table-cell>
          <table:table-cell office:value-type="string" calcext:value-type="string">
            <text:p>http://dblp.org/rec/journals/tbe/LangleyBM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solution Strategies for the Finite-Element-Based Solution of the ECG Inverse Problem.</text:p>
          </table:table-cell>
          <table:table-cell office:value-type="string" calcext:value-type="string">
            <text:p>http://dblp.org/rec/journals/tbe/WangKJ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Improving ECG Beats Delineation With an Evolutionary Optimization Process.</text:p>
          </table:table-cell>
          <table:table-cell office:value-type="string" calcext:value-type="string">
            <text:p>http://dblp.org/rec/journals/tbe/DumontHC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stimation of Respiratory Rate From ECG, Photoplethysmogram, and Piezoelectric Pulse Transducer Signals: A Comparative Study of Time-Frequency Methods.</text:p>
          </table:table-cell>
          <table:table-cell office:value-type="string" calcext:value-type="string">
            <text:p>http://dblp.org/rec/journals/tbe/DashSSC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-Based ECG Data Compression System With Linear Quality Control Scheme.</text:p>
          </table:table-cell>
          <table:table-cell office:value-type="string" calcext:value-type="string">
            <text:p>http://dblp.org/rec/journals/tbe/KuHWW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linear Bayesian Filtering for Denoising of Electrocardiograms Acquired in a Magnetic Resonance Environment.</text:p>
          </table:table-cell>
          <table:table-cell office:value-type="string" calcext:value-type="string">
            <text:p>http://dblp.org/rec/journals/tbe/OsterPKF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- and T-Wave Delineation in ECG Signals Using a Bayesian Approach and a Partially Collapsed Gibbs Sampler.</text:p>
          </table:table-cell>
          <table:table-cell office:value-type="string" calcext:value-type="string">
            <text:p>http://dblp.org/rec/journals/tbe/LinMT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PR Artifact Removal in Ventricular Fibrillation ECG Signals Using Gabor Multipliers.</text:p>
          </table:table-cell>
          <table:table-cell office:value-type="string" calcext:value-type="string">
            <text:p>http://dblp.org/rec/journals/tbe/WertherKKBFGA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n ECG Signal Compression With 1-D Multiscale Recurrent Patterns Allied to Preprocessing Techniques.</text:p>
          </table:table-cell>
          <table:table-cell office:value-type="string" calcext:value-type="string">
            <text:p>http://dblp.org/rec/journals/tbe/FilhoRSCFS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Improved Event Interval Reconstruction in Synthetic Electrocardiograms.</text:p>
          </table:table-cell>
          <table:table-cell office:value-type="string" calcext:value-type="string">
            <text:p>http://dblp.org/rec/journals/tbe/PotterK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2-D Compression of ECG Signals Using ROI Mask and Conditional Entropy Coding.</text:p>
          </table:table-cell>
          <table:table-cell office:value-type="string" calcext:value-type="string">
            <text:p>http://dblp.org/rec/journals/tbe/HuangWC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Generic and Robust System for Automated Patient-Specific Classification of ECG Signals.</text:p>
          </table:table-cell>
          <table:table-cell office:value-type="string" calcext:value-type="string">
            <text:p>http://dblp.org/rec/journals/tbe/InceKG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olving the ECG Forward Problem by Means of Standard h- and h-Hierarchical Adaptive Linear Boundary Element Method: Comparison With Two Refinement Schemes.</text:p>
          </table:table-cell>
          <table:table-cell office:value-type="string" calcext:value-type="string">
            <text:p>http://dblp.org/rec/journals/tbe/ShouXJWLC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ssessment of Autonomic Control and Respiratory Sinus Arrhythmia Using Point Process Models of Human Heart Beat Dynamics.</text:p>
          </table:table-cell>
          <table:table-cell office:value-type="string" calcext:value-type="string">
            <text:p>http://dblp.org/rec/journals/tbe/ChenBB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lead Analysis of T-Wave Alternans in the ECG Using Principal Component Analysis.</text:p>
          </table:table-cell>
          <table:table-cell office:value-type="string" calcext:value-type="string">
            <text:p>http://dblp.org/rec/journals/tbe/MonasterioLM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lead ECG Delineation Using Spatially Projected Leads From Wavelet Transform Loops.</text:p>
          </table:table-cell>
          <table:table-cell office:value-type="string" calcext:value-type="string">
            <text:p>http://dblp.org/rec/journals/tbe/AlmeidaMRL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The Effect of ECG Interference on Pattern-Recognition-Based Myoelectric Control for Targeted Muscle Reinnervated Patients.</text:p>
          </table:table-cell>
          <table:table-cell office:value-type="string" calcext:value-type="string">
            <text:p>http://dblp.org/rec/journals/tbe/HargroveZEK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leep Apnea Screening by Autoregressive Models From a Single ECG Lead.</text:p>
          </table:table-cell>
          <table:table-cell office:value-type="string" calcext:value-type="string">
            <text:p>http://dblp.org/rec/journals/tbe/MendezBMCP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pplication of Stochastic Finite Element Methods to Study the Sensitivity of ECG Forward Modeling to Organ Conductivity.</text:p>
          </table:table-cell>
          <table:table-cell office:value-type="string" calcext:value-type="string">
            <text:p>http://dblp.org/rec/journals/tbe/GeneserKM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moval of CPR Artifacts From the Ventricular Fibrillation ECG by Adaptive Regression on Lagged Reference Signals.</text:p>
          </table:table-cell>
          <table:table-cell office:value-type="string" calcext:value-type="string">
            <text:p>http://dblp.org/rec/journals/tbe/RheinbergerSUBKA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odel-Based Fiducial Points Extraction for Baseline Wandered Electrocardiograms.</text:p>
          </table:table-cell>
          <table:table-cell office:value-type="string" calcext:value-type="string">
            <text:p>http://dblp.org/rec/journals/tbe/Sayadi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ower-Line Interference Detection and Suppression in ECG Signal Processing.</text:p>
          </table:table-cell>
          <table:table-cell office:value-type="string" calcext:value-type="string">
            <text:p>http://dblp.org/rec/journals/tbe/LinH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Detection and Imaging of Ischemic Changes During Electrocardiogram Monitoring.</text:p>
          </table:table-cell>
          <table:table-cell office:value-type="string" calcext:value-type="string">
            <text:p>http://dblp.org/rec/journals/tbe/ZizzoHT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CG Signals Compression Method and Its Validation Using NNs.</text:p>
          </table:table-cell>
          <table:table-cell office:value-type="string" calcext:value-type="string">
            <text:p>http://dblp.org/rec/journals/tbe/FiraG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Truncated Total Least Squares: A New Regularization Method for the Solution of ECG Inverse Problems.</text:p>
          </table:table-cell>
          <table:table-cell office:value-type="string" calcext:value-type="string">
            <text:p>http://dblp.org/rec/journals/tbe/ShouXJWLC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Method for the Analysis of Respiratory Sinus Arrhythmia Using Continuous Wavelet Transforms.</text:p>
          </table:table-cell>
          <table:table-cell office:value-type="string" calcext:value-type="string">
            <text:p>http://dblp.org/rec/journals/tbe/CnockaertMDPG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channel Electrocardiogram Decomposition Using Periodic Component Analysis.</text:p>
          </table:table-cell>
          <table:table-cell office:value-type="string" calcext:value-type="string">
            <text:p>http://dblp.org/rec/journals/tbe/SameniJ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Denoising and Compression Using a Modified Extended Kalman Filter Structure.</text:p>
          </table:table-cell>
          <table:table-cell office:value-type="string" calcext:value-type="string">
            <text:p>http://dblp.org/rec/journals/tbe/SayadiS08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Real-Time ECG Coding Methodology Guaranteeing Signal Interpretation Quality.</text:p>
          </table:table-cell>
          <table:table-cell office:value-type="string" calcext:value-type="string">
            <text:p>http://dblp.org/rec/journals/tbe/AlesancoG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alyzing High-Density ECG Signals Using ICA.</text:p>
          </table:table-cell>
          <table:table-cell office:value-type="string" calcext:value-type="string">
            <text:p>http://dblp.org/rec/journals/tbe/ZhuAZCJDMC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hase-Rectified Signal Averaging Used to Estimate the Dominant Frequencies in ECG Signals During Atrial Fibrillation.</text:p>
          </table:table-cell>
          <table:table-cell office:value-type="string" calcext:value-type="string">
            <text:p>http://dblp.org/rec/journals/tbe/LemayPJV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Compression Based on Burrows-Wheeler Transformation and Inversion Ranks of Linear Prediction.</text:p>
          </table:table-cell>
          <table:table-cell office:value-type="string" calcext:value-type="string">
            <text:p>http://dblp.org/rec/journals/tbe/Arnavut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ancellation of Ventricular Activity in the ECG: Evaluation of Novel and Existing Methods.</text:p>
          </table:table-cell>
          <table:table-cell office:value-type="string" calcext:value-type="string">
            <text:p>http://dblp.org/rec/journals/tbe/LemayVOJK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ise Cancellation Signal Processing Method and Computer System for Improved Real-Time Electrocardiogram Artifact Correction During MRI Data Acquisition.</text:p>
          </table:table-cell>
          <table:table-cell office:value-type="string" calcext:value-type="string">
            <text:p>http://dblp.org/rec/journals/tbe/OdillePAVZF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Beat Detection Using a Geometrical Matching Approach.</text:p>
          </table:table-cell>
          <table:table-cell office:value-type="string" calcext:value-type="string">
            <text:p>http://dblp.org/rec/journals/tbe/SuarezSBGN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Recording on a Bed During Sleep Without Direct Skin-Contact.</text:p>
          </table:table-cell>
          <table:table-cell office:value-type="string" calcext:value-type="string">
            <text:p>http://dblp.org/rec/journals/tbe/LimKP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 Packets Feasibility Study for the Design of an ECG Compressor.</text:p>
          </table:table-cell>
          <table:table-cell office:value-type="string" calcext:value-type="string">
            <text:p>http://dblp.org/rec/journals/tbe/Blanco-VelascoCGB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Transition Detection in Body Movement Activities for Wearable ECG.</text:p>
          </table:table-cell>
          <table:table-cell office:value-type="string" calcext:value-type="string">
            <text:p>http://dblp.org/rec/journals/tbe/PawarACD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invasive ECG as a Tool for Predicting Termination of Paroxysmal Atrial Fibrillation.</text:p>
          </table:table-cell>
          <table:table-cell office:value-type="string" calcext:value-type="string">
            <text:p>http://dblp.org/rec/journals/tbe/ChiarugiVCCV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nvolutive Blind Source Separation Algorithms Applied to the Electrocardiogram of Atrial Fibrillation: Study of Performance.</text:p>
          </table:table-cell>
          <table:table-cell office:value-type="string" calcext:value-type="string">
            <text:p>http://dblp.org/rec/journals/tbe/VayaRSM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nlinear Bayesian Filtering Framework for ECG Denoising.</text:p>
          </table:table-cell>
          <table:table-cell office:value-type="string" calcext:value-type="string">
            <text:p>http://dblp.org/rec/journals/tbe/SameniSJC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arison of atrial signal extraction algorithms in 12-lead ECGs with atrial fibrillation.</text:p>
          </table:table-cell>
          <table:table-cell office:value-type="string" calcext:value-type="string">
            <text:p>http://dblp.org/rec/journals/tbe/LangleyRSMSM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single-lead ECG enhancement algorithm using a regularized data-driven filter.</text:p>
          </table:table-cell>
          <table:table-cell office:value-type="string" calcext:value-type="string">
            <text:p>http://dblp.org/rec/journals/tbe/HuN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ffective and efficient compression algorithm for ECG signals with irregular periods.</text:p>
          </table:table-cell>
          <table:table-cell office:value-type="string" calcext:value-type="string">
            <text:p>http://dblp.org/rec/journals/tbe/ChouCSK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robust method for ECG-based estimation of the respiratory frequency during stress testing.</text:p>
          </table:table-cell>
          <table:table-cell office:value-type="string" calcext:value-type="string">
            <text:p>http://dblp.org/rec/journals/tbe/BailonSL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QT variability and HRV interactions in ECG: quantification and reliability.</text:p>
          </table:table-cell>
          <table:table-cell office:value-type="string" calcext:value-type="string">
            <text:p>http://dblp.org/rec/journals/tbe/AlmeidaGRPML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lineation of T-wave in ECG by wavelet transform using multiscale differential operator.</text:p>
          </table:table-cell>
          <table:table-cell office:value-type="string" calcext:value-type="string">
            <text:p>http://dblp.org/rec/journals/tbe/ChenLK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ssociation rule mining-based methodology for automated detection of ischemic ECG beats.</text:p>
          </table:table-cell>
          <table:table-cell office:value-type="string" calcext:value-type="string">
            <text:p>http://dblp.org/rec/journals/tbe/ExarchosPFM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analysis through hidden Markov models.</text:p>
          </table:table-cell>
          <table:table-cell office:value-type="string" calcext:value-type="string">
            <text:p>http://dblp.org/rec/journals/tbe/AndreaoDB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ensitivity- and Effort-Gain Analysis: Multilead ECG Electrode Array Selection for Activation Time Imaging.</text:p>
          </table:table-cell>
          <table:table-cell office:value-type="string" calcext:value-type="string">
            <text:p>http://dblp.org/rec/journals/tbe/HintermullerSPFMT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Patient-Adapting Heartbeat Classifier Using ECG Morphology and Heartbeat Interval Features.</text:p>
          </table:table-cell>
          <table:table-cell office:value-type="string" calcext:value-type="string">
            <text:p>http://dblp.org/rec/journals/tbe/ChazalR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lgorithm for Robust and Efficient Location of T-Wave Ends in Electrocardiograms.</text:p>
          </table:table-cell>
          <table:table-cell office:value-type="string" calcext:value-type="string">
            <text:p>http://dblp.org/rec/journals/tbe/ZhangMMPS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ECG Data Compression Method Based on Nonrecursive Discrete Periodized Wavelet Transform.</text:p>
          </table:table-cell>
          <table:table-cell office:value-type="string" calcext:value-type="string">
            <text:p>http://dblp.org/rec/journals/tbe/KuWHH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ournal of Decision Systems</text:p>
          </table:table-cell>
          <table:table-cell office:value-type="string" calcext:value-type="string">
            <text:p>Enhanced approach for ECG classification based on wavelet transform and decision tree models.</text:p>
          </table:table-cell>
          <table:table-cell office:value-type="string" calcext:value-type="string">
            <text:p>http://dblp.org/rec/journals/jds/CharfiK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313" calcext:value-type="float">
            <text:p>2.313</text:p>
          </table:table-cell>
          <table:table-cell office:value-type="string" calcext:value-type="string">
            <text:p>Journal of Decision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ffective Electrocardiogram Steganography Based on Coefficient Alignment.</text:p>
          </table:table-cell>
          <table:table-cell office:value-type="string" calcext:value-type="string">
            <text:p>http://dblp.org/rec/journals/jms/YangW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pression and Encryption of ECG Signal Using Wavelet and Chaotically Huffman Code in Telemedicine Application.</text:p>
          </table:table-cell>
          <table:table-cell office:value-type="string" calcext:value-type="string">
            <text:p>http://dblp.org/rec/journals/jms/Raeiatibanadkooki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etection of Shockable Ventricular Arrhythmia using Variational Mode Decomposition.</text:p>
          </table:table-cell>
          <table:table-cell office:value-type="string" calcext:value-type="string">
            <text:p>http://dblp.org/rec/journals/jms/TripathySD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munity-Based ECG Monitoring System for Patients with Cardiovascular Diseases.</text:p>
          </table:table-cell>
          <table:table-cell office:value-type="string" calcext:value-type="string">
            <text:p>http://dblp.org/rec/journals/jms/LinWT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Wearable Wireless ECG Monitoring System With Dynamic Transmission Power Control for Long-Term Homecare.</text:p>
          </table:table-cell>
          <table:table-cell office:value-type="string" calcext:value-type="string">
            <text:p>http://dblp.org/rec/journals/jms/WangDWH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Obstructive Sleep Apnea Detection Approach Using Kernel Density Classification Based on Single-Lead Electrocardiogram.</text:p>
          </table:table-cell>
          <table:table-cell office:value-type="string" calcext:value-type="string">
            <text:p>http://dblp.org/rec/journals/jms/ChenZW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Human Identification Using Compressed ECG Signals.</text:p>
          </table:table-cell>
          <table:table-cell office:value-type="string" calcext:value-type="string">
            <text:p>http://dblp.org/rec/journals/jms/CamaraPT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The Quantification of the QT-RR Interaction in ECG Signal Using the Detrended FluctuationAnalysis and ARARX Modelling.</text:p>
          </table:table-cell>
          <table:table-cell office:value-type="string" calcext:value-type="string">
            <text:p>http://dblp.org/rec/journals/jms/BaakekSB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iscrete Wavelet Transform and Singular Value Decomposition Based ECG Steganography for Secured Patient Information Transmission.</text:p>
          </table:table-cell>
          <table:table-cell office:value-type="string" calcext:value-type="string">
            <text:p>http://dblp.org/rec/journals/jms/JeroRR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Optimization of Noise in Non-integrated Instrumentation Amplifier for the Amplification of Very Low Electrophisiological Signals. Case of Electro Cardio Graphic Signals (ECG).</text:p>
          </table:table-cell>
          <table:table-cell office:value-type="string" calcext:value-type="string">
            <text:p>http://dblp.org/rec/journals/jms/NgounouK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Awareness Approach to Analyze ECG Streaming Data.</text:p>
          </table:table-cell>
          <table:table-cell office:value-type="string" calcext:value-type="string">
            <text:p>http://dblp.org/rec/journals/jms/DonCCM13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utomated Screening of Arrhythmia Using Wavelet Based Machine Learning Techniques.</text:p>
          </table:table-cell>
          <table:table-cell office:value-type="string" calcext:value-type="string">
            <text:p>http://dblp.org/rec/journals/jms/MartisKCPSMR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Field Programmable Gate Array Based Fuzzy Neural Signal Processing System for Differential Diagnosis of QRS Complex Tachycardia and Tachyarrhythmia in Noisy ECG Signals.</text:p>
          </table:table-cell>
          <table:table-cell office:value-type="string" calcext:value-type="string">
            <text:p>http://dblp.org/rec/journals/jms/Chowdhury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uro-Fuzzy Identification of ECG Beats.</text:p>
          </table:table-cell>
          <table:table-cell office:value-type="string" calcext:value-type="string">
            <text:p>http://dblp.org/rec/journals/jms/ChikhAM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Fuzzy Clustered Probabilistic and Multi Layered Feed Forward Neural Networks for Electrocardiogram Arrhythmia Classification.</text:p>
          </table:table-cell>
          <table:table-cell office:value-type="string" calcext:value-type="string">
            <text:p>http://dblp.org/rec/journals/jms/HaseenaMP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Variable Threshold Method for ECG R-peak Detection.</text:p>
          </table:table-cell>
          <table:table-cell office:value-type="string" calcext:value-type="string">
            <text:p>http://dblp.org/rec/journals/jms/KewJ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pressed ECG Biometric: A Fast, Secured and Efficient Method for Identification of CVD Patient.</text:p>
          </table:table-cell>
          <table:table-cell office:value-type="string" calcext:value-type="string">
            <text:p>http://dblp.org/rec/journals/jms/SufiK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lassification of Arrhythmia Using Hybrid Networks.</text:p>
          </table:table-cell>
          <table:table-cell office:value-type="string" calcext:value-type="string">
            <text:p>http://dblp.org/rec/journals/jms/HaseenaJ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Novel Approach to Fuzzy-Wavelet ECG Signal Analysis for a Mobile Device.</text:p>
          </table:table-cell>
          <table:table-cell office:value-type="string" calcext:value-type="string">
            <text:p>http://dblp.org/rec/journals/jms/TsengPCYLH10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w Approach to Detection of ECG Arrhythmias: Complex Discrete Wavelet Transform Based Complex Valued Artificial Neural Network.</text:p>
          </table:table-cell>
          <table:table-cell office:value-type="string" calcext:value-type="string">
            <text:p>http://dblp.org/rec/journals/jms/Ozbay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w Feature Detection Mechanism and Its Application in Secured ECG Transmission with Noise Masking.</text:p>
          </table:table-cell>
          <table:table-cell office:value-type="string" calcext:value-type="string">
            <text:p>http://dblp.org/rec/journals/jms/SufiK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mbedding and Retrieving Private Metadata in Electrocardiograms.</text:p>
          </table:table-cell>
          <table:table-cell office:value-type="string" calcext:value-type="string">
            <text:p>http://dblp.org/rec/journals/jms/KozatVLHY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daptive Motion Artifacts Reduction Using 3-axis Accelerometer in E-textile ECG Measurement System.</text:p>
          </table:table-cell>
          <table:table-cell office:value-type="string" calcext:value-type="string">
            <text:p>http://dblp.org/rec/journals/jms/YoonMYLL0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R Spectral Analysis Technique for Human PPG, ECG and EEG Signals.</text:p>
          </table:table-cell>
          <table:table-cell office:value-type="string" calcext:value-type="string">
            <text:p>http://dblp.org/rec/journals/jms/UbeyliCC0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Parallel Distrib. Syst.</text:p>
          </table:table-cell>
          <table:table-cell office:value-type="string" calcext:value-type="string">
            <text:p>Adaptive Electrocardiogram Feature Extraction on Distributed Embedded Systems.</text:p>
          </table:table-cell>
          <table:table-cell office:value-type="string" calcext:value-type="string">
            <text:p>http://dblp.org/rec/journals/tpds/JafariNGS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17" calcext:value-type="float">
            <text:p>2.17</text:p>
          </table:table-cell>
          <table:table-cell office:value-type="string" calcext:value-type="string">
            <text:p>IEEE Transactions on Parallel and Distributed Systems (TPDS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A robust and simple security extension for the medical standard SCP-ECG.</text:p>
          </table:table-cell>
          <table:table-cell office:value-type="string" calcext:value-type="string">
            <text:p>http://dblp.org/rec/journals/jbi/MartiAG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Using an ECG reference ontology for semantic interoperability of ECG data.</text:p>
          </table:table-cell>
          <table:table-cell office:value-type="string" calcext:value-type="string">
            <text:p>http://dblp.org/rec/journals/jbi/GoncalvesGF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Reducing false alarm rates for critical arrhythmias using the arterial blood pressure waveform.</text:p>
          </table:table-cell>
          <table:table-cell office:value-type="string" calcext:value-type="string">
            <text:p>http://dblp.org/rec/journals/jbi/AboukhalilNSMC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A new arrhythmia clustering technique based on Ant Colony Optimization.</text:p>
          </table:table-cell>
          <table:table-cell office:value-type="string" calcext:value-type="string">
            <text:p>http://dblp.org/rec/journals/jbi/KorurekN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ECG arrhythmia classification using a probabilistic neural network with a feature reduction method.</text:p>
          </table:table-cell>
          <table:table-cell office:value-type="string" calcext:value-type="string">
            <text:p>http://dblp.org/rec/journals/ijon/WangCH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An adaptive filtering approach for electrocardiogram (ECG) signal noise reduction using neural networks.</text:p>
          </table:table-cell>
          <table:table-cell office:value-type="string" calcext:value-type="string">
            <text:p>http://dblp.org/rec/journals/ijon/Poungponsri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Multichannel ECG Data Compression Based on Multiscale Principal Component Analysis.</text:p>
          </table:table-cell>
          <table:table-cell office:value-type="string" calcext:value-type="string">
            <text:p>http://dblp.org/rec/journals/titb/SharmaDM1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CG-Cryptography and Authentication in Body Area Networks.</text:p>
          </table:table-cell>
          <table:table-cell office:value-type="string" calcext:value-type="string">
            <text:p>http://dblp.org/rec/journals/titb/ZhangWVF1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Diagnosis of Cardiovascular Abnormalities From Compressed ECG: A Data Mining-Based Approach.</text:p>
          </table:table-cell>
          <table:table-cell office:value-type="string" calcext:value-type="string">
            <text:p>http://dblp.org/rec/journals/titb/SufiK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Synthesis of the 12-Lead Electrocardiogram From Differential Leads.</text:p>
          </table:table-cell>
          <table:table-cell office:value-type="string" calcext:value-type="string">
            <text:p>http://dblp.org/rec/journals/titb/TrobecT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Development and Evaluation of Multilead Wavelet-Based ECG Delineation Algorithms for Embedded Wireless Sensor Nodes.</text:p>
          </table:table-cell>
          <table:table-cell office:value-type="string" calcext:value-type="string">
            <text:p>http://dblp.org/rec/journals/titb/RinconRKA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CG signal compression and classification algorithm with quad level vector for ECG holter system.</text:p>
          </table:table-cell>
          <table:table-cell office:value-type="string" calcext:value-type="string">
            <text:p>http://dblp.org/rec/journals/titb/KimYMHY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novel neural-network model for deriving standard 12-lead ECGs from serial three-lead ECGs: application to self-care.</text:p>
          </table:table-cell>
          <table:table-cell office:value-type="string" calcext:value-type="string">
            <text:p>http://dblp.org/rec/journals/titb/AtouiFR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adaptivity and optimization in distributed ECG interpretation.</text:p>
          </table:table-cell>
          <table:table-cell office:value-type="string" calcext:value-type="string">
            <text:p>http://dblp.org/rec/journals/titb/Augustyniak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intelligent telecardiology system using a wearable and wireless ECG to detect atrial fibrillation.</text:p>
          </table:table-cell>
          <table:table-cell office:value-type="string" calcext:value-type="string">
            <text:p>http://dblp.org/rec/journals/titb/LinCLCLCLLCLK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wearable smartphone-based platform for real-time cardiovascular disease detection via electrocardiogram processing.</text:p>
          </table:table-cell>
          <table:table-cell office:value-type="string" calcext:value-type="string">
            <text:p>http://dblp.org/rec/journals/titb/OreskoJCHSDC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embedded mobile ECG reasoning system for elderly patients.</text:p>
          </table:table-cell>
          <table:table-cell office:value-type="string" calcext:value-type="string">
            <text:p>http://dblp.org/rec/journals/titb/ShihCLL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patient-adaptive profiling scheme for ECG beat classification.</text:p>
          </table:table-cell>
          <table:table-cell office:value-type="string" calcext:value-type="string">
            <text:p>http://dblp.org/rec/journals/titb/FaezipourSBNMT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Support Vector Machines for Automated Recognition of Obstructive Sleep Apnea Syndrome From ECG Recordings.</text:p>
          </table:table-cell>
          <table:table-cell office:value-type="string" calcext:value-type="string">
            <text:p>http://dblp.org/rec/journals/titb/KhandokerPK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matic Detection of Respiration Rate From Ambulatory Single-Lead ECG.</text:p>
          </table:table-cell>
          <table:table-cell office:value-type="string" calcext:value-type="string">
            <text:p>http://dblp.org/rec/journals/titb/BoyleBSK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mated Scoring of Obstructive Sleep Apnea and Hypopnea Events Using Short-Term Electrocardiogram Recordings.</text:p>
          </table:table-cell>
          <table:table-cell office:value-type="string" calcext:value-type="string">
            <text:p>http://dblp.org/rec/journals/titb/KhandokerGP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Classification of Electrocardiogram Signals With Support Vector Machines and Particle Swarm Optimization.</text:p>
          </table:table-cell>
          <table:table-cell office:value-type="string" calcext:value-type="string">
            <text:p>http://dblp.org/rec/journals/titb/MelganiB0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Wavelet-Based Low-Delay ECG Compression Algorithm for Continuous ECG Transmission.</text:p>
          </table:table-cell>
          <table:table-cell office:value-type="string" calcext:value-type="string">
            <text:p>http://dblp.org/rec/journals/titb/KimYL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Quality Assessment of ECG Compression Techniques Using a Wavelet-Based Diagnostic Measure.</text:p>
          </table:table-cell>
          <table:table-cell office:value-type="string" calcext:value-type="string">
            <text:p>http://dblp.org/rec/journals/titb/Al-Fahoum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Combining Algorithms in Automatic Detection of QRS Complexes in ECG Signals.</text:p>
          </table:table-cell>
          <table:table-cell office:value-type="string" calcext:value-type="string">
            <text:p>http://dblp.org/rec/journals/titb/MeyerGH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On the Use of 2-D Coding Techniques for ECG Signals.</text:p>
          </table:table-cell>
          <table:table-cell office:value-type="string" calcext:value-type="string">
            <text:p>http://dblp.org/rec/journals/titb/AlexandrePS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Low-Power Wireless ECG Acquisition and Classification System for Body Sensor Networks.</text:p>
          </table:table-cell>
          <table:table-cell office:value-type="string" calcext:value-type="string">
            <text:p>http://dblp.org/rec/journals/titb/LeeHHLC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Implementation of a Wireless ECG Acquisition SoC for IEEE 802.15.4 (ZigBee) Applications.</text:p>
          </table:table-cell>
          <table:table-cell office:value-type="string" calcext:value-type="string">
            <text:p>http://dblp.org/rec/journals/titb/WangCLF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n Interoperable System for Automated Diagnosis of Cardiac Abnormalities from Electrocardiogram Data.</text:p>
          </table:table-cell>
          <table:table-cell office:value-type="string" calcext:value-type="string">
            <text:p>http://dblp.org/rec/journals/titb/Tinnakornsrisuphap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rrhythmia Discrimination Using a Smart Phone.</text:p>
          </table:table-cell>
          <table:table-cell office:value-type="string" calcext:value-type="string">
            <text:p>http://dblp.org/rec/journals/titb/ChongEMC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Signal-Quality Indices for the Electrocardiogram and Photoplethysmogram: Derivation and Applications to Wireless Monitoring.</text:p>
          </table:table-cell>
          <table:table-cell office:value-type="string" calcext:value-type="string">
            <text:p>http://dblp.org/rec/journals/titb/OrphanidouBCCVT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lectrocardiogram Classification Using Reservoir Computing With Logistic Regression.</text:p>
          </table:table-cell>
          <table:table-cell office:value-type="string" calcext:value-type="string">
            <text:p>http://dblp.org/rec/journals/titb/Escalona-MoranS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Symmetrical Compression Distance for Arrhythmia Discrimination in Cloud-Based Big-Data Services.</text:p>
          </table:table-cell>
          <table:table-cell office:value-type="string" calcext:value-type="string">
            <text:p>http://dblp.org/rec/journals/titb/Lillo-Castellano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Level-Crossing Based QRS-Detection Algorithm for Wearable ECG Sensors.</text:p>
          </table:table-cell>
          <table:table-cell office:value-type="string" calcext:value-type="string">
            <text:p>http://dblp.org/rec/journals/titb/RavanshadRLL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Patient-Specific 12-Lead ECG Reconstruction From Sparse Electrodes Using Independent Component Analysis.</text:p>
          </table:table-cell>
          <table:table-cell office:value-type="string" calcext:value-type="string">
            <text:p>http://dblp.org/rec/journals/titb/TsouriO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nabling Smart Personalized Healthcare: A Hybrid Mobile-Cloud Approach for ECG Telemonitoring.</text:p>
          </table:table-cell>
          <table:table-cell office:value-type="string" calcext:value-type="string">
            <text:p>http://dblp.org/rec/journals/titb/WangGLJC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Low-Complexity ECG Feature Extraction Algorithm for Mobile Healthcare Applications.</text:p>
          </table:table-cell>
          <table:table-cell office:value-type="string" calcext:value-type="string">
            <text:p>http://dblp.org/rec/journals/titb/MazomenosBACMRMC1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Subject identification via ECG fiducial-based systems: Influence of the type of QT interval correction.</text:p>
          </table:table-cell>
          <table:table-cell office:value-type="string" calcext:value-type="string">
            <text:p>http://dblp.org/rec/journals/cmpb/GargiuloFSS1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ompressed sensing of ECG signal for wireless system with new fast iterative method.</text:p>
          </table:table-cell>
          <table:table-cell office:value-type="string" calcext:value-type="string">
            <text:p>http://dblp.org/rec/journals/cmpb/TawficK1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Raw data extraction from electrocardiograms with Portable Document Format.</text:p>
          </table:table-cell>
          <table:table-cell office:value-type="string" calcext:value-type="string">
            <text:p>http://dblp.org/rec/journals/cmpb/OrtigosaG1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machine learning approach to multi-level ECG signal quality classification.</text:p>
          </table:table-cell>
          <table:table-cell office:value-type="string" calcext:value-type="string">
            <text:p>http://dblp.org/rec/journals/cmpb/LiRC1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loud-ECG for real time ECG monitoring and analysis.</text:p>
          </table:table-cell>
          <table:table-cell office:value-type="string" calcext:value-type="string">
            <text:p>http://dblp.org/rec/journals/cmpb/XiaAZ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CG beat classification using a cost sensitive classifier.</text:p>
          </table:table-cell>
          <table:table-cell office:value-type="string" calcext:value-type="string">
            <text:p>http://dblp.org/rec/journals/cmpb/ZidelmalAAM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Broadband noise suppression and feature identification of ECG waveforms using mathematical morphology and embedding theorem.</text:p>
          </table:table-cell>
          <table:table-cell office:value-type="string" calcext:value-type="string">
            <text:p>http://dblp.org/rec/journals/cmpb/JiW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Fractional dynamical model for the generation of ECG like signals from filtered coupled Van-der Pol oscillators.</text:p>
          </table:table-cell>
          <table:table-cell office:value-type="string" calcext:value-type="string">
            <text:p>http://dblp.org/rec/journals/cmpb/DasM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Multistage approach for clustering and classification of ECG data.</text:p>
          </table:table-cell>
          <table:table-cell office:value-type="string" calcext:value-type="string">
            <text:p>http://dblp.org/rec/journals/cmpb/AbawajyKC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Feature extraction for ECG heartbeats using higher order statistics of WPD coefficients.</text:p>
          </table:table-cell>
          <table:table-cell office:value-type="string" calcext:value-type="string">
            <text:p>http://dblp.org/rec/journals/cmpb/KutluK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Unsupervised feature relevance analysis applied to improve ECG heartbeat clustering.</text:p>
          </table:table-cell>
          <table:table-cell office:value-type="string" calcext:value-type="string">
            <text:p>http://dblp.org/rec/journals/cmpb/Rodriguez-SoteloPCC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Searching biosignal databases by content and context: Research Oriented Integration System for ECG Signals (ROISES).</text:p>
          </table:table-cell>
          <table:table-cell office:value-type="string" calcext:value-type="string">
            <text:p>http://dblp.org/rec/journals/cmpb/KokkinakiCM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ed ECG diagnostic P-wave analysis using wavelets.</text:p>
          </table:table-cell>
          <table:table-cell office:value-type="string" calcext:value-type="string">
            <text:p>http://dblp.org/rec/journals/cmpb/DieryRCJ1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contextual based double watermarking of PET images by patient ID and ECG signal.</text:p>
          </table:table-cell>
          <table:table-cell office:value-type="string" calcext:value-type="string">
            <text:p>http://dblp.org/rec/journals/cmpb/NambakhshAZ1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ic segmentation of long-term ECG signals corrupted with broadband noise based on sample entropy.</text:p>
          </table:table-cell>
          <table:table-cell office:value-type="string" calcext:value-type="string">
            <text:p>http://dblp.org/rec/journals/cmpb/MicoMCA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novel method for pediatric heart sound segmentation without using the ECG.</text:p>
          </table:table-cell>
          <table:table-cell office:value-type="string" calcext:value-type="string">
            <text:p>http://dblp.org/rec/journals/cmpb/SepehriGDKK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lassification of the electrocardiogram signals using supervised classifiers and efficient features.</text:p>
          </table:table-cell>
          <table:table-cell office:value-type="string" calcext:value-type="string">
            <text:p>http://dblp.org/rec/journals/cmpb/ZadehKR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Parallelized computation for computer simulation of electrocardiograms using personal computers with multi-core CPU and general-purpose GPU.</text:p>
          </table:table-cell>
          <table:table-cell office:value-type="string" calcext:value-type="string">
            <text:p>http://dblp.org/rec/journals/cmpb/ShenWXZY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pplication of support vector machine for the detection of P- and T-waves in 12-lead electrocardiogram.</text:p>
          </table:table-cell>
          <table:table-cell office:value-type="string" calcext:value-type="string">
            <text:p>http://dblp.org/rec/journals/cmpb/MehtaL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daptive neuro-fuzzy inference system for classification of ECG signals using Lyapunov exponents.</text:p>
          </table:table-cell>
          <table:table-cell office:value-type="string" calcext:value-type="string">
            <text:p>http://dblp.org/rec/journals/cmpb/Ubeyli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linear quality control design for high efficient wavelet-based ECG data compression.</text:p>
          </table:table-cell>
          <table:table-cell office:value-type="string" calcext:value-type="string">
            <text:p>http://dblp.org/rec/journals/cmpb/HungTKW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stimating the measuring sensitivity of unipolar and bipolar ECG with lead field method and FDM models.</text:p>
          </table:table-cell>
          <table:table-cell office:value-type="string" calcext:value-type="string">
            <text:p>http://dblp.org/rec/journals/cmpb/PuurtinenVTMH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Wavelet-based ECG compression by bit-field preserving and running length encoding.</text:p>
          </table:table-cell>
          <table:table-cell office:value-type="string" calcext:value-type="string">
            <text:p>http://dblp.org/rec/journals/cmpb/ChanSCY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QRS complexes detection for ECG signal: The Difference Operation Method.</text:p>
          </table:table-cell>
          <table:table-cell office:value-type="string" calcext:value-type="string">
            <text:p>http://dblp.org/rec/journals/cmpb/YehW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Robust projective filtering of time-warped ECG beats.</text:p>
          </table:table-cell>
          <table:table-cell office:value-type="string" calcext:value-type="string">
            <text:p>http://dblp.org/rec/journals/cmpb/Kotas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Nonlinear dynamics analysis of electrocardiograms for detection of coronary artery disease.</text:p>
          </table:table-cell>
          <table:table-cell office:value-type="string" calcext:value-type="string">
            <text:p>http://dblp.org/rec/journals/cmpb/AntanaviciusBBGKUV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Projective filtering of time-aligned ECG beats for repolarization duration measurement.</text:p>
          </table:table-cell>
          <table:table-cell office:value-type="string" calcext:value-type="string">
            <text:p>http://dblp.org/rec/journals/cmpb/Kotas0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ic ECG wave extraction in long-term recordings using Gaussian mesa function models and nonlinear probability estimators.</text:p>
          </table:table-cell>
          <table:table-cell office:value-type="string" calcext:value-type="string">
            <text:p>http://dblp.org/rec/journals/cmpb/DuboisMQD0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Intelligent classification of electrocardiogram (ECG) signal using extended Kalman Filter (EKF) based neuro fuzzy system.</text:p>
          </table:table-cell>
          <table:table-cell office:value-type="string" calcext:value-type="string">
            <text:p>http://dblp.org/rec/journals/cmpb/MeauINO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Recursive versus sequential multiple error measures reduction: A curve simplification approach to ECG data compression.</text:p>
          </table:table-cell>
          <table:table-cell office:value-type="string" calcext:value-type="string">
            <text:p>http://dblp.org/rec/journals/cmpb/BouchehamFB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computer-aided ECG diagnostic tool.</text:p>
          </table:table-cell>
          <table:table-cell office:value-type="string" calcext:value-type="string">
            <text:p>http://dblp.org/rec/journals/cmpb/OweisH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Discovering dangerous patterns in long-term ambulatory ECG recordings using a fast QRS detection algorithm and explorative data analysis.</text:p>
          </table:table-cell>
          <table:table-cell office:value-type="string" calcext:value-type="string">
            <text:p>http://dblp.org/rec/journals/cmpb/PaolettiM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Power-Line Interference Canceler Based on Sliding DFT Phase Locking Scheme for ECG Signals.</text:p>
          </table:table-cell>
          <table:table-cell office:value-type="string" calcext:value-type="string">
            <text:p>http://dblp.org/rec/journals/tim/MishraDKS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Model-Based Mean Arterial Pressure Estimation Using Simultaneous Electrocardiogram and Oscillometric Blood Pressure Measurements.</text:p>
          </table:table-cell>
          <table:table-cell office:value-type="string" calcext:value-type="string">
            <text:p>http://dblp.org/rec/journals/tim/ForouzanfarABDG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pplication of Cross Wavelet Transform for ECG Pattern Analysis and Classification.</text:p>
          </table:table-cell>
          <table:table-cell office:value-type="string" calcext:value-type="string">
            <text:p>http://dblp.org/rec/journals/tim/BanerjeeM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Impact of Skin-Electrode Interface on Electrocardiogram Measurements Using Conductive Textile Electrodes.</text:p>
          </table:table-cell>
          <table:table-cell office:value-type="string" calcext:value-type="string">
            <text:p>http://dblp.org/rec/journals/tim/TajiSGB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Dynamic Compression Scheme for Energy-Efficient Real-Time Wireless Electrocardiogram Biosensors.</text:p>
          </table:table-cell>
          <table:table-cell office:value-type="string" calcext:value-type="string">
            <text:p>http://dblp.org/rec/journals/tim/LuoLW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New Concept of Virtual Patient for Real-Time ECG Analyzers.</text:p>
          </table:table-cell>
          <table:table-cell office:value-type="string" calcext:value-type="string">
            <text:p>http://dblp.org/rec/journals/tim/LamarqueRD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Smart ECG Measurement System Based on Web-Service-Oriented Architecture for Telemedicine Applications.</text:p>
          </table:table-cell>
          <table:table-cell office:value-type="string" calcext:value-type="string">
            <text:p>http://dblp.org/rec/journals/tim/CapuaMM1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Wavelet Distance Measure for Person Identification Using Electrocardiograms.</text:p>
          </table:table-cell>
          <table:table-cell office:value-type="string" calcext:value-type="string">
            <text:p>http://dblp.org/rec/journals/tim/ChanHBB0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Rough-Set-Based Inference Engine for ECG Classification.</text:p>
          </table:table-cell>
          <table:table-cell office:value-type="string" calcext:value-type="string">
            <text:p>http://dblp.org/rec/journals/tim/MitraMC0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n Open Source ECG Clock Generator for Visualization of Long-Term Cardiac Monitoring Data.</text:p>
          </table:table-cell>
          <table:table-cell office:value-type="string" calcext:value-type="string">
            <text:p>http://dblp.org/rec/journals/access/PageSC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Access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Data mining in mobile ECG based biometric identification.</text:p>
          </table:table-cell>
          <table:table-cell office:value-type="string" calcext:value-type="string">
            <text:p>http://dblp.org/rec/journals/jnca/SidekMK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Faster person identification using compressed ECG in time critical wireless telecardiology applications.</text:p>
          </table:table-cell>
          <table:table-cell office:value-type="string" calcext:value-type="string">
            <text:p>http://dblp.org/rec/journals/jnca/SufiK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Evaluation of bagging ensemble method with time-domain feature extraction for diagnosing of arrhythmia beats.</text:p>
          </table:table-cell>
          <table:table-cell office:value-type="string" calcext:value-type="string">
            <text:p>http://dblp.org/rec/journals/nca/MertKA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 parallel genetic algorithm for adaptive hardware and its application to ECG signal classification.</text:p>
          </table:table-cell>
          <table:table-cell office:value-type="string" calcext:value-type="string">
            <text:p>http://dblp.org/rec/journals/nca/JewajindaC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Electrocardiogram beat classification via coupled boosting by filtering and preloaded mixture of experts.</text:p>
          </table:table-cell>
          <table:table-cell office:value-type="string" calcext:value-type="string">
            <text:p>http://dblp.org/rec/journals/nca/EbrahimpourSSM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Classification of electrocardiogram signals with support vector machines and extreme learning machine.</text:p>
          </table:table-cell>
          <table:table-cell office:value-type="string" calcext:value-type="string">
            <text:p>http://dblp.org/rec/journals/nca/KarpagachelviAS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 comparative analysis of principal component and independent component techniques for electrocardiograms.</text:p>
          </table:table-cell>
          <table:table-cell office:value-type="string" calcext:value-type="string">
            <text:p>http://dblp.org/rec/journals/nca/Chawla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Detecting variabilities of ECG signals by Lyapunov exponents.</text:p>
          </table:table-cell>
          <table:table-cell office:value-type="string" calcext:value-type="string">
            <text:p>http://dblp.org/rec/journals/nca/Ubeyli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Kernel-based nonlinear dimensionality reduction for electrocardiogram recognition.</text:p>
          </table:table-cell>
          <table:table-cell office:value-type="string" calcext:value-type="string">
            <text:p>http://dblp.org/rec/journals/nca/LiSH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pplication of independent component analysis in removing artefacts from the electrocardiogram.</text:p>
          </table:table-cell>
          <table:table-cell office:value-type="string" calcext:value-type="string">
            <text:p>http://dblp.org/rec/journals/nca/HeCT0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A Case Study in Low-Complexity ECG Signal Encoding: How Compressing is Compressed Sensing?</text:p>
          </table:table-cell>
          <table:table-cell office:value-type="string" calcext:value-type="string">
            <text:p>http://dblp.org/rec/journals/spl/CambareriMPRS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ECG Parametric Modeling Based on Signal Dependent Orthogonal Transform.</text:p>
          </table:table-cell>
          <table:table-cell office:value-type="string" calcext:value-type="string">
            <text:p>http://dblp.org/rec/journals/spl/BaaliASKL1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Human Identification From ECG Signals Via Sparse Representation of Local Segments.</text:p>
          </table:table-cell>
          <table:table-cell office:value-type="string" calcext:value-type="string">
            <text:p>http://dblp.org/rec/journals/spl/WangSNK1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Multiscale Entropy-Based Weighted Distortion Measure for ECG Coding.</text:p>
          </table:table-cell>
          <table:table-cell office:value-type="string" calcext:value-type="string">
            <text:p>http://dblp.org/rec/journals/spl/ManikandanD0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Electrocardiogram Compression Method Based on the Adaptive Wavelet Coefficients Quantization Combined to a Modified Two-Role Encoder.</text:p>
          </table:table-cell>
          <table:table-cell office:value-type="string" calcext:value-type="string">
            <text:p>http://dblp.org/rec/journals/spl/BenzidMB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iological Cybernetics</text:p>
          </table:table-cell>
          <table:table-cell office:value-type="string" calcext:value-type="string">
            <text:p>A Minimal Model for the Respiratory Sinus Arrhythmia.</text:p>
          </table:table-cell>
          <table:table-cell office:value-type="string" calcext:value-type="string">
            <text:p>http://dblp.org/rec/journals/bc/BarbiCGBM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713" calcext:value-type="float">
            <text:p>1.713</text:p>
          </table:table-cell>
          <table:table-cell office:value-type="string" calcext:value-type="string">
            <text:p>Biological Cybernetics</text:p>
          </table:table-cell>
        </table:table-row>
        <table:table-row table:style-name="ro4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Systems, Man, and Cybernetics: Systems</text:p>
          </table:table-cell>
          <table:table-cell office:value-type="string" calcext:value-type="string">
            <text:p>ECG Biometric with Abnormal Cardiac Conditions in Remote Monitoring System.</text:p>
          </table:table-cell>
          <table:table-cell office:value-type="string" calcext:value-type="string">
            <text:p>http://dblp.org/rec/journals/tsmc/SidekKJ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99" calcext:value-type="float">
            <text:p>1.699</text:p>
          </table:table-cell>
          <table:table-cell office:value-type="string" calcext:value-type="string">
            <text:p>IEEE Transactions on Systems, Man, and Cybernetics: Systems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office:value-type="string" calcext:value-type="string">
            <text:p>http://dblp.org/rec/journals/cma/JiangWXLJH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Frequency-domain features for ECG beat discrimination using grey relational analysis-based classifier.</text:p>
          </table:table-cell>
          <table:table-cell office:value-type="string" calcext:value-type="string">
            <text:p>http://dblp.org/rec/journals/cma/Lin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4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nt. J. Computer Assisted Radiology and Surgery</text:p>
          </table:table-cell>
          <table:table-cell office:value-type="string" calcext:value-type="string">
            <text:p>Image-based electrode array tracking for epicardial electrophysiological mapping in minimally invasive arrhythmia surgery.</text:p>
          </table:table-cell>
          <table:table-cell office:value-type="string" calcext:value-type="string">
            <text:p>http://dblp.org/rec/journals/cars/KimLAJTLKOTKS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59" calcext:value-type="float">
            <text:p>1.659</text:p>
          </table:table-cell>
          <table:table-cell office:value-type="string" calcext:value-type="string">
            <text:p>International Journal of Computer Assisted Radiology and Surgery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JHPCA</text:p>
          </table:table-cell>
          <table:table-cell office:value-type="string" calcext:value-type="string">
            <text:p>Lossless and Near-Lossless Compression of Ecg Signals with Block-Sorting Techniques.</text:p>
          </table:table-cell>
          <table:table-cell office:value-type="string" calcext:value-type="string">
            <text:p>http://dblp.org/rec/journals/ijhpca/Arnavut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25" calcext:value-type="float">
            <text:p>1.625</text:p>
          </table:table-cell>
          <table:table-cell office:value-type="string" calcext:value-type="string">
            <text:p>International Journal of High Performance Computing Applications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Multimodal biometric system combining ECG and sound signals.</text:p>
          </table:table-cell>
          <table:table-cell office:value-type="string" calcext:value-type="string">
            <text:p>http://dblp.org/rec/journals/prl/BugdolM1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QRS detection-free electrocardiogram biometrics in the reconstructed phase space.</text:p>
          </table:table-cell>
          <table:table-cell office:value-type="string" calcext:value-type="string">
            <text:p>http://dblp.org/rec/journals/prl/FangC1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Fusion of electrocardiogram with unobtrusive biometrics: An efficient individual authentication system.</text:p>
          </table:table-cell>
          <table:table-cell office:value-type="string" calcext:value-type="string">
            <text:p>http://dblp.org/rec/journals/prl/SinghSG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Electrocardiogram beat classification based on wavelet transformation and probabilistic neural network.</text:p>
          </table:table-cell>
          <table:table-cell office:value-type="string" calcext:value-type="string">
            <text:p>http://dblp.org/rec/journals/prl/YuC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Verification of humans using the electrocardiogram.</text:p>
          </table:table-cell>
          <table:table-cell office:value-type="string" calcext:value-type="string">
            <text:p>http://dblp.org/rec/journals/prl/WubbelerSKBE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Comparison of extrasystolic ECG signal classifiers using discrete wavelet transforms.</text:p>
          </table:table-cell>
          <table:table-cell office:value-type="string" calcext:value-type="string">
            <text:p>http://dblp.org/rec/journals/prl/FroeseHGBC0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Multiclass maximum margin clustering via immune evolutionary algorithm for automatic diagnosis of electrocardiogram arrhythmias.</text:p>
          </table:table-cell>
          <table:table-cell office:value-type="string" calcext:value-type="string">
            <text:p>http://dblp.org/rec/journals/amc/ZhuDH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A patient adaptable ECG beat classifier based on neural networks.</text:p>
          </table:table-cell>
          <table:table-cell office:value-type="string" calcext:value-type="string">
            <text:p>http://dblp.org/rec/journals/amc/GaetanoPRRS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Detection of ECG Arrhythmia using a differential expert system approach based on principal component analysis and least square support vector machine.</text:p>
          </table:table-cell>
          <table:table-cell office:value-type="string" calcext:value-type="string">
            <text:p>http://dblp.org/rec/journals/amc/PolatG0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ECG Monitoring in an Airplane Seat: Appraising the Signal Quality.</text:p>
          </table:table-cell>
          <table:table-cell office:value-type="string" calcext:value-type="string">
            <text:p>http://dblp.org/rec/journals/pervasive/SchummAT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545" calcext:value-type="float">
            <text:p>1.545</text:p>
          </table:table-cell>
          <table:table-cell office:value-type="string" calcext:value-type="string">
            <text:p>IEEE Pervasive Computing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ultilead ECG data compression using SVD in multiresolution domain.</text:p>
          </table:table-cell>
          <table:table-cell office:value-type="string" calcext:value-type="string">
            <text:p>http://dblp.org/rec/journals/bspc/PadhySD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tection of PVC in ECG signals using fractional linear prediction.</text:p>
          </table:table-cell>
          <table:table-cell office:value-type="string" calcext:value-type="string">
            <text:p>http://dblp.org/rec/journals/bspc/TalbiR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new personalized ECG signal classification algorithm using Block-based Neural Network and Particle Swarm Optimization.</text:p>
          </table:table-cell>
          <table:table-cell office:value-type="string" calcext:value-type="string">
            <text:p>http://dblp.org/rec/journals/bspc/ShadmandM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ic detection of P, QRS and T patterns in 12 leads ECG signal based on CWT.</text:p>
          </table:table-cell>
          <table:table-cell office:value-type="string" calcext:value-type="string">
            <text:p>http://dblp.org/rec/journals/bspc/YochumRJ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iscrimination of different myocardial infarction stages using wide band electrocardiogram.</text:p>
          </table:table-cell>
          <table:table-cell office:value-type="string" calcext:value-type="string">
            <text:p>http://dblp.org/rec/journals/bspc/GeZ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ffects of ECG sampling rate on QT interval variability measurement.</text:p>
          </table:table-cell>
          <table:table-cell office:value-type="string" calcext:value-type="string">
            <text:p>http://dblp.org/rec/journals/bspc/BaumertSZP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comprehensive performance analysis of EEMD-BLMS and DWT-NN hybrid algorithms for ECG denoising.</text:p>
          </table:table-cell>
          <table:table-cell office:value-type="string" calcext:value-type="string">
            <text:p>http://dblp.org/rec/journals/bspc/KaergaardJP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compression retaining the best natural basis k-coefficients via sparse decomposition.</text:p>
          </table:table-cell>
          <table:table-cell office:value-type="string" calcext:value-type="string">
            <text:p>http://dblp.org/rec/journals/bspc/AdamoGLL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arallel-type fractional zero-phase filtering for ECG signal denoising.</text:p>
          </table:table-cell>
          <table:table-cell office:value-type="string" calcext:value-type="string">
            <text:p>http://dblp.org/rec/journals/bspc/WangYPG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ic sleep staging by simultaneous analysis of ECG and respiratory signals in long epochs.</text:p>
          </table:table-cell>
          <table:table-cell office:value-type="string" calcext:value-type="string">
            <text:p>http://dblp.org/rec/journals/bspc/EbrahimiSN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Noise processing in exercise ECG stress test for the analysis and the clinical characterization of QRS and T wave alternans.</text:p>
          </table:table-cell>
          <table:table-cell office:value-type="string" calcext:value-type="string">
            <text:p>http://dblp.org/rec/journals/bspc/BortolanCSD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ethods for derivation of orthogonal leads from 12-lead electrocardiogram: A review.</text:p>
          </table:table-cell>
          <table:table-cell office:value-type="string" calcext:value-type="string">
            <text:p>http://dblp.org/rec/journals/bspc/VozdaC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Genetic algorithm-based method for mitigating label noise issue in ECG signal classification.</text:p>
          </table:table-cell>
          <table:table-cell office:value-type="string" calcext:value-type="string">
            <text:p>http://dblp.org/rec/journals/bspc/PasolliM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multi-wavelet optimization approach using similarity measures for electrocardiogram signal classification.</text:p>
          </table:table-cell>
          <table:table-cell office:value-type="string" calcext:value-type="string">
            <text:p>http://dblp.org/rec/journals/bspc/NazarahariNMA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nalysis of electrocardiogram pre-shock waveforms during ventricular fibrillation.</text:p>
          </table:table-cell>
          <table:table-cell office:value-type="string" calcext:value-type="string">
            <text:p>http://dblp.org/rec/journals/bspc/RasooliFBMZRHDN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teganography using curvelet transform.</text:p>
          </table:table-cell>
          <table:table-cell office:value-type="string" calcext:value-type="string">
            <text:p>http://dblp.org/rec/journals/bspc/JeroRR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eart diseases prediction based on ECG signals&amp;apos; classification using a genetic-fuzzy system and dynamical model of ECG signals.</text:p>
          </table:table-cell>
          <table:table-cell office:value-type="string" calcext:value-type="string">
            <text:p>http://dblp.org/rec/journals/bspc/VafaieAK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ed analysis of ECG waveforms with atypical QRS complex morphologies.</text:p>
          </table:table-cell>
          <table:table-cell office:value-type="string" calcext:value-type="string">
            <text:p>http://dblp.org/rec/journals/bspc/TafreshiJL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atlab-based tool for ECG and HRV analysis.</text:p>
          </table:table-cell>
          <table:table-cell office:value-type="string" calcext:value-type="string">
            <text:p>http://dblp.org/rec/journals/bspc/MaliZMMJ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Issues and research on foetal electrocardiogram signal elicitation.</text:p>
          </table:table-cell>
          <table:table-cell office:value-type="string" calcext:value-type="string">
            <text:p>http://dblp.org/rec/journals/bspc/JagannathS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rincipal component analysis in high resolution electrocardiogram for risk stratification of sustained monomorphic ventricular tachycardia.</text:p>
          </table:table-cell>
          <table:table-cell office:value-type="string" calcext:value-type="string">
            <text:p>http://dblp.org/rec/journals/bspc/Nasario-JuniorBN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2D ECG differences in frontal vs preferential planes inpatients referred for percutaneous transluminal coronary angioplasty.</text:p>
          </table:table-cell>
          <table:table-cell office:value-type="string" calcext:value-type="string">
            <text:p>http://dblp.org/rec/journals/bspc/BonominiCLA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odel interpretation of body surface potential QRST integral map variability in arrhythmia patients.</text:p>
          </table:table-cell>
          <table:table-cell office:value-type="string" calcext:value-type="string">
            <text:p>http://dblp.org/rec/journals/bspc/KozmannTTSS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tatistical evaluation of reproducibility of automated ECG measurements: An example from arrhythmogenic right ventricular dysplasia/cardiomyopathy clinic.</text:p>
          </table:table-cell>
          <table:table-cell office:value-type="string" calcext:value-type="string">
            <text:p>http://dblp.org/rec/journals/bspc/HuangJTMXC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omputer aided diagnosis of atrial arrhythmia using dimensionality reduction methods on transform domain representation.</text:p>
          </table:table-cell>
          <table:table-cell office:value-type="string" calcext:value-type="string">
            <text:p>http://dblp.org/rec/journals/bspc/MartisAAPTCTY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Respiratory rate estimation from the ECG using an instantaneous frequency tracking algorithm.</text:p>
          </table:table-cell>
          <table:table-cell office:value-type="string" calcext:value-type="string">
            <text:p>http://dblp.org/rec/journals/bspc/MirmohamadsadeghiV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-based electrocardiogram signal compression methods and their performances: A prospective review.</text:p>
          </table:table-cell>
          <table:table-cell office:value-type="string" calcext:value-type="string">
            <text:p>http://dblp.org/rec/journals/bspc/ManikandanD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tection of body position changes from the ECG using a Laplacian noise model.</text:p>
          </table:table-cell>
          <table:table-cell office:value-type="string" calcext:value-type="string">
            <text:p>http://dblp.org/rec/journals/bspc/MincholeSL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lassification of ECG arrhythmia by a modular neural network based on Mixture of Experts and Negatively Correlated Learning.</text:p>
          </table:table-cell>
          <table:table-cell office:value-type="string" calcext:value-type="string">
            <text:p>http://dblp.org/rec/journals/bspc/JavadiASE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compression using the context modeling arithmetic coding with dynamic learning vector-scalar quantization.</text:p>
          </table:table-cell>
          <table:table-cell office:value-type="string" calcext:value-type="string">
            <text:p>http://dblp.org/rec/journals/bspc/HuangWC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ata fusion for estimating respiratory rate from a single-lead ECG.</text:p>
          </table:table-cell>
          <table:table-cell office:value-type="string" calcext:value-type="string">
            <text:p>http://dblp.org/rec/journals/bspc/OrphanidouFST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n improved statistical representation for ECG electrode movement and muscular activity noises in the context of T-wave alternan estimation.</text:p>
          </table:table-cell>
          <table:table-cell office:value-type="string" calcext:value-type="string">
            <text:p>http://dblp.org/rec/journals/bspc/BakhshiB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ignal compression using ASCII character encoding and transmission via SMS.</text:p>
          </table:table-cell>
          <table:table-cell office:value-type="string" calcext:value-type="string">
            <text:p>http://dblp.org/rec/journals/bspc/MukhopadhyayM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beat classification using PCA, LDA, ICA and Discrete Wavelet Transform.</text:p>
          </table:table-cell>
          <table:table-cell office:value-type="string" calcext:value-type="string">
            <text:p>http://dblp.org/rec/journals/bspc/MartisA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leep apnoea detection from ECG using features extracted from reconstructed phase space and frequency domain.</text:p>
          </table:table-cell>
          <table:table-cell office:value-type="string" calcext:value-type="string">
            <text:p>http://dblp.org/rec/journals/bspc/Jafari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mpirical mode decomposition based filtering techniques for power line interference reduction in electrocardiogram using various adaptive structures and subtraction methods.</text:p>
          </table:table-cell>
          <table:table-cell office:value-type="string" calcext:value-type="string">
            <text:p>http://dblp.org/rec/journals/bspc/SuchethaK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Enhancement and QRS Detection Based on Sparse Derivatives.</text:p>
          </table:table-cell>
          <table:table-cell office:value-type="string" calcext:value-type="string">
            <text:p>http://dblp.org/rec/journals/bspc/Ning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pplication of higher order statistics for atrial arrhythmia classification.</text:p>
          </table:table-cell>
          <table:table-cell office:value-type="string" calcext:value-type="string">
            <text:p>http://dblp.org/rec/journals/bspc/MartisAPCL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dvances in modeling and characterization of atrial arrhythmias.</text:p>
          </table:table-cell>
          <table:table-cell office:value-type="string" calcext:value-type="string">
            <text:p>http://dblp.org/rec/journals/bspc/RietaR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daptive frequency tracking of the baseline ECG identifies the site of atrial fibrillation termination by catheter ablation.</text:p>
          </table:table-cell>
          <table:table-cell office:value-type="string" calcext:value-type="string">
            <text:p>http://dblp.org/rec/journals/bspc/ButtuPZVFPNV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trial flutter and atrial tachycardia detection using Bayesian approach with high resolution time-frequency spectrum from ECG recordings.</text:p>
          </table:table-cell>
          <table:table-cell office:value-type="string" calcext:value-type="string">
            <text:p>http://dblp.org/rec/journals/bspc/LeeMBSC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Nonlinear synchronization assessment between atrial and ventricular activations series from the surface ECG in atrial fibrillation.</text:p>
          </table:table-cell>
          <table:table-cell office:value-type="string" calcext:value-type="string">
            <text:p>http://dblp.org/rec/journals/bspc/AlcarazR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The AV synchrogram: A novel approach to quantify atrioventricular coupling during atrial arrhythmias.</text:p>
          </table:table-cell>
          <table:table-cell office:value-type="string" calcext:value-type="string">
            <text:p>http://dblp.org/rec/journals/bspc/MaseGDR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novel method for detecting R-peaks in electrocardiogram (ECG) signal.</text:p>
          </table:table-cell>
          <table:table-cell office:value-type="string" calcext:value-type="string">
            <text:p>http://dblp.org/rec/journals/bspc/ManikandanS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Identifying an increased risk of epileptic seizures using a multi-feature EEG-ECG classification.</text:p>
          </table:table-cell>
          <table:table-cell office:value-type="string" calcext:value-type="string">
            <text:p>http://dblp.org/rec/journals/bspc/ValderramaANMANQ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Review of T-wave morphology-based biomarkers of ventricular repolarisation using the surface electrocardiogram.</text:p>
          </table:table-cell>
          <table:table-cell office:value-type="string" calcext:value-type="string">
            <text:p>http://dblp.org/rec/journals/bspc/BrennanT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wavelet optimization approach for ECG signal classification.</text:p>
          </table:table-cell>
          <table:table-cell office:value-type="string" calcext:value-type="string">
            <text:p>http://dblp.org/rec/journals/bspc/DaamoucheHAM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noising of ECG signals based on noise reduction algorithms in EMD and wavelet domains.</text:p>
          </table:table-cell>
          <table:table-cell office:value-type="string" calcext:value-type="string">
            <text:p>http://dblp.org/rec/journals/bspc/KabirS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prediction model for the number of intrinsic mode functions in biomedical signals: The case of electrocardiogram.</text:p>
          </table:table-cell>
          <table:table-cell office:value-type="string" calcext:value-type="string">
            <text:p>http://dblp.org/rec/journals/bspc/KaragiannisC11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Local fractal dimension based ECG arrhythmia classification.</text:p>
          </table:table-cell>
          <table:table-cell office:value-type="string" calcext:value-type="string">
            <text:p>http://dblp.org/rec/journals/bspc/MishraR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review on sample entropy applications for the non-invasive analysis of atrial fibrillation electrocardiograms.</text:p>
          </table:table-cell>
          <table:table-cell office:value-type="string" calcext:value-type="string">
            <text:p>http://dblp.org/rec/journals/bspc/AlcarazR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elf-adaptive model-based ECG denoising using features extracted by mean shift algorithm.</text:p>
          </table:table-cell>
          <table:table-cell office:value-type="string" calcext:value-type="string">
            <text:p>http://dblp.org/rec/journals/bspc/YanLLWX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ignal denoising using higher order statistics in Wavelet subbands.</text:p>
          </table:table-cell>
          <table:table-cell office:value-type="string" calcext:value-type="string">
            <text:p>http://dblp.org/rec/journals/bspc/SharmaDM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lassification of electrocardiogram signals with support vector machines and genetic algorithms using power spectral features.</text:p>
          </table:table-cell>
          <table:table-cell office:value-type="string" calcext:value-type="string">
            <text:p>http://dblp.org/rec/journals/bspc/KhazaeeE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ethods of weighted averaging of ECG signals using Bayesian inference and criterion function minimization.</text:p>
          </table:table-cell>
          <table:table-cell office:value-type="string" calcext:value-type="string">
            <text:p>http://dblp.org/rec/journals/bspc/Momot09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 threshold based TDL and TDR algorithms for real-time ECG signal compression.</text:p>
          </table:table-cell>
          <table:table-cell office:value-type="string" calcext:value-type="string">
            <text:p>http://dblp.org/rec/journals/bspc/ManikandanD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ower-line interference elimination from ECG in case of non-multiplicity between the sampling rate and the power-line frequency.</text:p>
          </table:table-cell>
          <table:table-cell office:value-type="string" calcext:value-type="string">
            <text:p>http://dblp.org/rec/journals/bspc/MihovD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velopment of SVM based classification techniques for the delineation of wave components in 12-lead electrocardiogram.</text:p>
          </table:table-cell>
          <table:table-cell office:value-type="string" calcext:value-type="string">
            <text:p>http://dblp.org/rec/journals/bspc/MehtaL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hock advisory tool: Detection of life-threatening cardiac arrhythmias and shock success prediction by means of a common parameter set.</text:p>
          </table:table-cell>
          <table:table-cell office:value-type="string" calcext:value-type="string">
            <text:p>http://dblp.org/rec/journals/bspc/Jekova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 energy based diagnostic distortion measure for ECG.</text:p>
          </table:table-cell>
          <table:table-cell office:value-type="string" calcext:value-type="string">
            <text:p>http://dblp.org/rec/journals/bspc/ManikandanD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training whole-heart model for simulating propagation and ECG patterns.</text:p>
          </table:table-cell>
          <table:table-cell office:value-type="string" calcext:value-type="string">
            <text:p>http://dblp.org/rec/journals/bspc/PfeiferSHHFMT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ifferences in QT interval determined from multi-lead ambulatory ECG during rest and physical exercise.</text:p>
          </table:table-cell>
          <table:table-cell office:value-type="string" calcext:value-type="string">
            <text:p>http://dblp.org/rec/journals/bspc/LewisS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 threshold based ECG compression using USZZQ and Huffman coding of DSM.</text:p>
          </table:table-cell>
          <table:table-cell office:value-type="string" calcext:value-type="string">
            <text:p>http://dblp.org/rec/journals/bspc/ManikandanD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pplication of projection pursuit based robust principal component analysis to ECG enhancement.</text:p>
          </table:table-cell>
          <table:table-cell office:value-type="string" calcext:value-type="string">
            <text:p>http://dblp.org/rec/journals/bspc/Kotas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Design of a Low-Power On-Body ECG Classifier for Remote Cardiovascular Monitoring Systems.</text:p>
          </table:table-cell>
          <table:table-cell office:value-type="string" calcext:value-type="string">
            <text:p>http://dblp.org/rec/journals/esticas/ChenMMDN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VLSI Friendly ECG QRS Complex Detector for Body Sensor Networks.</text:p>
          </table:table-cell>
          <table:table-cell office:value-type="string" calcext:value-type="string">
            <text:p>http://dblp.org/rec/journals/esticas/ZhangB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An Ultra-Low Power ECG Acquisition and Monitoring ASIC System for WBAN Applications.</text:p>
          </table:table-cell>
          <table:table-cell office:value-type="string" calcext:value-type="string">
            <text:p>http://dblp.org/rec/journals/esticas/LiuZPENZ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Application of the Permutation Entropy over the Heart Rate Variability for the Improvement of Electrocardiogram-based Sleep Breathing Pause Detection.</text:p>
          </table:table-cell>
          <table:table-cell office:value-type="string" calcext:value-type="string">
            <text:p>http://dblp.org/rec/journals/entropy/Ravelo-GarciaNC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Optimal Base Wavelet Selection for ECG Noise Reduction Using a Comprehensive Entropy Criterion.</text:p>
          </table:table-cell>
          <table:table-cell office:value-type="string" calcext:value-type="string">
            <text:p>http://dblp.org/rec/journals/entropy/HeTW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Wavelet Entropy Automatically Detects Episodes of Atrial Fibrillation from Single-Lead Electrocardiograms.</text:p>
          </table:table-cell>
          <table:table-cell office:value-type="string" calcext:value-type="string">
            <text:p>http://dblp.org/rec/journals/entropy/RodenasGAR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Wavelet Entropy as a Measure of Ventricular Beat Suppression from the Electrocardiogram in Atrial Fibrillation.</text:p>
          </table:table-cell>
          <table:table-cell office:value-type="string" calcext:value-type="string">
            <text:p>http://dblp.org/rec/journals/entropy/Langley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igh-resolution detection of sustained ventricular and supraventricular tachycardia through FPGA-based fuzzy processing of ECG signal.</text:p>
          </table:table-cell>
          <table:table-cell office:value-type="string" calcext:value-type="string">
            <text:p>http://dblp.org/rec/journals/mbec/Chowdhury1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The effect of precordial lead displacement on ECG morphology.</text:p>
          </table:table-cell>
          <table:table-cell office:value-type="string" calcext:value-type="string">
            <text:p>http://dblp.org/rec/journals/mbec/KaniaRFZJMSM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valuation of ventricular repolarization dispersion during acute myocardial ischemia: spatial and temporal ECG indices.</text:p>
          </table:table-cell>
          <table:table-cell office:value-type="string" calcext:value-type="string">
            <text:p>http://dblp.org/rec/journals/mbec/AriniBML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Binary optimization for source localization in the inverse problem of ECG.</text:p>
          </table:table-cell>
          <table:table-cell office:value-type="string" calcext:value-type="string">
            <text:p>http://dblp.org/rec/journals/mbec/PotyagayloCSD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ffect of ECG-derived respiration (EDR) on modeling ventricular repolarization dynamics in different physiological and psychological conditions.</text:p>
          </table:table-cell>
          <table:table-cell office:value-type="string" calcext:value-type="string">
            <text:p>http://dblp.org/rec/journals/mbec/ImamKKP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motion artefact reduction in respiration and ECG signals for wearable healthcare monitoring systems.</text:p>
          </table:table-cell>
          <table:table-cell office:value-type="string" calcext:value-type="string">
            <text:p>http://dblp.org/rec/journals/mbec/ZhangSWZWW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classification scheme for ventricular arrhythmias using wavelets analysis.</text:p>
          </table:table-cell>
          <table:table-cell office:value-type="string" calcext:value-type="string">
            <text:p>http://dblp.org/rec/journals/mbec/BalasundaramMNU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comprehensive survey of wearable and wireless ECG monitoring systems for older adults.</text:p>
          </table:table-cell>
          <table:table-cell office:value-type="string" calcext:value-type="string">
            <text:p>http://dblp.org/rec/journals/mbec/BaigGC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unified procedure for detecting, quantifying, and validating electrocardiogram T-wave alternans.</text:p>
          </table:table-cell>
          <table:table-cell office:value-type="string" calcext:value-type="string">
            <text:p>http://dblp.org/rec/journals/mbec/NaseriPH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CG signal analysis for the assessment of sleep-disordered breathing and sleep pattern.</text:p>
          </table:table-cell>
          <table:table-cell office:value-type="string" calcext:value-type="string">
            <text:p>http://dblp.org/rec/journals/mbec/KesperCPPC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Spatial complexity and spectral distribution variability of atrial activity in surface ECG recordings of atrial fibrillation.</text:p>
          </table:table-cell>
          <table:table-cell office:value-type="string" calcext:value-type="string">
            <text:p>http://dblp.org/rec/journals/mbec/MarcoBL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igh-resolution esophageal long-term ECG allows detailed atrial wave morphology analysis in case of atrial ectopic beats.</text:p>
          </table:table-cell>
          <table:table-cell office:value-type="string" calcext:value-type="string">
            <text:p>http://dblp.org/rec/journals/mbec/NiederhauserMHGJV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vent synchronous adaptive filter based atrial activity estimation in single-lead atrial fibrillation electrocardiograms.</text:p>
          </table:table-cell>
          <table:table-cell office:value-type="string" calcext:value-type="string">
            <text:p>http://dblp.org/rec/journals/mbec/LeeSSL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Kalman filter-based approach to reduce the effects of geometric errors and the measurement noise in the inverse ECG problem.</text:p>
          </table:table-cell>
          <table:table-cell office:value-type="string" calcext:value-type="string">
            <text:p>http://dblp.org/rec/journals/mbec/AydinD1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&amp;quot;ECG variability contour&amp;quot; method reveals amplitude changes in both ischemic patients and normal subjects during Dipyridamole stress: a preliminary report.</text:p>
          </table:table-cell>
          <table:table-cell office:value-type="string" calcext:value-type="string">
            <text:p>http://dblp.org/rec/journals/mbec/DoriGBLB1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Thin and flexible active electrodes with shield for capacitive electrocardiogram measurement.</text:p>
          </table:table-cell>
          <table:table-cell office:value-type="string" calcext:value-type="string">
            <text:p>http://dblp.org/rec/journals/mbec/LeeSKLP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removal of gradients-induced artefacts on ECG in MRI: a performance analysis of RLS filtering.</text:p>
          </table:table-cell>
          <table:table-cell office:value-type="string" calcext:value-type="string">
            <text:p>http://dblp.org/rec/journals/mbec/SansoneMB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trial activity estimation from atrial fibrillation ECGs by blind source extraction based on a conditional maximum likelihood approach.</text:p>
          </table:table-cell>
          <table:table-cell office:value-type="string" calcext:value-type="string">
            <text:p>http://dblp.org/rec/journals/mbec/PhlypoZL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pplication of the fastest route algorithm in the interactive simulation of the effect of local ischemia on the ECG.</text:p>
          </table:table-cell>
          <table:table-cell office:value-type="string" calcext:value-type="string">
            <text:p>http://dblp.org/rec/journals/mbec/DamOO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Guidance for catheter ablation of ventricular arrhythmia.</text:p>
          </table:table-cell>
          <table:table-cell office:value-type="string" calcext:value-type="string">
            <text:p>http://dblp.org/rec/journals/mbec/PotseE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arly afterdepolarisations and ventricular arrhythmias in cardiac tissue: a computational study.</text:p>
          </table:table-cell>
          <table:table-cell office:value-type="string" calcext:value-type="string">
            <text:p>http://dblp.org/rec/journals/mbec/ScarleC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Cardiac anisotropy in boundary-element models for the electrocardiogram.</text:p>
          </table:table-cell>
          <table:table-cell office:value-type="string" calcext:value-type="string">
            <text:p>http://dblp.org/rec/journals/mbec/PotseDV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n improved algorithm for respiration signal extraction from electrocardiogram measured by conductive textile electrodes using instantaneous frequency estimation.</text:p>
          </table:table-cell>
          <table:table-cell office:value-type="string" calcext:value-type="string">
            <text:p>http://dblp.org/rec/journals/mbec/ParkNPY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Ventricular arrhythmias and changes in heart rate preceding ventricular tachycardia in patients with an implantable cardioverter defibrillator.</text:p>
          </table:table-cell>
          <table:table-cell office:value-type="string" calcext:value-type="string">
            <text:p>http://dblp.org/rec/journals/mbec/LermaWSKG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xtraction of the magnetohydrodynamic blood flow potential from the surface electrocardiogram in magnetic resonance imaging.</text:p>
          </table:table-cell>
          <table:table-cell office:value-type="string" calcext:value-type="string">
            <text:p>http://dblp.org/rec/journals/mbec/NijmSLS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lgorithm for the classification of multi-modulating signals on the electrocardiogram.</text:p>
          </table:table-cell>
          <table:table-cell office:value-type="string" calcext:value-type="string">
            <text:p>http://dblp.org/rec/journals/mbec/Mita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spatio-temporal filtering of disturbed ECGs: a multi-channel approach to heartbeat detection in smart clothing.</text:p>
          </table:table-cell>
          <table:table-cell office:value-type="string" calcext:value-type="string">
            <text:p>http://dblp.org/rec/journals/mbec/WiklundKOBLKS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Wireless and inductively powered implant for measuring electrocardiogram.</text:p>
          </table:table-cell>
          <table:table-cell office:value-type="string" calcext:value-type="string">
            <text:p>http://dblp.org/rec/journals/mbec/RiistamaVHHAKMKHKa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Classification enhancible grey relational analysis for cardiac arrhythmias discrimination.</text:p>
          </table:table-cell>
          <table:table-cell office:value-type="string" calcext:value-type="string">
            <text:p>http://dblp.org/rec/journals/mbec/Lin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Reliability and accuracy of heart rate variability metrics versus ECG segment duration.</text:p>
          </table:table-cell>
          <table:table-cell office:value-type="string" calcext:value-type="string">
            <text:p>http://dblp.org/rec/journals/mbec/McNamesA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Finite difference and lead field methods in designing implantable ECG monitor.</text:p>
          </table:table-cell>
          <table:table-cell office:value-type="string" calcext:value-type="string">
            <text:p>http://dblp.org/rec/journals/mbec/VaisanenHM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MC Med. Inf. &amp;amp; Decision Making</text:p>
          </table:table-cell>
          <table:table-cell office:value-type="string" calcext:value-type="string">
            <text:p>A cloud computing based 12-lead ECG telemedicine service.</text:p>
          </table:table-cell>
          <table:table-cell office:value-type="string" calcext:value-type="string">
            <text:p>http://dblp.org/rec/journals/midm/HsiehH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96" calcext:value-type="float">
            <text:p>1.496</text:p>
          </table:table-cell>
          <table:table-cell office:value-type="string" calcext:value-type="string">
            <text:p>BMC Medical Informatics &amp;amp; Decision Making</text:p>
          </table:table-cell>
        </table:table-row>
        <table:table-row table:style-name="ro3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dvanced K-means clustering algorithm for large ECG data sets based on a collaboration of compressed sensing theory and K-SVD approach.</text:p>
          </table:table-cell>
          <table:table-cell office:value-type="string" calcext:value-type="string">
            <text:p>http://dblp.org/rec/journals/sivp/BalouchestaniK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ECG biometric analysis in different physiological recording conditions.</text:p>
          </table:table-cell>
          <table:table-cell office:value-type="string" calcext:value-type="string">
            <text:p>http://dblp.org/rec/journals/sivp/PoreeKC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 wavelet feature extraction method for electrocardiogram (ECG)-based biometric recognition.</text:p>
          </table:table-cell>
          <table:table-cell office:value-type="string" calcext:value-type="string">
            <text:p>http://dblp.org/rec/journals/sivp/TantawiRST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Low sampling rate algorithm for wireless ECG systems based on compressed sensing theory.</text:p>
          </table:table-cell>
          <table:table-cell office:value-type="string" calcext:value-type="string">
            <text:p>http://dblp.org/rec/journals/sivp/BalouchestaniRK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Detection of premature ventricular contraction arrhythmias in electrocardiogram signals with kernel methods.</text:p>
          </table:table-cell>
          <table:table-cell office:value-type="string" calcext:value-type="string">
            <text:p>http://dblp.org/rec/journals/sivp/AlajlanBMMB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Biometric authentication based on PCG and ECG signals: present status and future directions.</text:p>
          </table:table-cell>
          <table:table-cell office:value-type="string" calcext:value-type="string">
            <text:p>http://dblp.org/rec/journals/sivp/Abo-ZahhadAA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Kurtosis-based noise estimation and multiscale energy to denoise ECG signal.</text:p>
          </table:table-cell>
          <table:table-cell office:value-type="string" calcext:value-type="string">
            <text:p>http://dblp.org/rec/journals/sivp/SharmaDM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 simple time domain algorithm for the detection of ventricular fibrillation in electrocardiogram.</text:p>
          </table:table-cell>
          <table:table-cell office:value-type="string" calcext:value-type="string">
            <text:p>http://dblp.org/rec/journals/sivp/ArafatCH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ECG biometric analysis in cardiac irregularity conditions.</text:p>
          </table:table-cell>
          <table:table-cell office:value-type="string" calcext:value-type="string">
            <text:p>http://dblp.org/rec/journals/sivp/AgrafiotiH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dvances in Engineering Software</text:p>
          </table:table-cell>
          <table:table-cell office:value-type="string" calcext:value-type="string">
            <text:p>WebECG: A novel ECG simulator based on MATLAB Web Figure.</text:p>
          </table:table-cell>
          <table:table-cell office:value-type="string" calcext:value-type="string">
            <text:p>http://dblp.org/rec/journals/aes/GuneyEC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22" calcext:value-type="float">
            <text:p>1.422</text:p>
          </table:table-cell>
          <table:table-cell office:value-type="string" calcext:value-type="string">
            <text:p>Advances in Engineering Software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thematical and Computer Modelling</text:p>
          </table:table-cell>
          <table:table-cell office:value-type="string" calcext:value-type="string">
            <text:p>A computational framework based on behavioural modelling: Application to the matching of electrocardiogram (ECG) recordings.</text:p>
          </table:table-cell>
          <table:table-cell office:value-type="string" calcext:value-type="string">
            <text:p>http://dblp.org/rec/journals/mcm/PontMC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12" calcext:value-type="float">
            <text:p>1.412</text:p>
          </table:table-cell>
          <table:table-cell office:value-type="string" calcext:value-type="string">
            <text:p>Mathematical and Computer Modell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ational Statistics &amp;amp; Data Analysis</text:p>
          </table:table-cell>
          <table:table-cell office:value-type="string" calcext:value-type="string">
            <text:p>Discriminant analysis of multivariate time series: Application to diagnosis based on ECG signals.</text:p>
          </table:table-cell>
          <table:table-cell office:value-type="string" calcext:value-type="string">
            <text:p>http://dblp.org/rec/journals/csda/MaharajA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" calcext:value-type="float">
            <text:p>1.4</text:p>
          </table:table-cell>
          <table:table-cell office:value-type="string" calcext:value-type="string">
            <text:p>Computational Statistics &amp;amp; Data Analysi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SW</text:p>
          </table:table-cell>
          <table:table-cell office:value-type="string" calcext:value-type="string">
            <text:p>Study of Hybrid Strategy for Ambulatory ECG Waveform Clustering.</text:p>
          </table:table-cell>
          <table:table-cell office:value-type="string" calcext:value-type="string">
            <text:p>http://dblp.org/rec/journals/jsw/ZhengY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52" calcext:value-type="float">
            <text:p>1.352</text:p>
          </table:table-cell>
          <table:table-cell office:value-type="string" calcext:value-type="string">
            <text:p>Journal of Softwar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nteractive Learning Environments</text:p>
          </table:table-cell>
          <table:table-cell office:value-type="string" calcext:value-type="string">
            <text:p>Acquisition of visual perceptual skills from worked examples: learning to interpret electrocardiograms (ECGs).</text:p>
          </table:table-cell>
          <table:table-cell office:value-type="string" calcext:value-type="string">
            <text:p>http://dblp.org/rec/journals/ile/BergeGMSSR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23" calcext:value-type="float">
            <text:p>1.323</text:p>
          </table:table-cell>
          <table:table-cell office:value-type="string" calcext:value-type="string">
            <text:p>Interactive Learning Environment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rtif. Intell. Research</text:p>
          </table:table-cell>
          <table:table-cell office:value-type="string" calcext:value-type="string">
            <text:p>An interpretable classifier for detection of cardiac arrhythmias by using the fuzzy decision tree.</text:p>
          </table:table-cell>
          <table:table-cell office:value-type="string" calcext:value-type="string">
            <text:p>http://dblp.org/rec/journals/aires/BehadadaC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57" calcext:value-type="float">
            <text:p>1.257</text:p>
          </table:table-cell>
          <table:table-cell office:value-type="string" calcext:value-type="string">
            <text:p>Artificial Intelligence Research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High-rate compression of ECG signals by an accuracy-driven sparsity model relying on natural basis.</text:p>
          </table:table-cell>
          <table:table-cell office:value-type="string" calcext:value-type="string">
            <text:p>http://dblp.org/rec/journals/dsp/GrossiLL1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Model based compressed sensing reconstruction algorithms for ECG telemonitoring in WBANs.</text:p>
          </table:table-cell>
          <table:table-cell office:value-type="string" calcext:value-type="string">
            <text:p>http://dblp.org/rec/journals/dsp/LalosAV1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ew algorithm for the compression of ECG signals based on mother wavelet parameterization and best-threshold levels selection.</text:p>
          </table:table-cell>
          <table:table-cell office:value-type="string" calcext:value-type="string">
            <text:p>http://dblp.org/rec/journals/dsp/Abo-ZahhadAAS1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fficient wavelet-based ECG processing for single-lead FHR extraction.</text:p>
          </table:table-cell>
          <table:table-cell office:value-type="string" calcext:value-type="string">
            <text:p>http://dblp.org/rec/journals/dsp/CastilloMJGPP1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Quality controlled ECG compression using essentially non-oscillatory point-value decomposition (ENOPV) technique.</text:p>
          </table:table-cell>
          <table:table-cell office:value-type="string" calcext:value-type="string">
            <text:p>http://dblp.org/rec/journals/dsp/AggarwalP1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ew method for classification of ECG arrhythmias using neural network with adaptive activation function.</text:p>
          </table:table-cell>
          <table:table-cell office:value-type="string" calcext:value-type="string">
            <text:p>http://dblp.org/rec/journals/dsp/OzbayT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FPGA-oriented HW/SW implementation of ECG beat detection and classification algorithm.</text:p>
          </table:table-cell>
          <table:table-cell office:value-type="string" calcext:value-type="string">
            <text:p>http://dblp.org/rec/journals/dsp/CviklZ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nalysis of human PPG, ECG and EEG signals by eigenvector methods.</text:p>
          </table:table-cell>
          <table:table-cell office:value-type="string" calcext:value-type="string">
            <text:p>http://dblp.org/rec/journals/dsp/UbeyliCC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lustering MIT-BIH arrhythmias with Ant Colony Optimization using time domain and PCA compressed wavelet coefficients.</text:p>
          </table:table-cell>
          <table:table-cell office:value-type="string" calcext:value-type="string">
            <text:p>http://dblp.org/rec/journals/dsp/KorurekN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Fractal QRS-complexes pattern recognition for imperative cardiac arrhythmias.</text:p>
          </table:table-cell>
          <table:table-cell office:value-type="string" calcext:value-type="string">
            <text:p>http://dblp.org/rec/journals/dsp/LinD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ombining recurrent neural networks with eigenvector methods for classification of ECG beats.</text:p>
          </table:table-cell>
          <table:table-cell office:value-type="string" calcext:value-type="string">
            <text:p>http://dblp.org/rec/journals/dsp/Ubeyli09b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omputer aided diagnosis of ECG data on the least square support vector machine.</text:p>
          </table:table-cell>
          <table:table-cell office:value-type="string" calcext:value-type="string">
            <text:p>http://dblp.org/rec/journals/dsp/PolatAG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Usage of eigenvector methods in implementation of automated diagnostic systems for ECG beats.</text:p>
          </table:table-cell>
          <table:table-cell office:value-type="string" calcext:value-type="string">
            <text:p>http://dblp.org/rec/journals/dsp/Ubeyli08a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Wavelet-based denoising using subband dependent threshold for ECG signals.</text:p>
          </table:table-cell>
          <table:table-cell office:value-type="string" calcext:value-type="string">
            <text:p>http://dblp.org/rec/journals/dsp/Poornachandra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onstrained ECG compression algorithm using the block-based discrete cosine transform.</text:p>
          </table:table-cell>
          <table:table-cell office:value-type="string" calcext:value-type="string">
            <text:p>http://dblp.org/rec/journals/dsp/BenzidMB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ovel method for the elimination of power line frequency in ECG signal using hyper shrinkage function.</text:p>
          </table:table-cell>
          <table:table-cell office:value-type="string" calcext:value-type="string">
            <text:p>http://dblp.org/rec/journals/dsp/PoornachandraK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2-D ECG compression algorithm based on wavelet transform and vector quantization.</text:p>
          </table:table-cell>
          <table:table-cell office:value-type="string" calcext:value-type="string">
            <text:p>http://dblp.org/rec/journals/dsp/WangJ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Wavelet transform feature extraction from human PPG, ECG, and EEG signal responses to ELF PEMF exposures: A pilot study.</text:p>
          </table:table-cell>
          <table:table-cell office:value-type="string" calcext:value-type="string">
            <text:p>http://dblp.org/rec/journals/dsp/CvetkovicUC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Pre-processing deconvolution based technique for improving the performances of ECG codecs: Comparison to SPIHT.</text:p>
          </table:table-cell>
          <table:table-cell office:value-type="string" calcext:value-type="string">
            <text:p>http://dblp.org/rec/journals/dsp/KhansaNK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CG compression method using Lorentzian functions model.</text:p>
          </table:table-cell>
          <table:table-cell office:value-type="string" calcext:value-type="string">
            <text:p>http://dblp.org/rec/journals/dsp/OuamriN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CG beats classification using multiclass support vector machines with error correcting output codes.</text:p>
          </table:table-cell>
          <table:table-cell office:value-type="string" calcext:value-type="string">
            <text:p>http://dblp.org/rec/journals/dsp/Ubeyli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Optimal selection of wavelet basis function applied to ECG signal denoising.</text:p>
          </table:table-cell>
          <table:table-cell office:value-type="string" calcext:value-type="string">
            <text:p>http://dblp.org/rec/journals/dsp/SinghT06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. Digital Imaging</text:p>
          </table:table-cell>
          <table:table-cell office:value-type="string" calcext:value-type="string">
            <text:p>The Clinical Application of a PACS-Dependent 12-Lead ECG and Image Information System in E-Medicine and Telemedicine.</text:p>
          </table:table-cell>
          <table:table-cell office:value-type="string" calcext:value-type="string">
            <text:p>http://dblp.org/rec/journals/jdi/HsiehL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Journal of Digital Imaging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VLSI Syst.</text:p>
          </table:table-cell>
          <table:table-cell office:value-type="string" calcext:value-type="string">
            <text:p>A Fully Digital Front-End Architecture for ECG Acquisition System With 0.5 V Supply.</text:p>
          </table:table-cell>
          <table:table-cell office:value-type="string" calcext:value-type="string">
            <text:p>http://dblp.org/rec/journals/tvlsi/ZareM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42" calcext:value-type="float">
            <text:p>1.142</text:p>
          </table:table-cell>
          <table:table-cell office:value-type="string" calcext:value-type="string">
            <text:p>IEEE Transactions on Very Large Scale Integration Systems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 New ECG Signal Classification Based on WPD and ApEn Feature Extraction.</text:p>
          </table:table-cell>
          <table:table-cell office:value-type="string" calcext:value-type="string">
            <text:p>http://dblp.org/rec/journals/cssp/LiFCLLC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Effect of Multiscale PCA De-noising in ECG Beat Classification for Diagnosis of Cardiovascular Diseases.</text:p>
          </table:table-cell>
          <table:table-cell office:value-type="string" calcext:value-type="string">
            <text:p>http://dblp.org/rec/journals/cssp/AlickovicS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Fractional Compound Integral with Application to ECG Signal Denoising.</text:p>
          </table:table-cell>
          <table:table-cell office:value-type="string" calcext:value-type="string">
            <text:p>http://dblp.org/rec/journals/cssp/WangYGQG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n 8-bit, 10 KS/s, \(1.87\upmu \text {W}\) Successive Approximation Analog to Digital Converter in \(0.25\, \upmu \hbox {m}\) CMOS Technology for ECG Detection Systems.</text:p>
          </table:table-cell>
          <table:table-cell office:value-type="string" calcext:value-type="string">
            <text:p>http://dblp.org/rec/journals/cssp/MahmoudSA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Denoising and R-Peak Detection of Electrocardiogram Signal Based on EMD and Improved Approximate Envelope.</text:p>
          </table:table-cell>
          <table:table-cell office:value-type="string" calcext:value-type="string">
            <text:p>http://dblp.org/rec/journals/cssp/LiWCL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Six Order Cascaded Power Line Notch Filter for ECG Detection Systems with Noise Shaping.</text:p>
          </table:table-cell>
          <table:table-cell office:value-type="string" calcext:value-type="string">
            <text:p>http://dblp.org/rec/journals/cssp/MahmoudBA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 50 mHz Sinh-Domain High-pass Filter for Realizing an ECG Signal Acquisition System.</text:p>
          </table:table-cell>
          <table:table-cell office:value-type="string" calcext:value-type="string">
            <text:p>http://dblp.org/rec/journals/cssp/KafeKP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Low-Noise Low-Pass Filter for ECG Portable Detection Systems with Digitally Programmable Range.</text:p>
          </table:table-cell>
          <table:table-cell office:value-type="string" calcext:value-type="string">
            <text:p>http://dblp.org/rec/journals/cssp/MahmoudBA1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utational Biology and Chemistry</text:p>
          </table:table-cell>
          <table:table-cell office:value-type="string" calcext:value-type="string">
            <text:p>Implications of the Turing completeness of reaction-diffusion models, informed by GPGPU simulations on an XBox 360: Cardiac arrhythmias, re-entry and the Halting problem.</text:p>
          </table:table-cell>
          <table:table-cell office:value-type="string" calcext:value-type="string">
            <text:p>http://dblp.org/rec/journals/candc/Scarle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17" calcext:value-type="float">
            <text:p>1.117</text:p>
          </table:table-cell>
          <table:table-cell office:value-type="string" calcext:value-type="string">
            <text:p>Computational Biology and Chemistry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gnitive Computation</text:p>
          </table:table-cell>
          <table:table-cell office:value-type="string" calcext:value-type="string">
            <text:p>Classification of Music-Induced Emotions Based on Information Fusion of Forehead Biosignals and Electrocardiogram.</text:p>
          </table:table-cell>
          <table:table-cell office:value-type="string" calcext:value-type="string">
            <text:p>http://dblp.org/rec/journals/cogcom/NajiFA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office:value-type="string" calcext:value-type="string">
            <text:p>Cognitive Computation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. J. Bifurcation and Chaos</text:p>
          </table:table-cell>
          <table:table-cell office:value-type="string" calcext:value-type="string">
            <text:p>Control of Cardiac Arrhythmia by Nonlinear Spatiotemporal Delayed Feedback.</text:p>
          </table:table-cell>
          <table:table-cell office:value-type="string" calcext:value-type="string">
            <text:p>http://dblp.org/rec/journals/ijbc/BoroujeniVS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. J. Bifurcation and Chaos</text:p>
          </table:table-cell>
          <table:table-cell office:value-type="string" calcext:value-type="string">
            <text:p>On Two-Dimensional Dynamical Systems Associated with Membrane kinetics Underlying Cardiac Arrhythmias.</text:p>
          </table:table-cell>
          <table:table-cell office:value-type="string" calcext:value-type="string">
            <text:p>http://dblp.org/rec/journals/ijbc/BakerKKP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. J. Bifurcation and Chaos</text:p>
          </table:table-cell>
          <table:table-cell office:value-type="string" calcext:value-type="string">
            <text:p>Time Series Analysis of ECG: a Possibility of the Initial Diagnostics.</text:p>
          </table:table-cell>
          <table:table-cell office:value-type="string" calcext:value-type="string">
            <text:p>http://dblp.org/rec/journals/ijbc/LoskutovM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4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Concurrency and Computation: Practice and Experience</text:p>
          </table:table-cell>
          <table:table-cell office:value-type="string" calcext:value-type="string">
            <text:p>Big data-based extraction of fuzzy partition rules for heart arrhythmia detection: a semi-automated approach.</text:p>
          </table:table-cell>
          <table:table-cell office:value-type="string" calcext:value-type="string">
            <text:p>http://dblp.org/rec/journals/concurrency/BehadadaTCB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997" calcext:value-type="float">
            <text:p>0.997</text:p>
          </table:table-cell>
          <table:table-cell office:value-type="string" calcext:value-type="string">
            <text:p>Concurrency and Computation: Practice and Experience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Coding ECG beats using multiscale compressed sensing based processing.</text:p>
          </table:table-cell>
          <table:table-cell office:value-type="string" calcext:value-type="string">
            <text:p>http://dblp.org/rec/journals/cee/Sharma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new method for removal of powerline interference in ECG and EEG recordings.</text:p>
          </table:table-cell>
          <table:table-cell office:value-type="string" calcext:value-type="string">
            <text:p>http://dblp.org/rec/journals/cee/SatosSS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n efficient new method for the detection of QRS in electrocardiogram.</text:p>
          </table:table-cell>
          <table:table-cell office:value-type="string" calcext:value-type="string">
            <text:p>http://dblp.org/rec/journals/cee/DohareKK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Electrocardiogram beat classification using empirical mode decomposition and multiclass directed acyclic graph support vector machine.</text:p>
          </table:table-cell>
          <table:table-cell office:value-type="string" calcext:value-type="string">
            <text:p>http://dblp.org/rec/journals/cee/SainiSK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Beta wavelet based ECG signal compression using lossless encoding with modified thresholding.</text:p>
          </table:table-cell>
          <table:table-cell office:value-type="string" calcext:value-type="string">
            <text:p>http://dblp.org/rec/journals/cee/KumarKP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new AC-coupled amplifier for portable ECG without reference electrode.</text:p>
          </table:table-cell>
          <table:table-cell office:value-type="string" calcext:value-type="string">
            <text:p>http://dblp.org/rec/journals/cee/Wang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bi-phase enabled serial acquisition system for remote processing of digitized ECG.</text:p>
          </table:table-cell>
          <table:table-cell office:value-type="string" calcext:value-type="string">
            <text:p>http://dblp.org/rec/journals/cee/GuptaBM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lossless ECG data compression technique using ASCII character encoding.</text:p>
          </table:table-cell>
          <table:table-cell office:value-type="string" calcext:value-type="string">
            <text:p>http://dblp.org/rec/journals/cee/MukhopadhyayMM1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Studies on the ECG forward problem.</text:p>
          </table:table-cell>
          <table:table-cell office:value-type="string" calcext:value-type="string">
            <text:p>http://dblp.org/rec/journals/cee/YuP0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novel algorithm for wavelet based ECG signal coding.</text:p>
          </table:table-cell>
          <table:table-cell office:value-type="string" calcext:value-type="string">
            <text:p>http://dblp.org/rec/journals/cee/KumariS07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. Intell. Inf. Syst.</text:p>
          </table:table-cell>
          <table:table-cell office:value-type="string" calcext:value-type="string">
            <text:p>Fiducial feature reduction analysis for electrocardiogram (ECG) based biometric recognition.</text:p>
          </table:table-cell>
          <table:table-cell office:value-type="string" calcext:value-type="string">
            <text:p>http://dblp.org/rec/journals/jiis/TantawiRST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86" calcext:value-type="float">
            <text:p>0.886</text:p>
          </table:table-cell>
          <table:table-cell office:value-type="string" calcext:value-type="string">
            <text:p>Journal of Intelligent Information Systems (JIIS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T Biometrics</text:p>
          </table:table-cell>
          <table:table-cell office:value-type="string" calcext:value-type="string">
            <text:p>Individual identification based on chaotic electrocardiogram signals during muscular exercise.</text:p>
          </table:table-cell>
          <table:table-cell office:value-type="string" calcext:value-type="string">
            <text:p>http://dblp.org/rec/journals/iet-bmt/LinCLYC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ET Biometrics</text:p>
          </table:table-cell>
          <table:table-cell office:value-type="string" calcext:value-type="string">
            <text:p>Novel fiducial and non-fiducial approaches to electrocardiogram-based biometric systems.</text:p>
          </table:table-cell>
          <table:table-cell office:value-type="string" calcext:value-type="string">
            <text:p>http://dblp.org/rec/journals/iet-bmt/CoutinhoSGFF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ETC</text:p>
          </table:table-cell>
          <table:table-cell office:value-type="string" calcext:value-type="string">
            <text:p>Nonvolatile Memories as the Data Storage System for Implantable ECG Recorder.</text:p>
          </table:table-cell>
          <table:table-cell office:value-type="string" calcext:value-type="string">
            <text:p>http://dblp.org/rec/journals/jetc/SunCZLC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33" calcext:value-type="float">
            <text:p>0.833</text:p>
          </table:table-cell>
          <table:table-cell office:value-type="string" calcext:value-type="string">
            <text:p>ACM Journal on Emerging Technologies in Computing System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Fast multi-scale feature fusion for ECG heartbeat classification.</text:p>
          </table:table-cell>
          <table:table-cell office:value-type="string" calcext:value-type="string">
            <text:p>http://dblp.org/rec/journals/ejasp/AiYWFAW1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rdiology knowledge free ECG feature extraction using generalized tensor rank one discriminant analysis.</text:p>
          </table:table-cell>
          <table:table-cell office:value-type="string" calcext:value-type="string">
            <text:p>http://dblp.org/rec/journals/ejasp/HuangZ1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pression of ECG signals using variable-length classified vector sets and wavelet transforms.</text:p>
          </table:table-cell>
          <table:table-cell office:value-type="string" calcext:value-type="string">
            <text:p>http://dblp.org/rec/journals/ejasp/Gurkan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On the feasibility of tilt test outcome early prediction using ECG and pressure parameters.</text:p>
          </table:table-cell>
          <table:table-cell office:value-type="string" calcext:value-type="string">
            <text:p>http://dblp.org/rec/journals/ejasp/Gimeno-BlanesRCFG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Modified Run-Length Coding towards the Realization of a RRO-NRDPWT-Based ECG Data Compression System.</text:p>
          </table:table-cell>
          <table:table-cell office:value-type="string" calcext:value-type="string">
            <text:p>http://dblp.org/rec/journals/ejasp/LeeHWK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Exploiting periodicity to extract the atrial activity in atrial arrhythmias.</text:p>
          </table:table-cell>
          <table:table-cell office:value-type="string" calcext:value-type="string">
            <text:p>http://dblp.org/rec/journals/ejasp/LlinaresI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Sequential Procedure for Individual Identity Verification Using ECG.</text:p>
          </table:table-cell>
          <table:table-cell office:value-type="string" calcext:value-type="string">
            <text:p>http://dblp.org/rec/journals/ejasp/IrvineI0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ncelling ECG Artifacts in EEG Using a Modified Independent Component Analysis Approach.</text:p>
          </table:table-cell>
          <table:table-cell office:value-type="string" calcext:value-type="string">
            <text:p>http://dblp.org/rec/journals/ejasp/DevuystDSKS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Using Intracardiac Vectorcardiographic Loop for Surface ECG Synthesis.</text:p>
          </table:table-cell>
          <table:table-cell office:value-type="string" calcext:value-type="string">
            <text:p>http://dblp.org/rec/journals/ejasp/KachenouraPHC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rdiac Arrhythmias Classification Method Based on MUSIC, Morphological Descriptors, and Neural Network.</text:p>
          </table:table-cell>
          <table:table-cell office:value-type="string" calcext:value-type="string">
            <text:p>http://dblp.org/rec/journals/ejasp/Naghsh-NilchiK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nalysis of Human Electrocardiogram for Biometric Recognition.</text:p>
          </table:table-cell>
          <table:table-cell office:value-type="string" calcext:value-type="string">
            <text:p>http://dblp.org/rec/journals/ejasp/WangAHP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ultichannel ECG and Noise Modeling: Application to Maternal and Fetal ECG Signals.</text:p>
          </table:table-cell>
          <table:table-cell office:value-type="string" calcext:value-type="string">
            <text:p>http://dblp.org/rec/journals/ejasp/SameniCJ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bining Wavelet Transform and Hidden Markov Models for ECG Segmentation.</text:p>
          </table:table-cell>
          <table:table-cell office:value-type="string" calcext:value-type="string">
            <text:p>http://dblp.org/rec/journals/ejasp/AndreaoB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rrected Integral Shape Averaging Applied to Obstructive Sleep Apnea Detection from the Electrocardiogram.</text:p>
          </table:table-cell>
          <table:table-cell office:value-type="string" calcext:value-type="string">
            <text:p>http://dblp.org/rec/journals/ejasp/BoudaoudRMHO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Principal Component Analysis in ECG Signal Processing.</text:p>
          </table:table-cell>
          <table:table-cell office:value-type="string" calcext:value-type="string">
            <text:p>http://dblp.org/rec/journals/ejasp/CastellsLSBM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plexity-Measure-Based Sequential Hypothesis Testing for Real-Time Detection of Lethal Cardiac Arrhythmias.</text:p>
          </table:table-cell>
          <table:table-cell office:value-type="string" calcext:value-type="string">
            <text:p>http://dblp.org/rec/journals/ejasp/Chen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odeling of Electrocardiogram Signals Using Predefined Signature and Envelope Vector Sets.</text:p>
          </table:table-cell>
          <table:table-cell office:value-type="string" calcext:value-type="string">
            <text:p>http://dblp.org/rec/journals/ejasp/GurkanGY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Simple Method for Guaranteeing ECG Quality in Real-Time Wavelet Lossy Coding.</text:p>
          </table:table-cell>
          <table:table-cell office:value-type="string" calcext:value-type="string">
            <text:p>http://dblp.org/rec/journals/ejasp/IglesiasG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Lossless Compression Schemes for ECG Signals Using Neural Network Predictors.</text:p>
          </table:table-cell>
          <table:table-cell office:value-type="string" calcext:value-type="string">
            <text:p>http://dblp.org/rec/journals/ejasp/KannanE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dvances in Electrocardiogram Signal Processing and Analysis.</text:p>
          </table:table-cell>
          <table:table-cell office:value-type="string" calcext:value-type="string">
            <text:p>http://dblp.org/rec/journals/ejasp/SandhamHLC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ultiadaptive Bionic Wavelet Transform: Application to ECG Denoising and Baseline Wandering Reduction.</text:p>
          </table:table-cell>
          <table:table-cell office:value-type="string" calcext:value-type="string">
            <text:p>http://dblp.org/rec/journals/ejasp/Sayadi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Real-Time Cardiac Arrhythmia Detection Using WOLA Filterbank Analysis of EGM Signals.</text:p>
          </table:table-cell>
          <table:table-cell office:value-type="string" calcext:value-type="string">
            <text:p>http://dblp.org/rec/journals/ejasp/SheikhzadehB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Diurnal Changes of Heart Rate and Sympathovagal Activity for Temporal Patterns of Transient Ischemic Episodes in 24-Hour Electrocardiograms.</text:p>
          </table:table-cell>
          <table:table-cell office:value-type="string" calcext:value-type="string">
            <text:p>http://dblp.org/rec/journals/ejasp/SmrdelJ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Subband-Adaptive Shrinkage for Denoising of ECG Signals.</text:p>
          </table:table-cell>
          <table:table-cell office:value-type="string" calcext:value-type="string">
            <text:p>http://dblp.org/rec/journals/ejasp/PoornachandraK0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Wireless Sensor-Based Smart-Clothing Platform for ECG Monitoring.</text:p>
          </table:table-cell>
          <table:table-cell office:value-type="string" calcext:value-type="string">
            <text:p>http://dblp.org/rec/journals/cmmm/WangLYY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Risk Prediction of One-Year Mortality in Patients with Cardiac Arrhythmias Using Random Survival Forest.</text:p>
          </table:table-cell>
          <table:table-cell office:value-type="string" calcext:value-type="string">
            <text:p>http://dblp.org/rec/journals/cmmm/MiaoCZLZ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Robust and Accurate Anomaly Detection in ECG Artifacts Using Time Series Motif Discovery.</text:p>
          </table:table-cell>
          <table:table-cell office:value-type="string" calcext:value-type="string">
            <text:p>http://dblp.org/rec/journals/cmmm/SivaraksR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Computation of Nonlinear Parameters of Heart Rhythm Using Short Time ECG Segments.</text:p>
          </table:table-cell>
          <table:table-cell office:value-type="string" calcext:value-type="string">
            <text:p>http://dblp.org/rec/journals/cmmm/KoichubekovKORS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Fetal ECG Extraction from Abdominal Signals: A Review on Suppression of Fundamental Power Line Interference Component and Its Harmonics.</text:p>
          </table:table-cell>
          <table:table-cell office:value-type="string" calcext:value-type="string">
            <text:p>http://dblp.org/rec/journals/cmmm/TaralungaUGSW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PLI Cancellation in ECG Signal Based on Adaptive Filter by Using Wiener-Hopf Equation for Providing Initial Condition.</text:p>
          </table:table-cell>
          <table:table-cell office:value-type="string" calcext:value-type="string">
            <text:p>http://dblp.org/rec/journals/cmmm/ManosuebKW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Harmonic Linear Dynamical System for Prominent ECG Feature Extraction.</text:p>
          </table:table-cell>
          <table:table-cell office:value-type="string" calcext:value-type="string">
            <text:p>http://dblp.org/rec/journals/cmmm/NguyenYKD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Novel Automatic Detection System for ECG Arrhythmias Using Maximum Margin Clustering with Immune Evolutionary Algorithm.</text:p>
          </table:table-cell>
          <table:table-cell office:value-type="string" calcext:value-type="string">
            <text:p>http://dblp.org/rec/journals/cmmm/ZhuDH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Simplified 3D Model of Whole Heart Electrical Activity and 12-Lead ECG Generation.</text:p>
          </table:table-cell>
          <table:table-cell office:value-type="string" calcext:value-type="string">
            <text:p>http://dblp.org/rec/journals/cmmm/SoviljMLD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Study on Parameter Optimization for Support Vector Regression in Solving the Inverse ECG Problem.</text:p>
          </table:table-cell>
          <table:table-cell office:value-type="string" calcext:value-type="string">
            <text:p>http://dblp.org/rec/journals/cmmm/JiangJZWHZ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4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Multiscale Cross-Approximate Entropy Analysis as a Measurement of Complexity between ECG R-R Interval and PPG Pulse Amplitude Series among the Normal and Diabetic Subjects.</text:p>
          </table:table-cell>
          <table:table-cell office:value-type="string" calcext:value-type="string">
            <text:p>http://dblp.org/rec/journals/cmmm/WuLLL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n Expert System Based on Fisher Score and LS-SVM for Cardiac Arrhythmia Diagnosis.</text:p>
          </table:table-cell>
          <table:table-cell office:value-type="string" calcext:value-type="string">
            <text:p>http://dblp.org/rec/journals/cmmm/Yilmaz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pplication of Wavelet Entropy to Predict Atrial Fibrillation Progression from the Surface ECG.</text:p>
          </table:table-cell>
          <table:table-cell office:value-type="string" calcext:value-type="string">
            <text:p>http://dblp.org/rec/journals/cmmm/AlcarazR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n Automated Optimal Engagement and Attention Detection System Using Electrocardiogram.</text:p>
          </table:table-cell>
          <table:table-cell office:value-type="string" calcext:value-type="string">
            <text:p>http://dblp.org/rec/journals/cmmm/BelleHN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Curvature based ECG signal compression for effective communication on WPAN.</text:p>
          </table:table-cell>
          <table:table-cell office:value-type="string" calcext:value-type="string">
            <text:p>http://dblp.org/rec/journals/jcn/KimKKYP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Wireless three-pad ECG system: Challenges, design, and evaluations.</text:p>
          </table:table-cell>
          <table:table-cell office:value-type="string" calcext:value-type="string">
            <text:p>http://dblp.org/rec/journals/jcn/CaoLS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CM Trans. Design Autom. Electr. Syst.</text:p>
          </table:table-cell>
          <table:table-cell office:value-type="string" calcext:value-type="string">
            <text:p>A multiprocessor system-on-chip for real-time biomedical monitoring and analysis: ECG prototype architectural design space exploration.</text:p>
          </table:table-cell>
          <table:table-cell office:value-type="string" calcext:value-type="string">
            <text:p>http://dblp.org/rec/journals/todaes/KhatibPBBBKJN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86" calcext:value-type="float">
            <text:p>0.686</text:p>
          </table:table-cell>
          <table:table-cell office:value-type="string" calcext:value-type="string">
            <text:p>ACM Transactions on Design Automation of Electronic Systems (TODAES)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Miniaturized wireless ECG monitor for real-time detection of epileptic seizures.</text:p>
          </table:table-cell>
          <table:table-cell office:value-type="string" calcext:value-type="string">
            <text:p>http://dblp.org/rec/journals/tecs/MasseBSA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Wireless noncontact ECG and EEG biopotential sensors.</text:p>
          </table:table-cell>
          <table:table-cell office:value-type="string" calcext:value-type="string">
            <text:p>http://dblp.org/rec/journals/tecs/ChiN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JPRAI</text:p>
          </table:table-cell>
          <table:table-cell office:value-type="string" calcext:value-type="string">
            <text:p>Choosing Real-Time Predictors for Ventricular Arrhythmia Detection.</text:p>
          </table:table-cell>
          <table:table-cell office:value-type="string" calcext:value-type="string">
            <text:p>http://dblp.org/rec/journals/ijprai/RibeiroMHA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7" calcext:value-type="float">
            <text:p>0.67</text:p>
          </table:table-cell>
          <table:table-cell office:value-type="string" calcext:value-type="string">
            <text:p>International Journal of Pattern Recognition and Artificial Intelligence (IJPRAI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. Vis. Lang. Comput.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office:value-type="string" calcext:value-type="string">
            <text:p>http://dblp.org/rec/journals/vlc/0002CLK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6" calcext:value-type="float">
            <text:p>0.66</text:p>
          </table:table-cell>
          <table:table-cell office:value-type="string" calcext:value-type="string">
            <text:p>Journal of Visual Languages and Comput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t. and Neurosc.</text:p>
          </table:table-cell>
          <table:table-cell office:value-type="string" calcext:value-type="string">
            <text:p>Unveiling the Biometric Potential of Finger-Based ECG Signals.</text:p>
          </table:table-cell>
          <table:table-cell office:value-type="string" calcext:value-type="string">
            <text:p>http://dblp.org/rec/journals/cin/LourencoSF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96" calcext:value-type="float">
            <text:p>0.596</text:p>
          </table:table-cell>
          <table:table-cell office:value-type="string" calcext:value-type="string">
            <text:p>Computational Intelligence and Neuroscience</text:p>
          </table:table-cell>
        </table:table-row>
        <table:table-row table:style-name="ro4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nt. J. Computational Intelligence Systems</text:p>
          </table:table-cell>
          <table:table-cell office:value-type="string" calcext:value-type="string">
            <text:p>Ischemia classification via ECG using MLP neural networks.</text:p>
          </table:table-cell>
          <table:table-cell office:value-type="string" calcext:value-type="string">
            <text:p>http://dblp.org/rec/journals/ijcisys/PelaezDFS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74" calcext:value-type="float">
            <text:p>0.574</text:p>
          </table:table-cell>
          <table:table-cell office:value-type="string" calcext:value-type="string">
            <text:p>International Journal of Computational Intelligence Systems (IJCIS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 Systems</text:p>
          </table:table-cell>
          <table:table-cell office:value-type="string" calcext:value-type="string">
            <text:p>Gaussian Noise Filtering from ECG by Wiener Filter and Ensemble Empirical Mode Decomposition.</text:p>
          </table:table-cell>
          <table:table-cell office:value-type="string" calcext:value-type="string">
            <text:p>http://dblp.org/rec/journals/vlsisp/Chang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 Systems</text:p>
          </table:table-cell>
          <table:table-cell office:value-type="string" calcext:value-type="string">
            <text:p>Analysis and Design of On-sensor ECG Processors for Realtime Detection of Cardiac Anomalies Including VF, VT, and PVC.</text:p>
          </table:table-cell>
          <table:table-cell office:value-type="string" calcext:value-type="string">
            <text:p>http://dblp.org/rec/journals/vlsisp/ChenCCLHLLC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. Low Power Electronics</text:p>
          </table:table-cell>
          <table:table-cell office:value-type="string" calcext:value-type="string">
            <text:p>Ultra-Low Voltage Realization of the Tau-Cell and Its Application for Filtering Electrocardiogram Signals.</text:p>
          </table:table-cell>
          <table:table-cell office:value-type="string" calcext:value-type="string">
            <text:p>http://dblp.org/rec/journals/jolpe/KoliosP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. Low Power Electronics</text:p>
          </table:table-cell>
          <table:table-cell office:value-type="string" calcext:value-type="string">
            <text:p>Ultra Low-Voltage Ultra Low-Power Sinh-Domain Wavelet Filer for Electrocardiogram Signal Analysis.</text:p>
          </table:table-cell>
          <table:table-cell office:value-type="string" calcext:value-type="string">
            <text:p>http://dblp.org/rec/journals/jolpe/KhandayP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Ecg Signal Coding Using Biorthogonal Wavelet-Based Burrows-Wheeler Coder.</text:p>
          </table:table-cell>
          <table:table-cell office:value-type="string" calcext:value-type="string">
            <text:p>http://dblp.org/rec/journals/ijwmip/KumariPS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Discrete Wavelet Transform Applied on Personal Identity Verification with ECG Signal.</text:p>
          </table:table-cell>
          <table:table-cell office:value-type="string" calcext:value-type="string">
            <text:p>http://dblp.org/rec/journals/ijwmip/ChiuCH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Design and Evaluation of matched Wavelets with Maximum Coding Gain and Minimum Approximation Error Criteria for R Peak Detection in ECG.</text:p>
          </table:table-cell>
          <table:table-cell office:value-type="string" calcext:value-type="string">
            <text:p>http://dblp.org/rec/journals/ijwmip/BadiezadeganS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De-Noising and Baseline Wandering Removal of Electrocardiogram Using Double Density Discrete Wavelet.</text:p>
          </table:table-cell>
          <table:table-cell office:value-type="string" calcext:value-type="string">
            <text:p>http://dblp.org/rec/journals/ijwmip/KumariS0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Kybernetes</text:p>
          </table:table-cell>
          <table:table-cell office:value-type="string" calcext:value-type="string">
            <text:p>Hyperbox classifiers for arrhythmia classification.</text:p>
          </table:table-cell>
          <table:table-cell office:value-type="string" calcext:value-type="string">
            <text:p>http://dblp.org/rec/journals/kybernetes/BortolanP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16" calcext:value-type="float">
            <text:p>0.416</text:p>
          </table:table-cell>
          <table:table-cell office:value-type="string" calcext:value-type="string">
            <text:p>Kybernetes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ECG quality assessment based on a kernel support vector machine and genetic algorithm with a feature matrix.</text:p>
          </table:table-cell>
          <table:table-cell office:value-type="string" calcext:value-type="string">
            <text:p>http://dblp.org/rec/journals/jzusc/ZhangLWWL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Removal of baseline wander from ECG signal based on a statistical weighted moving average filter.</text:p>
          </table:table-cell>
          <table:table-cell office:value-type="string" calcext:value-type="string">
            <text:p>http://dblp.org/rec/journals/jzusc/HuXZ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rontiers of Computer Science</text:p>
          </table:table-cell>
          <table:table-cell office:value-type="string" calcext:value-type="string">
            <text:p>ECG beat classification using particle swarm optimization and support vector machine.</text:p>
          </table:table-cell>
          <table:table-cell office:value-type="string" calcext:value-type="string">
            <text:p>http://dblp.org/rec/journals/fcsc/KhazaeeZ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05" calcext:value-type="float">
            <text:p>0.405</text:p>
          </table:table-cell>
          <table:table-cell office:value-type="string" calcext:value-type="string">
            <text:p>Frontiers of Computer Scienc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plied Artificial Intelligence</text:p>
          </table:table-cell>
          <table:table-cell office:value-type="string" calcext:value-type="string">
            <text:p>Multiclass Support Vector Machines for Classification of ECG Data with Missing Values.</text:p>
          </table:table-cell>
          <table:table-cell office:value-type="string" calcext:value-type="string">
            <text:p>http://dblp.org/rec/journals/aai/HejaziASH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02" calcext:value-type="float">
            <text:p>0.402</text:p>
          </table:table-cell>
          <table:table-cell office:value-type="string" calcext:value-type="string">
            <text:p>Applied Artificial Intelligence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nternational Journal on Artificial Intelligence Tools</text:p>
          </table:table-cell>
          <table:table-cell office:value-type="string" calcext:value-type="string">
            <text:p>Ccdd: an Enhanced Standard ECG Database with its Management and Annotation Tools.</text:p>
          </table:table-cell>
          <table:table-cell office:value-type="string" calcext:value-type="string">
            <text:p>http://dblp.org/rec/journals/ijait/ZhangLD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93" calcext:value-type="float">
            <text:p>0.393</text:p>
          </table:table-cell>
          <table:table-cell office:value-type="string" calcext:value-type="string">
            <text:p>International Journal on Artificial Intelligence Tools (IJAIT)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Performance Analysis of Multiscale Entropy for the Assessment of ECG Signal Quality.</text:p>
          </table:table-cell>
          <table:table-cell office:value-type="string" calcext:value-type="string">
            <text:p>http://dblp.org/rec/journals/jece/ZhangWLL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Using Multiscale Product for ECG Characterization.</text:p>
          </table:table-cell>
          <table:table-cell office:value-type="string" calcext:value-type="string">
            <text:p>http://dblp.org/rec/journals/jece/BesrourLE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Wearable advanced single chip ECG telemonitoring system using SoPC.</text:p>
          </table:table-cell>
          <table:table-cell office:value-type="string" calcext:value-type="string">
            <text:p>http://dblp.org/rec/journals/ieiceee/KavyaB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Intelligent sensor node based a low power ECG monitoring system.</text:p>
          </table:table-cell>
          <table:table-cell office:value-type="string" calcext:value-type="string">
            <text:p>http://dblp.org/rec/journals/ieiceee/ZengLCL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Adaptive motion artifacts reduction algorithm for ECG signal in textile wearable sensor.</text:p>
          </table:table-cell>
          <table:table-cell office:value-type="string" calcext:value-type="string">
            <text:p>http://dblp.org/rec/journals/ieiceee/YoonSML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Design of a VLSI Hamming Neural Network for Arrhythmia Classification.</text:p>
          </table:table-cell>
          <table:table-cell office:value-type="string" calcext:value-type="string">
            <text:p>http://dblp.org/rec/journals/jcsc/GhanavtiS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An Ultra-Low-Power Current-Mode Integrated CMOS Instrumentation amplifier for Personal ECG Recorders.</text:p>
          </table:table-cell>
          <table:table-cell office:value-type="string" calcext:value-type="string">
            <text:p>http://dblp.org/rec/journals/jcsc/BaghiniNLS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An Approach to Evaluate Electromagnetic Interference with a Wearable ECG at Frequencies below 1MHz.</text:p>
          </table:table-cell>
          <table:table-cell office:value-type="string" calcext:value-type="string">
            <text:p>http://dblp.org/rec/journals/ieicet/LiaoSW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Biometric Identification Using JPEG2000 Compressed ECG Signals.</text:p>
          </table:table-cell>
          <table:table-cell office:value-type="string" calcext:value-type="string">
            <text:p>http://dblp.org/rec/journals/ieicet/WuWC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Distributed Source Coding for Real-Time ECG Signal Monitoring.</text:p>
          </table:table-cell>
          <table:table-cell office:value-type="string" calcext:value-type="string">
            <text:p>http://dblp.org/rec/journals/ieicet/WuTC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Real-Time and Memory-Efficient Arrhythmia Detection in ECG Monitors Using Antidictionary Coding.</text:p>
          </table:table-cell>
          <table:table-cell office:value-type="string" calcext:value-type="string">
            <text:p>http://dblp.org/rec/journals/ieicet/OtaMW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Novel Joint Source-Channel Coding of Periodic ECG Signals for Reliable Wireless Patient Monitoring.</text:p>
          </table:table-cell>
          <table:table-cell office:value-type="string" calcext:value-type="string">
            <text:p>http://dblp.org/rec/journals/ieicet/WatanabeTI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On-Line Electrocardiogram Lossless Compression Using Antidictionary Codes for a Finite Alphabet.</text:p>
          </table:table-cell>
          <table:table-cell office:value-type="string" calcext:value-type="string">
            <text:p>http://dblp.org/rec/journals/ieicet/OtaM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A Robust and Non-invasive Fetal Electrocardiogram Extraction Algorithm in a Semi-Blind Way.</text:p>
          </table:table-cell>
          <table:table-cell office:value-type="string" calcext:value-type="string">
            <text:p>http://dblp.org/rec/journals/ieicet/YeZC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ntelligent Automation &amp;amp; Soft Computing</text:p>
          </table:table-cell>
          <table:table-cell office:value-type="string" calcext:value-type="string">
            <text:p>Heart Arrhythmia Detection using support vector machines.</text:p>
          </table:table-cell>
          <table:table-cell office:value-type="string" calcext:value-type="string">
            <text:p>http://dblp.org/rec/journals/iasc/KhazaeeE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89" calcext:value-type="float">
            <text:p>0.189</text:p>
          </table:table-cell>
          <table:table-cell office:value-type="string" calcext:value-type="string">
            <text:p>Intelligent Automation &amp;amp; Soft Comput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New real-time heartbeat detection method using the angle of a single-lead electrocardiogram.</text:p>
          </table:table-cell>
          <table:table-cell office:value-type="string" calcext:value-type="string">
            <text:p>http://dblp.org/rec/journals/cbm/SongCKL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spiratory rate extraction from single-lead ECG using homomorphic filtering.</text:p>
          </table:table-cell>
          <table:table-cell office:value-type="string" calcext:value-type="string">
            <text:p>http://dblp.org/rec/journals/cbm/SharmaSB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novel electrocardiogram parameterization algorithm and its application in myocardial infarction detection.</text:p>
          </table:table-cell>
          <table:table-cell office:value-type="string" calcext:value-type="string">
            <text:p>http://dblp.org/rec/journals/cbm/LiuLWHLZLZ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Design and implementation of a multiband digital filter using FPGA to extract the ECG signal in the presence of different interference signals.</text:p>
          </table:table-cell>
          <table:table-cell office:value-type="string" calcext:value-type="string">
            <text:p>http://dblp.org/rec/journals/cbm/AboutabikhA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omment on the First Symposium on Quantitative Analysis of Cardiac Arrhythmias.</text:p>
          </table:table-cell>
          <table:table-cell office:value-type="string" calcext:value-type="string">
            <text:p>http://dblp.org/rec/journals/cbm/Wit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Modeling left and right atrial contributions to the ECG: A dipole-current source approach.</text:p>
          </table:table-cell>
          <table:table-cell office:value-type="string" calcext:value-type="string">
            <text:p>http://dblp.org/rec/journals/cbm/Jacquemet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liable resource-constrained telecardiology via compressive detection of anomalous ECG signals.</text:p>
          </table:table-cell>
          <table:table-cell office:value-type="string" calcext:value-type="string">
            <text:p>http://dblp.org/rec/journals/cbm/ChandraSJ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rrelation analysis-based detection and delineation of ECG characteristic events using template waveforms extracted by ensemble averaging of clustered heart cycles.</text:p>
          </table:table-cell>
          <table:table-cell office:value-type="string" calcext:value-type="string">
            <text:p>http://dblp.org/rec/journals/cbm/HomaeinezhadEN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omparative assessment of nonlinear metrics to quantify organization-related events in surface electrocardiograms of atrial fibrillation.</text:p>
          </table:table-cell>
          <table:table-cell office:value-type="string" calcext:value-type="string">
            <text:p>http://dblp.org/rec/journals/cbm/JulianAR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urrent methods in electrocardiogram characterization.</text:p>
          </table:table-cell>
          <table:table-cell office:value-type="string" calcext:value-type="string">
            <text:p>http://dblp.org/rec/journals/cbm/MartisAA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al-time electrocardiogram P-QRS-T detection-delineation algorithm based on quality-supported analysis of characteristic templates.</text:p>
          </table:table-cell>
          <table:table-cell office:value-type="string" calcext:value-type="string">
            <text:p>http://dblp.org/rec/journals/cbm/KarimipourH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curring patterns of atrial fibrillation in surface ECG predict restoration of sinus rhythm by catheter ablation.</text:p>
          </table:table-cell>
          <table:table-cell office:value-type="string" calcext:value-type="string">
            <text:p>http://dblp.org/rec/journals/cbm/MarcoRBL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trial activity extraction from single lead ECG recordings: Evaluation of two novel methods.</text:p>
          </table:table-cell>
          <table:table-cell office:value-type="string" calcext:value-type="string">
            <text:p>http://dblp.org/rec/journals/cbm/DaiJL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5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traction notice to &amp;apos;A novel real-time patient-specific seizure diagnosis algorithm based on analysis of EEG and ECG signals using spectral and spatial features and improved particle swarm optimization classifier&amp;apos; [CBM 42 (2012) 848-856].</text:p>
          </table:table-cell>
          <table:table-cell office:value-type="string" calcext:value-type="string">
            <text:p>http://dblp.org/rec/journals/cbm/NasehiP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enhancement using S-Transform.</text:p>
          </table:table-cell>
          <table:table-cell office:value-type="string" calcext:value-type="string">
            <text:p>http://dblp.org/rec/journals/cbm/AriDC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al-time CHF detection from ECG signals using a novel discretization method.</text:p>
          </table:table-cell>
          <table:table-cell office:value-type="string" calcext:value-type="string">
            <text:p>http://dblp.org/rec/journals/cbm/Orhan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search of fetal ECG extraction using wavelet analysis and adaptive filtering.</text:p>
          </table:table-cell>
          <table:table-cell office:value-type="string" calcext:value-type="string">
            <text:p>http://dblp.org/rec/journals/cbm/WuSZLZG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trial activity selection for atrial fibrillation ECG recordings.</text:p>
          </table:table-cell>
          <table:table-cell office:value-type="string" calcext:value-type="string">
            <text:p>http://dblp.org/rec/journals/cbm/DonosoFLPR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Fractal and EMD based removal of baseline wander and powerline interference from ECG signals.</text:p>
          </table:table-cell>
          <table:table-cell office:value-type="string" calcext:value-type="string">
            <text:p>http://dblp.org/rec/journals/cbm/AgrawalG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ffect of aerobic conditioning on ventricular activation: A principal components analysis approach to high-resolution electrocardiogram.</text:p>
          </table:table-cell>
          <table:table-cell office:value-type="string" calcext:value-type="string">
            <text:p>http://dblp.org/rec/journals/cbm/Nasario-JuniorBTMN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mpirical mode decomposition based ECG enhancement and QRS detection.</text:p>
          </table:table-cell>
          <table:table-cell office:value-type="string" calcext:value-type="string">
            <text:p>http://dblp.org/rec/journals/cbm/PalM1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Machine learning on-a-chip: A high-performance low-power reusable neuron architecture for artificial neural networks in ECG classifications.</text:p>
          </table:table-cell>
          <table:table-cell office:value-type="string" calcext:value-type="string">
            <text:p>http://dblp.org/rec/journals/cbm/SunC1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multi-stage automatic arrhythmia recognition and classification system.</text:p>
          </table:table-cell>
          <table:table-cell office:value-type="string" calcext:value-type="string">
            <text:p>http://dblp.org/rec/journals/cbm/KutluK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xploiting correlation of ECG with certain EMD functions for discrimination of ventricular fibrillation.</text:p>
          </table:table-cell>
          <table:table-cell office:value-type="string" calcext:value-type="string">
            <text:p>http://dblp.org/rec/journals/cbm/AnasLH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andom forests ensemble classifier trained with data resampling strategy to improve cardiac arrhythmia diagnosis.</text:p>
          </table:table-cell>
          <table:table-cell office:value-type="string" calcext:value-type="string">
            <text:p>http://dblp.org/rec/journals/cbm/Ozcift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statistical approach for determination of time plane features from digitized ECG.</text:p>
          </table:table-cell>
          <table:table-cell office:value-type="string" calcext:value-type="string">
            <text:p>http://dblp.org/rec/journals/cbm/ChatterjeeGM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The event synchronous canceller algorithm removes maternal ECG from abdominal signals without affecting the fetal ECG.</text:p>
          </table:table-cell>
          <table:table-cell office:value-type="string" calcext:value-type="string">
            <text:p>http://dblp.org/rec/journals/cbm/UngureanuBOUW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Short- versus long-term ECG recordings for the assessment of non-linear heart rate variability parameters after beating heart myocardial revascularization.</text:p>
          </table:table-cell>
          <table:table-cell office:value-type="string" calcext:value-type="string">
            <text:p>http://dblp.org/rec/journals/cbm/KselaKAVSSSG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utomated recognition of patients with obstructive sleep apnoea using wavelet-based features of electrocardiogram recordings.</text:p>
          </table:table-cell>
          <table:table-cell office:value-type="string" calcext:value-type="string">
            <text:p>http://dblp.org/rec/journals/cbm/KhandokerKP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mputer based wireless system for online acquisition, monitoring and digital processing of ECG waveforms.</text:p>
          </table:table-cell>
          <table:table-cell office:value-type="string" calcext:value-type="string">
            <text:p>http://dblp.org/rec/journals/cbm/BansalKS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Surface ECG organization analysis to predict paroxysmal atrial fibrillation termination.</text:p>
          </table:table-cell>
          <table:table-cell office:value-type="string" calcext:value-type="string">
            <text:p>http://dblp.org/rec/journals/cbm/AlcarazR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denoising and baseline wander correction based on the empirical mode decomposition.</text:p>
          </table:table-cell>
          <table:table-cell office:value-type="string" calcext:value-type="string">
            <text:p>http://dblp.org/rec/journals/cbm/Blanco-VelascoWB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Projective filtering of time warped ECG beats.</text:p>
          </table:table-cell>
          <table:table-cell office:value-type="string" calcext:value-type="string">
            <text:p>http://dblp.org/rec/journals/cbm/Kotas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ombined entropy based method for detection of QRS complexes in 12-lead electrocardiogram using SVM.</text:p>
          </table:table-cell>
          <table:table-cell office:value-type="string" calcext:value-type="string">
            <text:p>http://dblp.org/rec/journals/cbm/MehtaL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Incremental HMM training applied to ECG signal analysis.</text:p>
          </table:table-cell>
          <table:table-cell office:value-type="string" calcext:value-type="string">
            <text:p>http://dblp.org/rec/journals/cbm/AndreaoMBDBF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Parametrical modelling of a premature ventricular contraction ECG beat: Comparison with the normal case.</text:p>
          </table:table-cell>
          <table:table-cell office:value-type="string" calcext:value-type="string">
            <text:p>http://dblp.org/rec/journals/cbm/KhansaN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compression by multi-iteration EZW coding for different wavelets and thresholds.</text:p>
          </table:table-cell>
          <table:table-cell office:value-type="string" calcext:value-type="string">
            <text:p>http://dblp.org/rec/journals/cbm/TohumogluS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mparison of algorithms for estimation of a respiratory signal from the surface electrocardiogram.</text:p>
          </table:table-cell>
          <table:table-cell office:value-type="string" calcext:value-type="string">
            <text:p>http://dblp.org/rec/journals/cbm/OBrienH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valuation of a none compressed 12-lead ECG transmission via internet using IPSec.</text:p>
          </table:table-cell>
          <table:table-cell office:value-type="string" calcext:value-type="string">
            <text:p>http://dblp.org/rec/journals/cbm/WeiN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Source localization of focal ventricular arrhythmias using linear estimation, correlation, and back propagation networks.</text:p>
          </table:table-cell>
          <table:table-cell office:value-type="string" calcext:value-type="string">
            <text:p>http://dblp.org/rec/journals/cbm/YilmazC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n automatic analysis method for detecting and eliminating ECG artifacts in EEG.</text:p>
          </table:table-cell>
          <table:table-cell office:value-type="string" calcext:value-type="string">
            <text:p>http://dblp.org/rec/journals/cbm/JiangCCLTL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fuzzy clustering neural network architecture for classification of ECG arrhythmias.</text:p>
          </table:table-cell>
          <table:table-cell office:value-type="string" calcext:value-type="string">
            <text:p>http://dblp.org/rec/journals/cbm/OzbayCK06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Cardiac magnetic resonance image-based classification of the risk of arrhythmias in post-myocardial infarction patients.</text:p>
          </table:table-cell>
          <table:table-cell office:value-type="string" calcext:value-type="string">
            <text:p>http://dblp.org/rec/journals/artmed/KotuEBKOWE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Corrigendum to &amp;quot;A characterization of electrocardiogram signals through optimal allocation of information granularity&amp;quot; [Artif. Intell. Med. 54(2012) 125-134].</text:p>
          </table:table-cell>
          <table:table-cell office:value-type="string" calcext:value-type="string">
            <text:p>http://dblp.org/rec/journals/artmed/GacekP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Weighted spherical 1-mean with phase shift and its application in electrocardiogram discord detection.</text:p>
          </table:table-cell>
          <table:table-cell office:value-type="string" calcext:value-type="string">
            <text:p>http://dblp.org/rec/journals/artmed/WangCDWY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Selection of effective features for ECG beat recognition based on nonlinear correlations.</text:p>
          </table:table-cell>
          <table:table-cell office:value-type="string" calcext:value-type="string">
            <text:p>http://dblp.org/rec/journals/artmed/ChenY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A characterization of electrocardiogram signals through optimal allocation of information granularity.</text:p>
          </table:table-cell>
          <table:table-cell office:value-type="string" calcext:value-type="string">
            <text:p>http://dblp.org/rec/journals/artmed/GacekP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Electrocardiogram analysis using a combination of statistical, geometric, and nonlinear heart rate variability features.</text:p>
          </table:table-cell>
          <table:table-cell office:value-type="string" calcext:value-type="string">
            <text:p>http://dblp.org/rec/journals/artmed/JovicB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Application of constrained independent component analysis algorithms in electrocardiogram arrhythmias.</text:p>
          </table:table-cell>
          <table:table-cell office:value-type="string" calcext:value-type="string">
            <text:p>http://dblp.org/rec/journals/artmed/LlinaresI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Noise-tolerant electrocardiogram beat classification based on higher order statistics of subband components.</text:p>
          </table:table-cell>
          <table:table-cell office:value-type="string" calcext:value-type="string">
            <text:p>http://dblp.org/rec/journals/artmed/YuC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Support vector machine-based arrhythmia classification using reduced features of heart rate variability signal.</text:p>
          </table:table-cell>
          <table:table-cell office:value-type="string" calcext:value-type="string">
            <text:p>http://dblp.org/rec/journals/artmed/AslSM0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ECG heart beat classification method based on modified ABC algorithm.</text:p>
          </table:table-cell>
          <table:table-cell office:value-type="string" calcext:value-type="string">
            <text:p>http://dblp.org/rec/journals/asc/DilmacK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Superior foetal electrocardiogram signal elicitation using a novel artificial intelligent Bayesian methodology.</text:p>
          </table:table-cell>
          <table:table-cell office:value-type="string" calcext:value-type="string">
            <text:p>http://dblp.org/rec/journals/asc/JagannathS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Hybrid intelligent methods for arrhythmia detection and geriatric depression diagnosis.</text:p>
          </table:table-cell>
          <table:table-cell office:value-type="string" calcext:value-type="string">
            <text:p>http://dblp.org/rec/journals/asc/HuangHL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Detection of electrocardiogram signals using an efficient method.</text:p>
          </table:table-cell>
          <table:table-cell office:value-type="string" calcext:value-type="string">
            <text:p>http://dblp.org/rec/journals/asc/EbrahimzadehSK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Myocardial infarction classification with multi-lead ECG using hidden Markov models and Gaussian mixture models.</text:p>
          </table:table-cell>
          <table:table-cell office:value-type="string" calcext:value-type="string">
            <text:p>http://dblp.org/rec/journals/asc/ChangLHW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A new ECG beat clustering method based on kernelized fuzzy c-means and hybrid ant colony optimization for continuous domains.</text:p>
          </table:table-cell>
          <table:table-cell office:value-type="string" calcext:value-type="string">
            <text:p>http://dblp.org/rec/journals/asc/DoganK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PCA and ICA processing methods for removal of artifacts and noise in electrocardiograms: A survey and comparison.</text:p>
          </table:table-cell>
          <table:table-cell office:value-type="string" calcext:value-type="string">
            <text:p>http://dblp.org/rec/journals/asc/Chawla1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Evolving a Bayesian classifier for ECG-based age classification in medical applications.</text:p>
          </table:table-cell>
          <table:table-cell office:value-type="string" calcext:value-type="string">
            <text:p>http://dblp.org/rec/journals/asc/WigginsSLV0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Performance Comparison of Wavelet and Multiwavelet Denoising Methods for an Electrocardiogram Signal.</text:p>
          </table:table-cell>
          <table:table-cell office:value-type="string" calcext:value-type="string">
            <text:p>http://dblp.org/rec/journals/jam/SubramanianAR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Noise Suppression in ECG Signals through Efficient One-Step Wavelet Processing Techniques.</text:p>
          </table:table-cell>
          <table:table-cell office:value-type="string" calcext:value-type="string">
            <text:p>http://dblp.org/rec/journals/jam/CastilloMGMPP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The Effects of Control Domain Position on Optimal Control of Cardiac Arrhythmia.</text:p>
          </table:table-cell>
          <table:table-cell office:value-type="string" calcext:value-type="string">
            <text:p>http://dblp.org/rec/journals/jam/NgR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Personal Identification Based on Vectorcardiogram Derived from Limb Leads Electrocardiogram.</text:p>
          </table:table-cell>
          <table:table-cell office:value-type="string" calcext:value-type="string">
            <text:p>http://dblp.org/rec/journals/jam/LeeCK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Fuzzy Association Rule Mining Based Myocardial Ischemia Diagnosis on ECG Signal.</text:p>
          </table:table-cell>
          <table:table-cell office:value-type="string" calcext:value-type="string">
            <text:p>http://dblp.org/rec/journals/jaciii/LiDH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Similarity-Based Fuzzy Classification of ECG and Capnogram Signals.</text:p>
          </table:table-cell>
          <table:table-cell office:value-type="string" calcext:value-type="string">
            <text:p>http://dblp.org/rec/journals/jaciii/BetancourtFTYSDH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Predictor Using an Error-Convergence Neuron Network and its Application to Electrocardiograms.</text:p>
          </table:table-cell>
          <table:table-cell office:value-type="string" calcext:value-type="string">
            <text:p>http://dblp.org/rec/journals/jaciii/KobayakawaY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Emotion Recognition Based on ECG Signals for Service Robots in the Intelligent Space During Daily Life.</text:p>
          </table:table-cell>
          <table:table-cell office:value-type="string" calcext:value-type="string">
            <text:p>http://dblp.org/rec/journals/jaciii/RattanyuM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Visualization and simulation of the human heart based on ECG.</text:p>
          </table:table-cell>
          <table:table-cell office:value-type="string" calcext:value-type="string">
            <text:p>http://dblp.org/rec/journals/bams/SochockaKP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A continuous approach to the ECG noiseprint estimation.</text:p>
          </table:table-cell>
          <table:table-cell office:value-type="string" calcext:value-type="string">
            <text:p>http://dblp.org/rec/journals/bams/Augustyniak11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ECG by computer - registration and initial analysis of bioelectric potentials.</text:p>
          </table:table-cell>
          <table:table-cell office:value-type="string" calcext:value-type="string">
            <text:p>http://dblp.org/rec/journals/bams/LudzikM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ng. Appl. of AI</text:p>
          </table:table-cell>
          <table:table-cell office:value-type="string" calcext:value-type="string">
            <text:p>Combining multiple views: Case studies on protein and arrhythmia features.</text:p>
          </table:table-cell>
          <table:table-cell office:value-type="string" calcext:value-type="string">
            <text:p>http://dblp.org/rec/journals/eaai/SakarKSGAF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ng. Appl. of AI</text:p>
          </table:table-cell>
          <table:table-cell office:value-type="string" calcext:value-type="string">
            <text:p>Non-singleton genetic fuzzy logic system for arrhythmias classification.</text:p>
          </table:table-cell>
          <table:table-cell office:value-type="string" calcext:value-type="string">
            <text:p>http://dblp.org/rec/journals/eaai/ChuaT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ng. Appl. of AI</text:p>
          </table:table-cell>
          <table:table-cell office:value-type="string" calcext:value-type="string">
            <text:p>Comparing binary and real-valued coding in hybrid immune algorithm for feature selection and classification of ECG signals.</text:p>
          </table:table-cell>
          <table:table-cell office:value-type="string" calcext:value-type="string">
            <text:p>http://dblp.org/rec/journals/eaai/BeretaB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Robust Heartbeat Detector Based on Weighted Correlation and Multichannel Input: Implementation on the ECG Recorded with Textile Electrodes.</text:p>
          </table:table-cell>
          <table:table-cell office:value-type="string" calcext:value-type="string">
            <text:p>http://dblp.org/rec/journals/ijehmc/RattfaltLHAB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Wearable ECG Monitoring and Alerting System Associated with Smartphone: iHeart.</text:p>
          </table:table-cell>
          <table:table-cell office:value-type="string" calcext:value-type="string">
            <text:p>http://dblp.org/rec/journals/ijehmc/WatanabeKSY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Comparative Study of ECG Classification Performance Using Decision Tree Algorithms.</text:p>
          </table:table-cell>
          <table:table-cell office:value-type="string" calcext:value-type="string">
            <text:p>http://dblp.org/rec/journals/ijehmc/CharfiK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Random Forest Classifier Based ECG Arrhythmia Classification.</text:p>
          </table:table-cell>
          <table:table-cell office:value-type="string" calcext:value-type="string">
            <text:p>http://dblp.org/rec/journals/ijhisi/VimalS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ECG Signal De-noising with Asynchronous Averaging and Filtering Algorithm.</text:p>
          </table:table-cell>
          <table:table-cell office:value-type="string" calcext:value-type="string">
            <text:p>http://dblp.org/rec/journals/ijhisi/GautamLC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Ambient Intelligence and Pervasive Architecture Designed within the EPI-MEDICS Personal ECG Monitor.</text:p>
          </table:table-cell>
          <table:table-cell office:value-type="string" calcext:value-type="string">
            <text:p>http://dblp.org/rec/journals/ijhisi/AtouiTFR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Modified approach for ECG signal denoising based on empirical mode decomposition and moving average filter.</text:p>
          </table:table-cell>
          <table:table-cell office:value-type="string" calcext:value-type="string">
            <text:p>http://dblp.org/rec/journals/ijmei/JhaSS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DICOM medical image watermarking of ECG signals using EZW algorithm.</text:p>
          </table:table-cell>
          <table:table-cell office:value-type="string" calcext:value-type="string">
            <text:p>http://dblp.org/rec/journals/ijmei/KannammalR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Application of genetic algorithms in fuzzy wavelet neural network for fetal electrocardiogram extraction.</text:p>
          </table:table-cell>
          <table:table-cell office:value-type="string" calcext:value-type="string">
            <text:p>http://dblp.org/rec/journals/ijmei/AlipourH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5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Classification of Arrhythmia in Electrocardiogram using EMD Based Features and Support Vector Machine with Margin Sampling.</text:p>
          </table:table-cell>
          <table:table-cell office:value-type="string" calcext:value-type="string">
            <text:p>http://dblp.org/rec/journals/ijcia/SuchethaK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5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Gk Based Fuzzy Clustering for the Diagnosis of Cardiac Arrhythmia.</text:p>
          </table:table-cell>
          <table:table-cell office:value-type="string" calcext:value-type="string">
            <text:p>http://dblp.org/rec/journals/ijcia/MehdiZBA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5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Artificial Intelligence Methods in Electrocardiogram and Electroencephalogram Data Clustering.</text:p>
          </table:table-cell>
          <table:table-cell office:value-type="string" calcext:value-type="string">
            <text:p>http://dblp.org/rec/journals/ijcia/BursaL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Human identification by quantifying similarity and dissimilarity in electrocardiogram phase space.</text:p>
          </table:table-cell>
          <table:table-cell office:value-type="string" calcext:value-type="string">
            <text:p>http://dblp.org/rec/journals/pr/FangC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Invariant trajectory classification of dynamical systems with a case study on ECG.</text:p>
          </table:table-cell>
          <table:table-cell office:value-type="string" calcext:value-type="string">
            <text:p>http://dblp.org/rec/journals/pr/NoponenKS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A two-stage mechanism for registration and classification of ECG using Gaussian mixture model.</text:p>
          </table:table-cell>
          <table:table-cell office:value-type="string" calcext:value-type="string">
            <text:p>http://dblp.org/rec/journals/pr/MartisCR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A chaos-based encryption technique to protect ECG packets for time critical telecardiology applications.</text:p>
          </table:table-cell>
          <table:table-cell office:value-type="string" calcext:value-type="string">
            <text:p>http://dblp.org/rec/journals/scn/SufiHKH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Polynomial distance measurement for ECG based biometric authentication.</text:p>
          </table:table-cell>
          <table:table-cell office:value-type="string" calcext:value-type="string">
            <text:p>http://dblp.org/rec/journals/scn/SufiKH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Enforcing secured ECG transmission for realtime telemonitoring: A joint encoding, compression, encryption mechanism.</text:p>
          </table:table-cell>
          <table:table-cell office:value-type="string" calcext:value-type="string">
            <text:p>http://dblp.org/rec/journals/scn/SufiK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Analysis of ECG signals Using Data-Adaptive Time Domain Filtering for Cardiovascular Disease Diagnosis.</text:p>
          </table:table-cell>
          <table:table-cell office:value-type="string" calcext:value-type="string">
            <text:p>http://dblp.org/rec/journals/aada/IslamDHM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Quantification of Respiratory Sinus Arrhythmia Using Hilbert-Huang Transform.</text:p>
          </table:table-cell>
          <table:table-cell office:value-type="string" calcext:value-type="string">
            <text:p>http://dblp.org/rec/journals/aada/KuoYH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Selection of Optimal Parameters for ECG Signal Smoothing and Baseline Drift Removal.</text:p>
          </table:table-cell>
          <table:table-cell office:value-type="string" calcext:value-type="string">
            <text:p>http://dblp.org/rec/journals/ccsecis/StanticJ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Classification of ECG Signals Using Extreme Learning Machine.</text:p>
          </table:table-cell>
          <table:table-cell office:value-type="string" calcext:value-type="string">
            <text:p>http://dblp.org/rec/journals/ccsecis/KarpagachelviAS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. J. Medical Informatics</text:p>
          </table:table-cell>
          <table:table-cell office:value-type="string" calcext:value-type="string">
            <text:p>A review of ECG storage formats.</text:p>
          </table:table-cell>
          <table:table-cell office:value-type="string" calcext:value-type="string">
            <text:p>http://dblp.org/rec/journals/ijmi/BondFNM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. J. Medical Informatics</text:p>
          </table:table-cell>
          <table:table-cell office:value-type="string" calcext:value-type="string">
            <text:p>Identifying QT prolongation from ECG impressions using a general-purpose Natural Language Processor.</text:p>
          </table:table-cell>
          <table:table-cell office:value-type="string" calcext:value-type="string">
            <text:p>http://dblp.org/rec/journals/ijmi/DennyMWAP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JBM</text:p>
          </table:table-cell>
          <table:table-cell office:value-type="string" calcext:value-type="string">
            <text:p>ECG modelling using wavelet networks: application to biometrics.</text:p>
          </table:table-cell>
          <table:table-cell office:value-type="string" calcext:value-type="string">
            <text:p>http://dblp.org/rec/journals/ijbm/ChantafNKK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JBM</text:p>
          </table:table-cell>
          <table:table-cell office:value-type="string" calcext:value-type="string">
            <text:p>A novel wavelet packet-based anti-spoofing technique to secure ECG data.</text:p>
          </table:table-cell>
          <table:table-cell office:value-type="string" calcext:value-type="string">
            <text:p>http://dblp.org/rec/journals/ijbm/SufiMK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MSTR</text:p>
          </table:table-cell>
          <table:table-cell office:value-type="string" calcext:value-type="string">
            <text:p>An mHealth System for Monitoring of Children with Suspected Cardiac Arrhythmias.</text:p>
          </table:table-cell>
          <table:table-cell office:value-type="string" calcext:value-type="string">
            <text:p>http://dblp.org/rec/journals/ijmstr/KyriacouHCMMKJ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MSTR</text:p>
          </table:table-cell>
          <table:table-cell office:value-type="string" calcext:value-type="string">
            <text:p>WBAN Based Long Term ECG Monitoring.</text:p>
          </table:table-cell>
          <table:table-cell office:value-type="string" calcext:value-type="string">
            <text:p>http://dblp.org/rec/journals/ijmstr/Rosu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nf. Sci.</text:p>
          </table:table-cell>
          <table:table-cell office:value-type="string" calcext:value-type="string">
            <text:p>A new neural network model based on the LVQ algorithm for multi-class classification of arrhythmias.</text:p>
          </table:table-cell>
          <table:table-cell office:value-type="string" calcext:value-type="string">
            <text:p>http://dblp.org/rec/journals/isci/MelinAVC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nf. Sci.</text:p>
          </table:table-cell>
          <table:table-cell office:value-type="string" calcext:value-type="string">
            <text:p>Personalized information encryption using ECG signals with chaotic functions.</text:p>
          </table:table-cell>
          <table:table-cell office:value-type="string" calcext:value-type="string">
            <text:p>http://dblp.org/rec/journals/isci/ChenLCL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Electrocardiogram Signal Compression with Reconstruction via Radial Basis Function Interpolation Based on the Vertex.</text:p>
          </table:table-cell>
          <table:table-cell office:value-type="string" calcext:value-type="string">
            <text:p>http://dblp.org/rec/journals/ijflis/RyuKKC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The Classification of Electrocardiograph Arrhythmia Patterns using Fuzzy Support Vector Machines.</text:p>
          </table:table-cell>
          <table:table-cell office:value-type="string" calcext:value-type="string">
            <text:p>http://dblp.org/rec/journals/ijflis/LeeAS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An ECG Monitoring and Analysis Method for Ubiquitous Healthcare System in WSN.</text:p>
          </table:table-cell>
          <table:table-cell office:value-type="string" calcext:value-type="string">
            <text:p>http://dblp.org/rec/journals/jicce/BhardwajLC0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A Combined QRS-complex and P-wave Detection in ECG Signal for Ubiquitous Healthcare System.</text:p>
          </table:table-cell>
          <table:table-cell office:value-type="string" calcext:value-type="string">
            <text:p>http://dblp.org/rec/journals/jicce/BhardwajLC07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IPS</text:p>
          </table:table-cell>
          <table:table-cell office:value-type="string" calcext:value-type="string">
            <text:p>A Feature Selection-based Ensemble Method for Arrhythmia Classification.</text:p>
          </table:table-cell>
          <table:table-cell office:value-type="string" calcext:value-type="string">
            <text:p>http://dblp.org/rec/journals/jips/NamsraiMLSNR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IPS</text:p>
          </table:table-cell>
          <table:table-cell office:value-type="string" calcext:value-type="string">
            <text:p>ECG Denoising by Modeling Wavelet Sub-Band Coefficients using Kernel Density Estimation.</text:p>
          </table:table-cell>
          <table:table-cell office:value-type="string" calcext:value-type="string">
            <text:p>http://dblp.org/rec/journals/jips/ArdhapurkarMG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oft Comput.</text:p>
          </table:table-cell>
          <table:table-cell office:value-type="string" calcext:value-type="string">
            <text:p>Feature elimination based random subspace ensembles learning for ECG arrhythmia diagnosis.</text:p>
          </table:table-cell>
          <table:table-cell office:value-type="string" calcext:value-type="string">
            <text:p>http://dblp.org/rec/journals/soco/JadhavNG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oft Comput.</text:p>
          </table:table-cell>
          <table:table-cell office:value-type="string" calcext:value-type="string">
            <text:p>An intelligent biological inspired evolutionary algorithm for the suppression of incubator interference in premature infants ECG.</text:p>
          </table:table-cell>
          <table:table-cell office:value-type="string" calcext:value-type="string">
            <text:p>http://dblp.org/rec/journals/soco/MahilR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T. Rough Sets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office:value-type="string" calcext:value-type="string">
            <text:p>http://dblp.org/rec/journals/trs/BazanBPBSD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T. Rough Sets</text:p>
          </table:table-cell>
          <table:table-cell office:value-type="string" calcext:value-type="string">
            <text:p>A Rough Set Based Approach for ECG Classification.</text:p>
          </table:table-cell>
          <table:table-cell office:value-type="string" calcext:value-type="string">
            <text:p>http://dblp.org/rec/journals/trs/MitraMC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d Hoc Networks</text:p>
          </table:table-cell>
          <table:table-cell office:value-type="string" calcext:value-type="string">
            <text:p>Robust medical ad hoc sensor networks (MASN) with wavelet-based ECG data mining.</text:p>
          </table:table-cell>
          <table:table-cell office:value-type="string" calcext:value-type="string">
            <text:p>http://dblp.org/rec/journals/adhoc/HuJCX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Ad-Hoc, Mobile and Wireless Networks (ADHOC-NOW)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nnales UMCS, Informatica</text:p>
          </table:table-cell>
          <table:table-cell office:value-type="string" calcext:value-type="string">
            <text:p>Mining of an electrocardiogram.</text:p>
          </table:table-cell>
          <table:table-cell office:value-type="string" calcext:value-type="string">
            <text:p>http://dblp.org/rec/journals/umcs/Markowska-KaczmarK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nnales UMCS, Informatica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plied Mathematics and Computer Science</text:p>
          </table:table-cell>
          <table:table-cell office:value-type="string" calcext:value-type="string">
            <text:p>Multiple neural network integration using a binary decision tree to improve the ECG signal recognition accuracy.</text:p>
          </table:table-cell>
          <table:table-cell office:value-type="string" calcext:value-type="string">
            <text:p>http://dblp.org/rec/journals/amcs/LinhPN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er Science, Applied Mathematics and Applications (ICCSAMA)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. J. Functional Informatics and Personalised Medicine</text:p>
          </table:table-cell>
          <table:table-cell office:value-type="string" calcext:value-type="string">
            <text:p>Hybrid Support Vector Machine for imbalanced data in multiclass arrhythmia classification.</text:p>
          </table:table-cell>
          <table:table-cell office:value-type="string" calcext:value-type="string">
            <text:p>http://dblp.org/rec/journals/ijfipm/JoshiCJ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nctional Informatics and Personalised Medicine (IJFIPM)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. J. Information Acquisition</text:p>
          </table:table-cell>
          <table:table-cell office:value-type="string" calcext:value-type="string">
            <text:p>Intelligent Diagnosis of Cardiovascular Diseases Utilizing ECG Signals.</text:p>
          </table:table-cell>
          <table:table-cell office:value-type="string" calcext:value-type="string">
            <text:p>http://dblp.org/rec/journals/ijia/YanLXLW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nformation Acquisition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JALR</text:p>
          </table:table-cell>
          <table:table-cell office:value-type="string" calcext:value-type="string">
            <text:p>An Integrated Statistical Process Control and Wavelet Transformation Model for Detecting QRS Complexes in ECG Signals.</text:p>
          </table:table-cell>
          <table:table-cell office:value-type="string" calcext:value-type="string">
            <text:p>http://dblp.org/rec/journals/ijalr/YangJ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Artificial Life Research (IJALR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JCAT</text:p>
          </table:table-cell>
          <table:table-cell office:value-type="string" calcext:value-type="string">
            <text:p>Heart arrhythmia classification using the prediction by partial matching algorithm.</text:p>
          </table:table-cell>
          <table:table-cell office:value-type="string" calcext:value-type="string">
            <text:p>http://dblp.org/rec/journals/ijcat/AndrezzaBB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er Aided Engineering and Technology (IJCAET)</text:p>
          </table:table-cell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JICT</text:p>
          </table:table-cell>
          <table:table-cell office:value-type="string" calcext:value-type="string">
            <text:p>Cognitive amalgam with a distributed fuzzy case-based reasoning system for an accurate cardiac arrhythmias diagnosis.</text:p>
          </table:table-cell>
          <table:table-cell office:value-type="string" calcext:value-type="string">
            <text:p>http://dblp.org/rec/journals/ijict/KhelassiC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CT Research and Development in Africa (IJICTRDA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JIMAI</text:p>
          </table:table-cell>
          <table:table-cell office:value-type="string" calcext:value-type="string">
            <text:p>Clasification Of Arrhythmic ECG Data Using Machine Learning Techniques.</text:p>
          </table:table-cell>
          <table:table-cell office:value-type="string" calcext:value-type="string">
            <text:p>http://dblp.org/rec/journals/ijimai/Abhinav-VishwaLDV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nteractive Multimedia and Artificial Intelligence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JKESDP</text:p>
          </table:table-cell>
          <table:table-cell office:value-type="string" calcext:value-type="string">
            <text:p>An integrated intelligent computing method for the detection and interpretation of ECG based cardiac diseases.</text:p>
          </table:table-cell>
          <table:table-cell office:value-type="string" calcext:value-type="string">
            <text:p>http://dblp.org/rec/journals/ijkesdp/PandeyM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Knowledge Engineering and Soft Data Paradigms (IJKESDP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MTIE</text:p>
          </table:table-cell>
          <table:table-cell office:value-type="string" calcext:value-type="string">
            <text:p>A Non-Linear Approach to ECG Signal Processing using Morphological Filters.</text:p>
          </table:table-cell>
          <table:table-cell office:value-type="string" calcext:value-type="string">
            <text:p>http://dblp.org/rec/journals/ijmtie/BhatejaVMU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n Measurement Technologies and Instrumentation Engineering (IJMTIE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JOE</text:p>
          </table:table-cell>
          <table:table-cell office:value-type="string" calcext:value-type="string">
            <text:p>Virtual Lab: Real-time Acquisition and Analysis of ECG Signal.</text:p>
          </table:table-cell>
          <table:table-cell office:value-type="string" calcext:value-type="string">
            <text:p>http://dblp.org/rec/journals/ijoe/KumarMK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Online Engineering (iJOE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IJRIS</text:p>
          </table:table-cell>
          <table:table-cell office:value-type="string" calcext:value-type="string">
            <text:p>Complex filters for the subtraction procedure for power-line interference removal from ECG.</text:p>
          </table:table-cell>
          <table:table-cell office:value-type="string" calcext:value-type="string">
            <text:p>http://dblp.org/rec/journals/ijris/Mihov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Reasoning-based Intelligent Systems (IJRI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JWMC</text:p>
          </table:table-cell>
          <table:table-cell office:value-type="string" calcext:value-type="string">
            <text:p>Compressed sensing-based method for electrocardiogram monitoring on wireless body sensor using binary matrix.</text:p>
          </table:table-cell>
          <table:table-cell office:value-type="string" calcext:value-type="string">
            <text:p>http://dblp.org/rec/journals/ijwmc/RenCHWX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Wireless and Mobile Computing (IJWMC)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nt. J. Adv. Comp. Techn.</text:p>
          </table:table-cell>
          <table:table-cell office:value-type="string" calcext:value-type="string">
            <text:p>Classification of Cardiac Arrhythmias using Biorthogonal Wavelets and Support Vector Machines.</text:p>
          </table:table-cell>
          <table:table-cell office:value-type="string" calcext:value-type="string">
            <text:p>http://dblp.org/rec/journals/ijact-aicit/AbibullaevKLA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Advancements in Computing Technology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Int. J. Hybrid Intell. Syst.</text:p>
          </table:table-cell>
          <table:table-cell office:value-type="string" calcext:value-type="string">
            <text:p>Hybrid Bijective soft set - Neural network for ECG arrhythmia classification.</text:p>
          </table:table-cell>
          <table:table-cell office:value-type="string" calcext:value-type="string">
            <text:p>http://dblp.org/rec/journals/ijhis/KumarI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ybrid Intelligent Systems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nt. J. Systems Science</text:p>
          </table:table-cell>
          <table:table-cell office:value-type="string" calcext:value-type="string">
            <text:p>Direct data compression of ECG signal for telemedicine.</text:p>
          </table:table-cell>
          <table:table-cell office:value-type="string" calcext:value-type="string">
            <text:p>http://dblp.org/rec/journals/ijsysc/KumarSG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4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J. Ambient Intelligence and Humanized Computing</text:p>
          </table:table-cell>
          <table:table-cell office:value-type="string" calcext:value-type="string">
            <text:p>Textile-based, contactless ECG monitoring for non-ICU clinical settings.</text:p>
          </table:table-cell>
          <table:table-cell office:value-type="string" calcext:value-type="string">
            <text:p>http://dblp.org/rec/journals/jaihc/ChamadiyaMWH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mbient Intelligence and Humanized Comput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. Information Security</text:p>
          </table:table-cell>
          <table:table-cell office:value-type="string" calcext:value-type="string">
            <text:p>Evaluation of Electrocardiogram for Biometric Authentication.</text:p>
          </table:table-cell>
          <table:table-cell office:value-type="string" calcext:value-type="string">
            <text:p>http://dblp.org/rec/journals/jisec/SinghS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ation Security Journal: A Global Perspectiv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J. Math. Model. Algorithms</text:p>
          </table:table-cell>
          <table:table-cell office:value-type="string" calcext:value-type="string">
            <text:p>Electrocardiogram Signal Compression Using Beta Wavelets.</text:p>
          </table:table-cell>
          <table:table-cell office:value-type="string" calcext:value-type="string">
            <text:p>http://dblp.org/rec/journals/jmma/KumarKP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Mathematical Modelling and Algorithms in Operations Research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. UCS</text:p>
          </table:table-cell>
          <table:table-cell office:value-type="string" calcext:value-type="string">
            <text:p>A New System Dedicated to Real-time Cardiac Arrhythmias Tele-assistance and Monitoring.</text:p>
          </table:table-cell>
          <table:table-cell office:value-type="string" calcext:value-type="string">
            <text:p>http://dblp.org/rec/journals/jucs/ZhouHGVP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JNIT</text:p>
          </table:table-cell>
          <table:table-cell office:value-type="string" calcext:value-type="string">
            <text:p>A Modified Run-Length Coding for the Realization of Wavelet-based ECG Data Compression System.</text:p>
          </table:table-cell>
          <table:table-cell office:value-type="string" calcext:value-type="string">
            <text:p>http://dblp.org/rec/journals/jnit/LeeHW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Next Generation Information Technology (JNIT)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ournal of Intelligent and Fuzzy Systems</text:p>
          </table:table-cell>
          <table:table-cell office:value-type="string" calcext:value-type="string">
            <text:p>Using feed forward neural network for electrocardiogram signal analysis in chaotic domain.</text:p>
          </table:table-cell>
          <table:table-cell office:value-type="string" calcext:value-type="string">
            <text:p>http://dblp.org/rec/journals/jifs/NejadKAM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Knowl.-Based Syst.</text:p>
          </table:table-cell>
          <table:table-cell office:value-type="string" calcext:value-type="string">
            <text:p>Characterization of ECG beats from cardiac arrhythmia using discrete cosine transform in PCA framework.</text:p>
          </table:table-cell>
          <table:table-cell office:value-type="string" calcext:value-type="string">
            <text:p>http://dblp.org/rec/journals/kbs/MartisALS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uropean Symposium on Validation and Verification of Knowledge Based Systems (EUROVAV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etMAHIB</text:p>
          </table:table-cell>
          <table:table-cell office:value-type="string" calcext:value-type="string">
            <text:p>Denoising of weak ECG signals by using wavelet analysis and fuzzy thresholding.</text:p>
          </table:table-cell>
          <table:table-cell office:value-type="string" calcext:value-type="string">
            <text:p>http://dblp.org/rec/journals/netmahib/UstundagGSA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etwork Modeling Analysis in Health Informatics and Bioinformatics</text:p>
          </table:table-cell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CIENCE CHINA Information Sciences</text:p>
          </table:table-cell>
          <table:table-cell office:value-type="string" calcext:value-type="string">
            <text:p>A low-complexity ECG processing algorithm based on the Haar wavelet transform for portable health-care devices.</text:p>
          </table:table-cell>
          <table:table-cell office:value-type="string" calcext:value-type="string">
            <text:p>http://dblp.org/rec/journals/chinaf/LiLZ0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CIENCE CHINA Information Sciences</text:p>
          </table:table-cell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IGARCH Computer Architecture News</text:p>
          </table:table-cell>
          <table:table-cell office:value-type="string" calcext:value-type="string">
            <text:p>A new non-exact Aho-Corasick framework for ECG classification.</text:p>
          </table:table-cell>
          <table:table-cell office:value-type="string" calcext:value-type="string">
            <text:p>http://dblp.org/rec/journals/sigarch/TsengZHLPIW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GARCH Computer Architecture News</text:p>
          </table:table-cell>
        </table:table-row>
        <table:table-row table:style-name="ro4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T. Mass-Data Analysis of Images and Signals</text:p>
          </table:table-cell>
          <table:table-cell office:value-type="string" calcext:value-type="string">
            <text:p>Microcanonical Processing Methodology for ECG and Intracardial Potential: Application to Atrial Fibrillation.</text:p>
          </table:table-cell>
          <table:table-cell office:value-type="string" calcext:value-type="string">
            <text:p>http://dblp.org/rec/journals/mda/PontHYDH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ransactions on Mass-Data Analysis of Images and Signal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Telecommunication Systems</text:p>
          </table:table-cell>
          <table:table-cell office:value-type="string" calcext:value-type="string">
            <text:p>Genetic algorithm and wavelet hybrid scheme for ECG signal denoising.</text:p>
          </table:table-cell>
          <table:table-cell office:value-type="string" calcext:value-type="string">
            <text:p>http://dblp.org/rec/journals/telsys/El-Dahshan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EEE/ACM International Symposium on Modeling, Analysis, and Simulation On Computer and Telecommunication Systems (MASCOTS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Wireless Sensor Network</text:p>
          </table:table-cell>
          <table:table-cell office:value-type="string" calcext:value-type="string">
            <text:p>Real-Time Automatic ECG Diagnosis Method Dedicated to Pervasive Cardiac Care.</text:p>
          </table:table-cell>
          <table:table-cell office:value-type="string" calcext:value-type="string">
            <text:p>http://dblp.org/rec/journals/wsn/ZhouHZ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FIP International Conference on Personal Wireless Communications (PWC)</text:p>
          </table:table-cell>
        </table:table-row>
        <table:table-row table:style-name="ro1" table:number-rows-repeated="1047804">
          <table:table-cell table:number-columns-repeated="7"/>
        </table:table-row>
        <table:table-row table:style-name="ro6" table:number-rows-repeated="79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692" table:display-filter-buttons="true">
          <table:filter>
            <table:filter-and>
              <table:filter-condition table:field-number="5" table:data-type="number" table:value="2" table:operator="&gt;="/>
              <table:filter-condition table:field-number="0" table:data-type="number" table:value="2011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5:20:34.660902678</meta:creation-date>
    <dc:date>2016-02-21T16:07:57.444728254</dc:date>
    <meta:editing-duration>PT36M42S</meta:editing-duration>
    <meta:editing-cycles>19</meta:editing-cycles>
    <meta:generator>LibreOffice/5.1.0.3$Linux_X86_64 LibreOffice_project/10m0$Build-3</meta:generator>
    <meta:document-statistic meta:table-count="1" meta:cell-count="4843" meta:object-count="0"/>
  </office:meta>
</office:document-meta>
</file>